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 svg:font-family="'Lohit Devanagari'" style:font-family-generic="roman"/>
    <style:font-face style:name="Noto Sans CJK SC" svg:font-family="'Noto Sans CJK SC'" style:font-family-generic="roman"/>
    <style:font-face style:name="Orkney Light1" svg:font-family="'Orkney Light'" style:font-family-generic="modern" style:font-pitch="variable"/>
    <style:font-face style:name="Orkney Light"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9.425in" style:rel-width="100%" fo:margin-left="-0.0014in" table:align="left"/>
    </style:style>
    <style:style style:name="Table1.A" style:family="table-column">
      <style:table-column-properties style:column-width="9.425in" style:rel-column-width="13688*"/>
    </style:style>
    <style:style style:name="Table1.A1" style:family="table-cell">
      <style:table-cell-properties fo:padding="0.0403in" fo:border="1pt solid #000000"/>
    </style:style>
    <style:style style:name="Table2" style:family="table">
      <style:table-properties style:width="9.525in" fo:margin-left="0in" table:align="left"/>
    </style:style>
    <style:style style:name="Table2.A" style:family="table-column">
      <style:table-column-properties style:column-width="2.0438in"/>
    </style:style>
    <style:style style:name="Table2.B" style:family="table-column">
      <style:table-column-properties style:column-width="4.0347in"/>
    </style:style>
    <style:style style:name="Table2.C" style:family="table-column">
      <style:table-column-properties style:column-width="3.4465in"/>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2.39" style:family="table-row">
      <style:table-row-properties style:min-row-height="1.1806in"/>
    </style:style>
    <style:style style:name="Table2.40" style:family="table-row">
      <style:table-row-properties style:min-row-height="0.0986in"/>
    </style:style>
    <style:style style:name="P1" style:family="paragraph" style:parent-style-name="Normal">
      <style:paragraph-properties fo:break-before="page"/>
    </style:style>
    <style:style style:name="P2" style:family="paragraph" style:parent-style-name="Normal_20__28_Web_29_">
      <style:paragraph-properties fo:text-align="center" style:justify-single-word="false"/>
    </style:style>
    <style:style style:name="P3" style:family="paragraph" style:parent-style-name="Normal_20__28_Web_29_">
      <style:paragraph-properties fo:margin-top="0.1945in" fo:margin-bottom="0in" style:contextual-spacing="false" fo:text-align="center" style:justify-single-word="false"/>
    </style:style>
    <style:style style:name="P4" style:family="paragraph" style:parent-style-name="Normal_20__28_Web_29_">
      <style:paragraph-properties fo:margin-top="0.1945in" fo:margin-bottom="0in" style:contextual-spacing="false" fo:text-align="center" style:justify-single-word="false"/>
      <style:text-properties style:font-name="Orkney Light1" fo:font-weight="bold" style:font-weight-asian="bold" style:font-weight-complex="bold"/>
    </style:style>
    <style:style style:name="P5" style:family="paragraph" style:parent-style-name="Normal_20__28_Web_29_">
      <style:paragraph-properties fo:margin-top="0.1945in" fo:margin-bottom="0in" style:contextual-spacing="false" fo:text-align="center" style:justify-single-word="false"/>
      <style:text-properties style:font-name="Orkney Light1" fo:language="id" fo:country="ID" fo:font-weight="bold" style:font-weight-asian="bold" style:font-weight-complex="bold"/>
    </style:style>
    <style:style style:name="P6" style:family="paragraph" style:parent-style-name="Normal_20__28_Web_29_">
      <style:paragraph-properties fo:margin-top="0.1945in" fo:margin-bottom="0in" style:contextual-spacing="false"/>
      <style:text-properties fo:language="id" fo:country="ID"/>
    </style:style>
    <style:style style:name="P7" style:family="paragraph" style:parent-style-name="Normal">
      <style:paragraph-properties fo:margin-top="0in" fo:margin-bottom="0.1in" style:contextual-spacing="false"/>
    </style:style>
    <style:style style:name="P8" style:family="paragraph" style:parent-style-name="Normal">
      <style:paragraph-properties fo:margin-top="0in" fo:margin-bottom="0.1in" style:contextual-spacing="false"/>
      <style:text-properties style:font-name="Orkney Light1" fo:font-size="12pt" style:font-name-asian="Times New Roman" style:font-size-asian="12pt" style:font-name-complex="Times New Roman" style:font-size-complex="12pt"/>
    </style:style>
    <style:style style:name="P9" style:family="paragraph" style:parent-style-name="Normal">
      <style:paragraph-properties fo:margin-top="0in" fo:margin-bottom="0in" style:contextual-spacing="false"/>
    </style:style>
    <style:style style:name="P10" style:family="paragraph" style:parent-style-name="Normal">
      <style:paragraph-properties fo:margin-top="0in" fo:margin-bottom="0in" style:contextual-spacing="false"/>
      <style:text-properties style:font-name="Times New Roman" fo:font-size="12pt" fo:language="id" fo:country="ID" style:font-name-asian="Times New Roman" style:font-size-asian="12pt" style:font-name-complex="Times New Roman" style:font-size-complex="12pt"/>
    </style:style>
    <style:style style:name="P11" style:family="paragraph" style:parent-style-name="Normal">
      <style:paragraph-properties fo:margin-top="0in" fo:margin-bottom="0in" style:contextual-spacing="false" fo:text-align="center" style:justify-single-word="false"/>
      <style:text-properties style:font-name="Orkney Light1" fo:font-size="12pt" fo:language="id" fo:country="ID" fo:font-weight="bold" style:font-size-asian="12pt" style:font-weight-asian="bold" style:font-size-complex="12pt"/>
    </style:style>
    <style:style style:name="P12" style:family="paragraph" style:parent-style-name="Normal">
      <style:paragraph-properties fo:margin-top="0in" fo:margin-bottom="0in" style:contextual-spacing="false" fo:line-height="100%"/>
      <style:text-properties style:font-name="Orkney Light1" fo:font-size="12pt" fo:language="id" fo:country="ID" fo:font-weight="bold" style:font-size-asian="12pt" style:font-weight-asian="bold" style:font-size-complex="12pt"/>
    </style:style>
    <style:style style:name="P13" style:family="paragraph" style:parent-style-name="Normal">
      <style:paragraph-properties fo:margin-top="0in" fo:margin-bottom="0in" style:contextual-spacing="false" fo:line-height="100%"/>
      <style:text-properties style:font-name="Orkney Light1" fo:font-size="12pt" fo:language="id" fo:country="ID" fo:font-weight="bold" officeooo:rsid="0035d8d6" officeooo:paragraph-rsid="0035d8d6" style:font-size-asian="12pt" style:font-weight-asian="bold" style:font-size-complex="12pt"/>
    </style:style>
    <style:style style:name="P14" style:family="paragraph" style:parent-style-name="Normal">
      <style:paragraph-properties fo:margin-top="0in" fo:margin-bottom="0in" style:contextual-spacing="false" fo:line-height="100%"/>
      <style:text-properties style:font-name="Orkney Light1" fo:font-size="12pt" fo:language="id" fo:country="ID" fo:font-weight="bold" officeooo:rsid="0035d8d6" officeooo:paragraph-rsid="00373e80" style:font-size-asian="12pt" style:font-weight-asian="bold" style:font-size-complex="12pt"/>
    </style:style>
    <style:style style:name="P15" style:family="paragraph" style:parent-style-name="Normal">
      <style:paragraph-properties fo:margin-top="0in" fo:margin-bottom="0in" style:contextual-spacing="false" fo:line-height="100%"/>
      <style:text-properties style:font-name="Orkney Light1" fo:font-size="12pt" fo:language="id" fo:country="ID" fo:font-weight="bold" officeooo:rsid="0035d8d6" officeooo:paragraph-rsid="00459423" style:font-size-asian="12pt" style:font-weight-asian="bold" style:font-size-complex="12pt"/>
    </style:style>
    <style:style style:name="P16" style:family="paragraph" style:parent-style-name="Normal">
      <style:paragraph-properties fo:margin-top="0in" fo:margin-bottom="0in" style:contextual-spacing="false" fo:line-height="100%"/>
      <style:text-properties style:font-name="Orkney Light1" fo:font-size="12pt" fo:language="id" fo:country="ID" fo:font-weight="bold" officeooo:rsid="00362ff1" officeooo:paragraph-rsid="00362ff1" style:font-size-asian="12pt" style:font-weight-asian="bold" style:font-size-complex="12pt"/>
    </style:style>
    <style:style style:name="P17" style:family="paragraph" style:parent-style-name="Normal">
      <style:paragraph-properties fo:margin-top="0in" fo:margin-bottom="0in" style:contextual-spacing="false" fo:line-height="100%"/>
      <style:text-properties style:font-name="Orkney Light1" fo:font-size="12pt" fo:language="id" fo:country="ID" fo:font-weight="bold" officeooo:rsid="00373e80" officeooo:paragraph-rsid="00373e80" style:font-size-asian="12pt" style:font-weight-asian="bold" style:font-size-complex="12pt"/>
    </style:style>
    <style:style style:name="P18"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48a2c4" style:font-size-asian="12pt" style:font-weight-asian="bold" style:font-size-complex="12pt"/>
    </style:style>
    <style:style style:name="P19"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4f5f60" style:font-size-asian="12pt" style:font-weight-asian="bold" style:font-size-complex="12pt"/>
    </style:style>
    <style:style style:name="P20"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513a18" style:font-size-asian="12pt" style:font-weight-asian="bold" style:font-size-complex="12pt"/>
    </style:style>
    <style:style style:name="P21"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708c04" style:font-size-asian="12pt" style:font-weight-asian="bold" style:font-size-complex="12pt"/>
    </style:style>
    <style:style style:name="P22"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903940" style:font-size-asian="12pt" style:font-weight-asian="bold" style:font-size-complex="12pt"/>
    </style:style>
    <style:style style:name="P23"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bd3240" style:font-size-asian="12pt" style:font-weight-asian="bold" style:font-size-complex="12pt"/>
    </style:style>
    <style:style style:name="P24"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be7a83" style:font-size-asian="12pt" style:font-weight-asian="bold" style:font-size-complex="12pt"/>
    </style:style>
    <style:style style:name="P25"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0ca56e6" style:font-size-asian="12pt" style:font-weight-asian="bold" style:font-size-complex="12pt"/>
    </style:style>
    <style:style style:name="P26"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10006b4" style:font-size-asian="12pt" style:font-weight-asian="bold" style:font-size-complex="12pt"/>
    </style:style>
    <style:style style:name="P27" style:family="paragraph" style:parent-style-name="Normal">
      <style:paragraph-properties fo:margin-top="0in" fo:margin-bottom="0in" style:contextual-spacing="false" fo:line-height="100%"/>
      <style:text-properties style:font-name="Orkney Light1" fo:font-size="12pt" fo:language="id" fo:country="ID" fo:font-weight="bold" officeooo:rsid="0048a2c4" officeooo:paragraph-rsid="0102df96" style:font-size-asian="12pt" style:font-weight-asian="bold" style:font-size-complex="12pt"/>
    </style:style>
    <style:style style:name="P28" style:family="paragraph" style:parent-style-name="Normal">
      <style:paragraph-properties fo:margin-top="0in" fo:margin-bottom="0in" style:contextual-spacing="false" fo:line-height="100%"/>
      <style:text-properties style:font-name="Orkney Light1" fo:font-size="12pt" fo:language="id" fo:country="ID" fo:font-weight="bold" officeooo:rsid="004e04cc" officeooo:paragraph-rsid="004e04cc" style:font-size-asian="12pt" style:font-weight-asian="bold" style:font-size-complex="12pt"/>
    </style:style>
    <style:style style:name="P29" style:family="paragraph" style:parent-style-name="Normal">
      <style:paragraph-properties fo:margin-top="0in" fo:margin-bottom="0in" style:contextual-spacing="false" fo:line-height="100%"/>
      <style:text-properties style:font-name="Orkney Light1" fo:font-size="12pt" fo:language="id" fo:country="ID" fo:font-weight="bold" officeooo:rsid="004e04cc" officeooo:paragraph-rsid="00513a18" style:font-size-asian="12pt" style:font-weight-asian="bold" style:font-size-complex="12pt"/>
    </style:style>
    <style:style style:name="P30" style:family="paragraph" style:parent-style-name="Normal">
      <style:paragraph-properties fo:margin-top="0in" fo:margin-bottom="0in" style:contextual-spacing="false" fo:line-height="100%"/>
      <style:text-properties style:font-name="Orkney Light1" fo:font-size="12pt" fo:language="id" fo:country="ID" fo:font-weight="bold" officeooo:rsid="004e04cc" officeooo:paragraph-rsid="00708c04" style:font-size-asian="12pt" style:font-weight-asian="bold" style:font-size-complex="12pt"/>
    </style:style>
    <style:style style:name="P31" style:family="paragraph" style:parent-style-name="Normal">
      <style:paragraph-properties fo:margin-top="0in" fo:margin-bottom="0in" style:contextual-spacing="false" fo:line-height="100%"/>
      <style:text-properties style:font-name="Orkney Light1" fo:font-size="12pt" fo:language="id" fo:country="ID" fo:font-weight="bold" officeooo:rsid="0071a1d3" officeooo:paragraph-rsid="0071a1d3" style:font-size-asian="12pt" style:font-weight-asian="bold" style:font-size-complex="12pt"/>
    </style:style>
    <style:style style:name="P32" style:family="paragraph" style:parent-style-name="Normal">
      <style:paragraph-properties fo:margin-top="0in" fo:margin-bottom="0in" style:contextual-spacing="false" fo:text-align="center" style:justify-single-word="false"/>
      <style:text-properties style:font-name="Orkney Light1" fo:font-size="12pt" fo:language="id" fo:country="ID" style:font-size-asian="12pt" style:font-size-complex="12pt"/>
    </style:style>
    <style:style style:name="P33" style:family="paragraph" style:parent-style-name="Normal">
      <style:paragraph-properties fo:margin-top="0in" fo:margin-bottom="0in" style:contextual-spacing="false" fo:line-height="100%"/>
      <style:text-properties style:font-name="Orkney Light1" fo:font-size="12pt" fo:language="id" fo:country="ID" style:font-size-asian="12pt" style:font-size-complex="12pt"/>
    </style:style>
    <style:style style:name="P34" style:family="paragraph" style:parent-style-name="Normal">
      <style:paragraph-properties fo:margin-top="0in" fo:margin-bottom="0in" style:contextual-spacing="false" fo:line-height="100%"/>
      <style:text-properties style:font-name="Orkney Light1" fo:font-size="12pt" fo:language="id" fo:country="ID" officeooo:paragraph-rsid="0030ba8a" style:font-size-asian="12pt" style:font-size-complex="12pt"/>
    </style:style>
    <style:style style:name="P35" style:family="paragraph" style:parent-style-name="Normal">
      <style:paragraph-properties fo:margin-top="0in" fo:margin-bottom="0in" style:contextual-spacing="false" fo:line-height="100%"/>
      <style:text-properties style:font-name="Orkney Light1" fo:font-size="12pt" fo:language="id" fo:country="ID" officeooo:rsid="003b0d03" officeooo:paragraph-rsid="014cacfa" style:font-size-asian="12pt" style:font-size-complex="12pt"/>
    </style:style>
    <style:style style:name="P36" style:family="paragraph" style:parent-style-name="Normal">
      <style:paragraph-properties fo:margin-top="0in" fo:margin-bottom="0in" style:contextual-spacing="false" fo:line-height="100%"/>
      <style:text-properties style:font-name="Orkney Light1" fo:font-size="12pt" fo:language="id" fo:country="ID" officeooo:rsid="00373e80" officeooo:paragraph-rsid="014cacfa" style:font-size-asian="12pt" style:font-size-complex="12pt"/>
    </style:style>
    <style:style style:name="P37" style:family="paragraph" style:parent-style-name="Normal">
      <style:paragraph-properties fo:margin-top="0in" fo:margin-bottom="0in" style:contextual-spacing="false" fo:line-height="100%"/>
      <style:text-properties style:font-name="Orkney Light1" fo:font-size="12pt" fo:language="id" fo:country="ID" officeooo:rsid="00373e80" officeooo:paragraph-rsid="00373e80" style:font-size-asian="12pt" style:font-size-complex="12pt"/>
    </style:style>
    <style:style style:name="P38" style:family="paragraph" style:parent-style-name="Normal">
      <style:paragraph-properties fo:margin-top="0in" fo:margin-bottom="0in" style:contextual-spacing="false" fo:line-height="100%"/>
      <style:text-properties style:font-name="Orkney Light1" fo:font-size="12pt" fo:language="id" fo:country="ID" officeooo:rsid="003b4e79" officeooo:paragraph-rsid="003b4e79" style:font-size-asian="12pt" style:font-size-complex="12pt"/>
    </style:style>
    <style:style style:name="P39" style:family="paragraph" style:parent-style-name="Normal">
      <style:paragraph-properties fo:margin-top="0in" fo:margin-bottom="0in" style:contextual-spacing="false" fo:line-height="100%"/>
      <style:text-properties style:font-name="Orkney Light1" fo:font-size="12pt" fo:language="id" fo:country="ID" officeooo:rsid="003cbaad" officeooo:paragraph-rsid="014cacfa" style:font-size-asian="12pt" style:font-size-complex="12pt"/>
    </style:style>
    <style:style style:name="P40" style:family="paragraph" style:parent-style-name="Normal">
      <style:paragraph-properties fo:margin-top="0in" fo:margin-bottom="0in" style:contextual-spacing="false" fo:text-align="center" style:justify-single-word="false"/>
      <style:text-properties style:font-name="Orkney Light1" fo:font-size="12pt" fo:language="id" fo:country="ID" fo:font-style="italic" style:font-size-asian="12pt" style:font-style-asian="italic" style:font-size-complex="12pt"/>
    </style:style>
    <style:style style:name="P41" style:family="paragraph" style:parent-style-name="Normal">
      <style:paragraph-properties fo:margin-top="0in" fo:margin-bottom="0in" style:contextual-spacing="false" fo:line-height="100%"/>
      <style:text-properties style:font-name="Orkney Light1" fo:font-size="12pt" fo:language="id" fo:country="ID" style:font-name-asian="Times New Roman" style:font-size-asian="12pt" style:font-name-complex="Times New Roman" style:font-size-complex="12pt"/>
    </style:style>
    <style:style style:name="P42" style:family="paragraph" style:parent-style-name="Normal">
      <style:paragraph-properties fo:margin-top="0in" fo:margin-bottom="0in" style:contextual-spacing="false" fo:line-height="100%"/>
    </style:style>
    <style:style style:name="P43" style:family="paragraph" style:parent-style-name="Normal">
      <style:paragraph-properties fo:margin-top="0in" fo:margin-bottom="0in" style:contextual-spacing="false" fo:line-height="100%"/>
      <style:text-properties officeooo:paragraph-rsid="0023434c"/>
    </style:style>
    <style:style style:name="P44" style:family="paragraph" style:parent-style-name="Normal">
      <style:paragraph-properties fo:margin-top="0in" fo:margin-bottom="0in" style:contextual-spacing="false" fo:line-height="100%"/>
      <style:text-properties officeooo:paragraph-rsid="0030ba8a"/>
    </style:style>
    <style:style style:name="P45" style:family="paragraph" style:parent-style-name="Normal">
      <style:paragraph-properties fo:margin-top="0in" fo:margin-bottom="0in" style:contextual-spacing="false" fo:line-height="100%"/>
      <style:text-properties officeooo:paragraph-rsid="018256fa"/>
    </style:style>
    <style:style style:name="P46" style:family="paragraph" style:parent-style-name="Normal">
      <style:paragraph-properties fo:margin-top="0in" fo:margin-bottom="0in" style:contextual-spacing="false" fo:line-height="100%"/>
      <style:text-properties officeooo:paragraph-rsid="0184d192"/>
    </style:style>
    <style:style style:name="P47" style:family="paragraph" style:parent-style-name="Normal">
      <style:paragraph-properties fo:margin-top="0in" fo:margin-bottom="0in" style:contextual-spacing="false" fo:line-height="100%"/>
      <style:text-properties officeooo:paragraph-rsid="0182ff9f"/>
    </style:style>
    <style:style style:name="P48" style:family="paragraph" style:parent-style-name="Normal">
      <style:paragraph-properties fo:margin-top="0in" fo:margin-bottom="0in" style:contextual-spacing="false" fo:line-height="100%"/>
      <style:text-properties officeooo:paragraph-rsid="01cff151"/>
    </style:style>
    <style:style style:name="P49" style:family="paragraph" style:parent-style-name="Normal">
      <style:paragraph-properties fo:margin-top="0in" fo:margin-bottom="0in" style:contextual-spacing="false" fo:line-height="100%"/>
      <style:text-properties officeooo:paragraph-rsid="01e69bdf"/>
    </style:style>
    <style:style style:name="P50" style:family="paragraph" style:parent-style-name="Normal">
      <style:paragraph-properties fo:margin-top="0in" fo:margin-bottom="0in" style:contextual-spacing="false" fo:line-height="100%"/>
      <style:text-properties officeooo:paragraph-rsid="01eca0d6"/>
    </style:style>
    <style:style style:name="P51" style:family="paragraph" style:parent-style-name="Normal">
      <style:paragraph-properties fo:margin-top="0in" fo:margin-bottom="0in" style:contextual-spacing="false" fo:line-height="100%"/>
      <style:text-properties officeooo:paragraph-rsid="01eeb981"/>
    </style:style>
    <style:style style:name="P52" style:family="paragraph" style:parent-style-name="Normal">
      <style:paragraph-properties fo:margin-top="0in" fo:margin-bottom="0in" style:contextual-spacing="false" fo:line-height="100%"/>
      <style:text-properties style:font-name="Orkney Light" fo:font-size="12pt" fo:language="id" fo:country="ID" fo:font-weight="bold" officeooo:rsid="00435c81" officeooo:paragraph-rsid="00435c81" style:font-size-asian="12pt" style:font-weight-asian="bold" style:font-size-complex="12pt"/>
    </style:style>
    <style:style style:name="P53" style:family="paragraph" style:parent-style-name="Normal">
      <style:paragraph-properties fo:margin-top="0in" fo:margin-bottom="0in" style:contextual-spacing="false" fo:line-height="100%"/>
      <style:text-properties style:font-name="Orkney Light" fo:font-size="12pt" fo:language="id" fo:country="ID" fo:font-weight="bold" officeooo:rsid="008cc58d" officeooo:paragraph-rsid="008cc58d" style:font-size-asian="12pt" style:font-weight-asian="bold" style:font-size-complex="12pt"/>
    </style:style>
    <style:style style:name="P54" style:family="paragraph" style:parent-style-name="Normal">
      <style:paragraph-properties fo:margin-top="0in" fo:margin-bottom="0in" style:contextual-spacing="false" fo:line-height="100%"/>
      <style:text-properties style:font-name="Orkney Light" fo:font-size="12pt" fo:language="id" fo:country="ID" fo:font-weight="bold" officeooo:rsid="0071a1d3" officeooo:paragraph-rsid="0071a1d3" style:font-size-asian="12pt" style:font-weight-asian="bold" style:font-size-complex="12pt"/>
    </style:style>
    <style:style style:name="P55"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76448f" style:font-size-asian="12pt" style:font-weight-asian="bold" style:font-size-complex="12pt"/>
    </style:style>
    <style:style style:name="P56"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8e737f" style:font-size-asian="12pt" style:font-weight-asian="bold" style:font-size-complex="12pt"/>
    </style:style>
    <style:style style:name="P57"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9443fd" style:font-size-asian="12pt" style:font-weight-asian="bold" style:font-size-complex="12pt"/>
    </style:style>
    <style:style style:name="P58"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a719aa" style:font-size-asian="12pt" style:font-weight-asian="bold" style:font-size-complex="12pt"/>
    </style:style>
    <style:style style:name="P59"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aff837" style:font-size-asian="12pt" style:font-weight-asian="bold" style:font-size-complex="12pt"/>
    </style:style>
    <style:style style:name="P60"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b123aa" style:font-size-asian="12pt" style:font-weight-asian="bold" style:font-size-complex="12pt"/>
    </style:style>
    <style:style style:name="P61"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be647e" style:font-size-asian="12pt" style:font-weight-asian="bold" style:font-size-complex="12pt"/>
    </style:style>
    <style:style style:name="P62"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c07884" style:font-size-asian="12pt" style:font-weight-asian="bold" style:font-size-complex="12pt"/>
    </style:style>
    <style:style style:name="P63"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c2700a" style:font-size-asian="12pt" style:font-weight-asian="bold" style:font-size-complex="12pt"/>
    </style:style>
    <style:style style:name="P64"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c87ab0" style:font-size-asian="12pt" style:font-weight-asian="bold" style:font-size-complex="12pt"/>
    </style:style>
    <style:style style:name="P65"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cc00f1" style:font-size-asian="12pt" style:font-weight-asian="bold" style:font-size-complex="12pt"/>
    </style:style>
    <style:style style:name="P66"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d0982e" style:font-size-asian="12pt" style:font-weight-asian="bold" style:font-size-complex="12pt"/>
    </style:style>
    <style:style style:name="P67"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e3f955" style:font-size-asian="12pt" style:font-weight-asian="bold" style:font-size-complex="12pt"/>
    </style:style>
    <style:style style:name="P68"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ed6e5f" style:font-size-asian="12pt" style:font-weight-asian="bold" style:font-size-complex="12pt"/>
    </style:style>
    <style:style style:name="P69"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ede422" style:font-size-asian="12pt" style:font-weight-asian="bold" style:font-size-complex="12pt"/>
    </style:style>
    <style:style style:name="P70"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eef1ba" style:font-size-asian="12pt" style:font-weight-asian="bold" style:font-size-complex="12pt"/>
    </style:style>
    <style:style style:name="P71"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efc3dc" style:font-size-asian="12pt" style:font-weight-asian="bold" style:font-size-complex="12pt"/>
    </style:style>
    <style:style style:name="P72"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f33e04" style:font-size-asian="12pt" style:font-weight-asian="bold" style:font-size-complex="12pt"/>
    </style:style>
    <style:style style:name="P73"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0feda0e" style:font-size-asian="12pt" style:font-weight-asian="bold" style:font-size-complex="12pt"/>
    </style:style>
    <style:style style:name="P74"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1003f19" style:font-size-asian="12pt" style:font-weight-asian="bold" style:font-size-complex="12pt"/>
    </style:style>
    <style:style style:name="P75"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1025225" style:font-size-asian="12pt" style:font-weight-asian="bold" style:font-size-complex="12pt"/>
    </style:style>
    <style:style style:name="P76"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102df96" style:font-size-asian="12pt" style:font-weight-asian="bold" style:font-size-complex="12pt"/>
    </style:style>
    <style:style style:name="P77"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108e8e8" style:font-size-asian="12pt" style:font-weight-asian="bold" style:font-size-complex="12pt"/>
    </style:style>
    <style:style style:name="P78" style:family="paragraph" style:parent-style-name="Normal">
      <style:paragraph-properties fo:margin-top="0in" fo:margin-bottom="0in" style:contextual-spacing="false" fo:line-height="100%"/>
      <style:text-properties style:font-name="Orkney Light" fo:font-size="12pt" fo:language="id" fo:country="ID" fo:font-weight="bold" officeooo:rsid="0076448f" officeooo:paragraph-rsid="010c8c29" style:font-size-asian="12pt" style:font-weight-asian="bold" style:font-size-complex="12pt"/>
    </style:style>
    <style:style style:name="P79"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889047" style:font-size-asian="12pt" style:font-weight-asian="bold" style:font-size-complex="12pt"/>
    </style:style>
    <style:style style:name="P80"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8fddd7" style:font-size-asian="12pt" style:font-weight-asian="bold" style:font-size-complex="12pt"/>
    </style:style>
    <style:style style:name="P81"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903940" style:font-size-asian="12pt" style:font-weight-asian="bold" style:font-size-complex="12pt"/>
    </style:style>
    <style:style style:name="P82"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963306" style:font-size-asian="12pt" style:font-weight-asian="bold" style:font-size-complex="12pt"/>
    </style:style>
    <style:style style:name="P83"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af3f62" style:font-size-asian="12pt" style:font-weight-asian="bold" style:font-size-complex="12pt"/>
    </style:style>
    <style:style style:name="P84"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b0862e" style:font-size-asian="12pt" style:font-weight-asian="bold" style:font-size-complex="12pt"/>
    </style:style>
    <style:style style:name="P85"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c2700a" style:font-size-asian="12pt" style:font-weight-asian="bold" style:font-size-complex="12pt"/>
    </style:style>
    <style:style style:name="P86"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ede422" style:font-size-asian="12pt" style:font-weight-asian="bold" style:font-size-complex="12pt"/>
    </style:style>
    <style:style style:name="P87"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eef1ba" style:font-size-asian="12pt" style:font-weight-asian="bold" style:font-size-complex="12pt"/>
    </style:style>
    <style:style style:name="P88"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0f33e04" style:font-size-asian="12pt" style:font-weight-asian="bold" style:font-size-complex="12pt"/>
    </style:style>
    <style:style style:name="P89" style:family="paragraph" style:parent-style-name="Normal">
      <style:paragraph-properties fo:margin-top="0in" fo:margin-bottom="0in" style:contextual-spacing="false" fo:line-height="100%"/>
      <style:text-properties style:font-name="Orkney Light" fo:font-size="12pt" fo:language="id" fo:country="ID" fo:font-weight="bold" officeooo:rsid="00889047" officeooo:paragraph-rsid="01072ead" style:font-size-asian="12pt" style:font-weight-asian="bold" style:font-size-complex="12pt"/>
    </style:style>
    <style:style style:name="P90" style:family="paragraph" style:parent-style-name="Normal">
      <style:paragraph-properties fo:margin-top="0in" fo:margin-bottom="0in" style:contextual-spacing="false" fo:line-height="100%"/>
      <style:text-properties style:font-name="Orkney Light" fo:font-size="12pt" fo:language="id" fo:country="ID" officeooo:rsid="003cbaad" officeooo:paragraph-rsid="003cbaad" style:font-size-asian="12pt" style:font-size-complex="12pt"/>
    </style:style>
    <style:style style:name="P91" style:family="paragraph" style:parent-style-name="Normal">
      <style:paragraph-properties fo:margin-top="0in" fo:margin-bottom="0in" style:contextual-spacing="false" fo:line-height="100%"/>
      <style:text-properties style:font-name="Orkney Light" fo:font-size="12pt" fo:language="id" fo:country="ID" style:font-size-asian="12pt" style:font-size-complex="12pt"/>
    </style:style>
    <style:style style:name="P92" style:family="paragraph" style:parent-style-name="Normal">
      <style:paragraph-properties fo:margin-top="0in" fo:margin-bottom="0in" style:contextual-spacing="false" fo:line-height="100%"/>
      <style:text-properties style:font-name="Orkney Light" fo:font-size="12pt" fo:language="id" fo:country="ID" officeooo:paragraph-rsid="011b0af7" style:font-size-asian="12pt" style:font-size-complex="12pt"/>
    </style:style>
    <style:style style:name="P93" style:family="paragraph" style:parent-style-name="Normal">
      <style:paragraph-properties fo:margin-top="0in" fo:margin-bottom="0in" style:contextual-spacing="false" fo:line-height="100%"/>
      <style:text-properties style:font-name="Orkney Light" fo:font-size="12pt" fo:language="id" fo:country="ID" officeooo:rsid="008cc58d" officeooo:paragraph-rsid="008cc58d" style:font-size-asian="12pt" style:font-size-complex="12pt"/>
    </style:style>
    <style:style style:name="P94" style:family="paragraph" style:parent-style-name="Normal">
      <style:paragraph-properties fo:margin-top="0in" fo:margin-bottom="0in" style:contextual-spacing="false" fo:line-height="100%"/>
      <style:text-properties style:font-name="Orkney Light" fo:font-size="12pt" fo:language="id" fo:country="ID" officeooo:rsid="00459423" officeooo:paragraph-rsid="00459423" style:font-size-asian="12pt" style:font-size-complex="12pt"/>
    </style:style>
    <style:style style:name="P95" style:family="paragraph" style:parent-style-name="Normal">
      <style:paragraph-properties fo:margin-top="0in" fo:margin-bottom="0in" style:contextual-spacing="false" fo:line-height="100%"/>
      <style:text-properties style:font-name="Orkney Light" fo:font-size="12pt" fo:language="id" fo:country="ID" officeooo:rsid="0048a2c4" officeooo:paragraph-rsid="0048a2c4" style:font-size-asian="12pt" style:font-size-complex="12pt"/>
    </style:style>
    <style:style style:name="P96" style:family="paragraph" style:parent-style-name="Normal">
      <style:paragraph-properties fo:margin-top="0in" fo:margin-bottom="0in" style:contextual-spacing="false" fo:line-height="100%"/>
      <style:text-properties style:font-name="Orkney Light" fo:font-size="12pt" fo:language="id" fo:country="ID" officeooo:rsid="004dcbc9" officeooo:paragraph-rsid="004dcbc9" style:font-size-asian="12pt" style:font-size-complex="12pt"/>
    </style:style>
    <style:style style:name="P97" style:family="paragraph" style:parent-style-name="Normal">
      <style:paragraph-properties fo:margin-top="0in" fo:margin-bottom="0in" style:contextual-spacing="false" fo:line-height="100%"/>
      <style:text-properties style:font-name="Orkney Light" fo:font-size="12pt" fo:language="id" fo:country="ID" officeooo:rsid="0074ee12" officeooo:paragraph-rsid="0074ee12" style:font-size-asian="12pt" style:font-size-complex="12pt"/>
    </style:style>
    <style:style style:name="P98" style:family="paragraph" style:parent-style-name="Normal">
      <style:paragraph-properties fo:margin-top="0in" fo:margin-bottom="0in" style:contextual-spacing="false" fo:line-height="100%"/>
      <style:text-properties style:font-name="Orkney Light" fo:font-size="12pt" fo:language="id" fo:country="ID" officeooo:rsid="008bf5f1" officeooo:paragraph-rsid="008bf5f1" style:font-size-asian="12pt" style:font-size-complex="12pt"/>
    </style:style>
    <style:style style:name="P99" style:family="paragraph" style:parent-style-name="Normal">
      <style:paragraph-properties fo:margin-top="0in" fo:margin-bottom="0in" style:contextual-spacing="false" fo:line-height="100%"/>
      <style:text-properties style:font-name="Orkney Light" fo:font-size="12pt" fo:language="id" fo:country="ID" officeooo:rsid="008e737f" officeooo:paragraph-rsid="008e737f" style:font-size-asian="12pt" style:font-size-complex="12pt"/>
    </style:style>
    <style:style style:name="P100" style:family="paragraph" style:parent-style-name="Normal">
      <style:paragraph-properties fo:margin-top="0in" fo:margin-bottom="0in" style:contextual-spacing="false" fo:line-height="100%"/>
      <style:text-properties style:font-name="Orkney Light" fo:font-size="12pt" fo:language="id" fo:country="ID" officeooo:rsid="008ffc14" officeooo:paragraph-rsid="008ffc14" style:font-size-asian="12pt" style:font-size-complex="12pt"/>
    </style:style>
    <style:style style:name="P101" style:family="paragraph" style:parent-style-name="Normal">
      <style:paragraph-properties fo:margin-top="0in" fo:margin-bottom="0in" style:contextual-spacing="false" fo:line-height="100%"/>
      <style:text-properties style:font-name="Orkney Light" fo:font-size="12pt" fo:language="id" fo:country="ID" officeooo:rsid="012850c8" officeooo:paragraph-rsid="012850c8" style:font-size-asian="12pt" style:font-size-complex="12pt"/>
    </style:style>
    <style:style style:name="P102" style:family="paragraph" style:parent-style-name="Normal">
      <style:paragraph-properties fo:margin-top="0in" fo:margin-bottom="0in" style:contextual-spacing="false" fo:line-height="100%"/>
      <style:text-properties style:font-name="Orkney Light" fo:font-size="12pt" fo:language="id" fo:country="ID" officeooo:rsid="00903940" officeooo:paragraph-rsid="00903940" style:font-size-asian="12pt" style:font-size-complex="12pt"/>
    </style:style>
    <style:style style:name="P103" style:family="paragraph" style:parent-style-name="Normal">
      <style:paragraph-properties fo:margin-top="0in" fo:margin-bottom="0in" style:contextual-spacing="false" fo:line-height="100%"/>
      <style:text-properties style:font-name="Orkney Light" fo:font-size="12pt" fo:language="id" fo:country="ID" officeooo:rsid="00963306" officeooo:paragraph-rsid="00963306" style:font-size-asian="12pt" style:font-size-complex="12pt"/>
    </style:style>
    <style:style style:name="P104" style:family="paragraph" style:parent-style-name="Normal">
      <style:paragraph-properties fo:margin-top="0in" fo:margin-bottom="0in" style:contextual-spacing="false" fo:line-height="100%"/>
      <style:text-properties style:font-name="Orkney Light" fo:font-size="12pt" fo:language="id" fo:country="ID" officeooo:rsid="0097c4f0" officeooo:paragraph-rsid="009e5e9f" style:font-size-asian="12pt" style:font-size-complex="12pt"/>
    </style:style>
    <style:style style:name="P105" style:family="paragraph" style:parent-style-name="Normal">
      <style:paragraph-properties fo:margin-top="0in" fo:margin-bottom="0in" style:contextual-spacing="false" fo:line-height="100%"/>
      <style:text-properties style:font-name="Orkney Light" fo:font-size="12pt" fo:language="id" fo:country="ID" officeooo:rsid="009e5e9f" officeooo:paragraph-rsid="009e5e9f" style:font-size-asian="12pt" style:font-size-complex="12pt"/>
    </style:style>
    <style:style style:name="P106" style:family="paragraph" style:parent-style-name="Normal">
      <style:paragraph-properties fo:margin-top="0in" fo:margin-bottom="0in" style:contextual-spacing="false" fo:line-height="100%"/>
      <style:text-properties style:font-name="Orkney Light" fo:font-size="12pt" fo:language="id" fo:country="ID" officeooo:rsid="009f957b" officeooo:paragraph-rsid="009e5e9f" style:font-size-asian="12pt" style:font-size-complex="12pt"/>
    </style:style>
    <style:style style:name="P107" style:family="paragraph" style:parent-style-name="Normal">
      <style:paragraph-properties fo:margin-top="0in" fo:margin-bottom="0in" style:contextual-spacing="false" fo:line-height="100%"/>
      <style:text-properties style:font-name="Orkney Light" fo:font-size="12pt" fo:language="id" fo:country="ID" officeooo:rsid="00a7a523" officeooo:paragraph-rsid="00a7a523" style:font-size-asian="12pt" style:font-size-complex="12pt"/>
    </style:style>
    <style:style style:name="P108" style:family="paragraph" style:parent-style-name="Normal">
      <style:paragraph-properties fo:margin-top="0in" fo:margin-bottom="0in" style:contextual-spacing="false" fo:line-height="100%"/>
      <style:text-properties style:font-name="Orkney Light" fo:font-size="12pt" fo:language="id" fo:country="ID" officeooo:rsid="00aff837" officeooo:paragraph-rsid="0129ed68" style:font-size-asian="12pt" style:font-size-complex="12pt"/>
    </style:style>
    <style:style style:name="P109" style:family="paragraph" style:parent-style-name="Normal">
      <style:paragraph-properties fo:margin-top="0in" fo:margin-bottom="0in" style:contextual-spacing="false" fo:line-height="100%"/>
      <style:text-properties style:font-name="Orkney Light" fo:font-size="12pt" fo:language="id" fo:country="ID" officeooo:rsid="00b1e3b2" officeooo:paragraph-rsid="0129ed68" style:font-size-asian="12pt" style:font-size-complex="12pt"/>
    </style:style>
    <style:style style:name="P110" style:family="paragraph" style:parent-style-name="Normal">
      <style:paragraph-properties fo:margin-top="0in" fo:margin-bottom="0in" style:contextual-spacing="false" fo:line-height="100%"/>
      <style:text-properties style:font-name="Orkney Light" fo:font-size="12pt" fo:language="id" fo:country="ID" officeooo:rsid="00b123aa" officeooo:paragraph-rsid="00b123aa" style:font-size-asian="12pt" style:font-size-complex="12pt"/>
    </style:style>
    <style:style style:name="P111" style:family="paragraph" style:parent-style-name="Normal">
      <style:paragraph-properties fo:margin-top="0in" fo:margin-bottom="0in" style:contextual-spacing="false" fo:line-height="100%"/>
      <style:text-properties style:font-name="Orkney Light" fo:font-size="12pt" fo:language="id" fo:country="ID" officeooo:rsid="00b44865" officeooo:paragraph-rsid="00b74ea8" style:font-size-asian="12pt" style:font-size-complex="12pt"/>
    </style:style>
    <style:style style:name="P112" style:family="paragraph" style:parent-style-name="Normal">
      <style:paragraph-properties fo:margin-top="0in" fo:margin-bottom="0in" style:contextual-spacing="false" fo:line-height="100%"/>
      <style:text-properties style:font-name="Orkney Light" fo:font-size="12pt" fo:language="id" fo:country="ID" officeooo:rsid="00b9cb18" officeooo:paragraph-rsid="00b74ea8" style:font-size-asian="12pt" style:font-size-complex="12pt"/>
    </style:style>
    <style:style style:name="P113" style:family="paragraph" style:parent-style-name="Normal">
      <style:paragraph-properties fo:margin-top="0in" fo:margin-bottom="0in" style:contextual-spacing="false" fo:line-height="100%"/>
      <style:text-properties style:font-name="Orkney Light" fo:font-size="12pt" fo:language="id" fo:country="ID" officeooo:rsid="00be647e" officeooo:paragraph-rsid="014cacfa" style:font-size-asian="12pt" style:font-size-complex="12pt"/>
    </style:style>
    <style:style style:name="P114" style:family="paragraph" style:parent-style-name="Normal">
      <style:paragraph-properties fo:margin-top="0in" fo:margin-bottom="0in" style:contextual-spacing="false" fo:line-height="100%"/>
      <style:text-properties style:font-name="Orkney Light" fo:font-size="12pt" fo:language="id" fo:country="ID" officeooo:rsid="00be647e" officeooo:paragraph-rsid="00be647e" style:font-size-asian="12pt" style:font-size-complex="12pt"/>
    </style:style>
    <style:style style:name="P115" style:family="paragraph" style:parent-style-name="Normal">
      <style:paragraph-properties fo:margin-top="0in" fo:margin-bottom="0in" style:contextual-spacing="false" fo:line-height="100%"/>
      <style:text-properties style:font-name="Orkney Light" fo:font-size="12pt" fo:language="id" fo:country="ID" officeooo:rsid="00be7a83" officeooo:paragraph-rsid="00be7a83" style:font-size-asian="12pt" style:font-size-complex="12pt"/>
    </style:style>
    <style:style style:name="P116" style:family="paragraph" style:parent-style-name="Normal">
      <style:paragraph-properties fo:margin-top="0in" fo:margin-bottom="0in" style:contextual-spacing="false" fo:line-height="100%"/>
      <style:text-properties style:font-name="Orkney Light" fo:font-size="12pt" fo:language="id" fo:country="ID" officeooo:rsid="00c07884" officeooo:paragraph-rsid="00c07884" style:font-size-asian="12pt" style:font-size-complex="12pt"/>
    </style:style>
    <style:style style:name="P117" style:family="paragraph" style:parent-style-name="Normal">
      <style:paragraph-properties fo:margin-top="0in" fo:margin-bottom="0in" style:contextual-spacing="false" fo:line-height="100%"/>
      <style:text-properties style:font-name="Orkney Light" fo:font-size="12pt" fo:language="id" fo:country="ID" officeooo:rsid="00c2700a" officeooo:paragraph-rsid="00c2700a" style:font-size-asian="12pt" style:font-size-complex="12pt"/>
    </style:style>
    <style:style style:name="P118" style:family="paragraph" style:parent-style-name="Normal">
      <style:paragraph-properties fo:margin-top="0in" fo:margin-bottom="0in" style:contextual-spacing="false" fo:line-height="100%"/>
      <style:text-properties style:font-name="Orkney Light" fo:font-size="12pt" fo:language="id" fo:country="ID" officeooo:rsid="00c87ab0" officeooo:paragraph-rsid="00c87ab0" style:font-size-asian="12pt" style:font-size-complex="12pt"/>
    </style:style>
    <style:style style:name="P119" style:family="paragraph" style:parent-style-name="Normal">
      <style:paragraph-properties fo:margin-top="0in" fo:margin-bottom="0in" style:contextual-spacing="false" fo:line-height="100%"/>
      <style:text-properties style:font-name="Orkney Light" fo:font-size="12pt" fo:language="id" fo:country="ID" officeooo:rsid="00c90882" officeooo:paragraph-rsid="00c90882" style:font-size-asian="12pt" style:font-size-complex="12pt"/>
    </style:style>
    <style:style style:name="P120" style:family="paragraph" style:parent-style-name="Normal">
      <style:paragraph-properties fo:margin-top="0in" fo:margin-bottom="0in" style:contextual-spacing="false" fo:line-height="100%"/>
      <style:text-properties style:font-name="Orkney Light" fo:font-size="12pt" fo:language="id" fo:country="ID" officeooo:rsid="00ccce17" officeooo:paragraph-rsid="00ccce17" style:font-size-asian="12pt" style:font-size-complex="12pt"/>
    </style:style>
    <style:style style:name="P121" style:family="paragraph" style:parent-style-name="Normal">
      <style:paragraph-properties fo:margin-top="0in" fo:margin-bottom="0in" style:contextual-spacing="false" fo:line-height="100%"/>
      <style:text-properties style:font-name="Orkney Light" fo:font-size="12pt" fo:language="id" fo:country="ID" officeooo:rsid="00cef61d" officeooo:paragraph-rsid="00cef61d" style:font-size-asian="12pt" style:font-size-complex="12pt"/>
    </style:style>
    <style:style style:name="P122" style:family="paragraph" style:parent-style-name="Normal">
      <style:paragraph-properties fo:margin-top="0in" fo:margin-bottom="0in" style:contextual-spacing="false" fo:line-height="100%"/>
      <style:text-properties style:font-name="Orkney Light" fo:font-size="12pt" fo:language="id" fo:country="ID" officeooo:rsid="00d049e1" officeooo:paragraph-rsid="00d049e1" style:font-size-asian="12pt" style:font-size-complex="12pt"/>
    </style:style>
    <style:style style:name="P123" style:family="paragraph" style:parent-style-name="Normal">
      <style:paragraph-properties fo:margin-top="0in" fo:margin-bottom="0in" style:contextual-spacing="false" fo:line-height="100%"/>
      <style:text-properties style:font-name="Orkney Light" fo:font-size="12pt" fo:language="id" fo:country="ID" officeooo:rsid="00d0982e" officeooo:paragraph-rsid="014cacfa" style:font-size-asian="12pt" style:font-size-complex="12pt"/>
    </style:style>
    <style:style style:name="P124" style:family="paragraph" style:parent-style-name="Normal">
      <style:paragraph-properties fo:margin-top="0in" fo:margin-bottom="0in" style:contextual-spacing="false" fo:line-height="100%"/>
      <style:text-properties style:font-name="Orkney Light" fo:font-size="12pt" fo:language="id" fo:country="ID" officeooo:rsid="00d29aaa" officeooo:paragraph-rsid="00d29aaa" style:font-size-asian="12pt" style:font-size-complex="12pt"/>
    </style:style>
    <style:style style:name="P125" style:family="paragraph" style:parent-style-name="Normal">
      <style:paragraph-properties fo:margin-top="0in" fo:margin-bottom="0in" style:contextual-spacing="false" fo:line-height="100%"/>
      <style:text-properties style:font-name="Orkney Light" fo:font-size="12pt" fo:language="id" fo:country="ID" officeooo:rsid="00e143fe" officeooo:paragraph-rsid="00e143fe" style:font-size-asian="12pt" style:font-size-complex="12pt"/>
    </style:style>
    <style:style style:name="P126" style:family="paragraph" style:parent-style-name="Normal">
      <style:paragraph-properties fo:margin-top="0in" fo:margin-bottom="0in" style:contextual-spacing="false" fo:line-height="100%"/>
      <style:text-properties style:font-name="Orkney Light" fo:font-size="12pt" fo:language="id" fo:country="ID" officeooo:rsid="00e3f955" officeooo:paragraph-rsid="014cacfa" style:font-size-asian="12pt" style:font-size-complex="12pt"/>
    </style:style>
    <style:style style:name="P127" style:family="paragraph" style:parent-style-name="Normal">
      <style:paragraph-properties fo:margin-top="0in" fo:margin-bottom="0in" style:contextual-spacing="false" fo:line-height="100%"/>
      <style:text-properties style:font-name="Orkney Light" fo:font-size="12pt" fo:language="id" fo:country="ID" officeooo:rsid="00ed6e5f" officeooo:paragraph-rsid="014cacfa" style:font-size-asian="12pt" style:font-size-complex="12pt"/>
    </style:style>
    <style:style style:name="P128" style:family="paragraph" style:parent-style-name="Normal">
      <style:paragraph-properties fo:margin-top="0in" fo:margin-bottom="0in" style:contextual-spacing="false" fo:line-height="100%"/>
      <style:text-properties style:font-name="Orkney Light" fo:font-size="12pt" fo:language="id" fo:country="ID" officeooo:rsid="00ede422" officeooo:paragraph-rsid="00ede422" style:font-size-asian="12pt" style:font-size-complex="12pt"/>
    </style:style>
    <style:style style:name="P129" style:family="paragraph" style:parent-style-name="Normal">
      <style:paragraph-properties fo:margin-top="0in" fo:margin-bottom="0in" style:contextual-spacing="false" fo:line-height="100%"/>
      <style:text-properties style:font-name="Orkney Light" fo:font-size="12pt" fo:language="id" fo:country="ID" officeooo:rsid="00eef1ba" officeooo:paragraph-rsid="00eef1ba" style:font-size-asian="12pt" style:font-size-complex="12pt"/>
    </style:style>
    <style:style style:name="P130" style:family="paragraph" style:parent-style-name="Normal">
      <style:paragraph-properties fo:margin-top="0in" fo:margin-bottom="0in" style:contextual-spacing="false" fo:line-height="100%"/>
      <style:text-properties style:font-name="Orkney Light" fo:font-size="12pt" fo:language="id" fo:country="ID" officeooo:rsid="00efc3dc" officeooo:paragraph-rsid="00efc3dc" style:font-size-asian="12pt" style:font-size-complex="12pt"/>
    </style:style>
    <style:style style:name="P131" style:family="paragraph" style:parent-style-name="Normal">
      <style:paragraph-properties fo:margin-top="0in" fo:margin-bottom="0in" style:contextual-spacing="false" fo:line-height="100%"/>
      <style:text-properties style:font-name="Orkney Light" fo:font-size="12pt" fo:language="id" fo:country="ID" officeooo:rsid="00f2f42c" officeooo:paragraph-rsid="00f2f42c" style:font-size-asian="12pt" style:font-size-complex="12pt"/>
    </style:style>
    <style:style style:name="P132" style:family="paragraph" style:parent-style-name="Normal">
      <style:paragraph-properties fo:margin-top="0in" fo:margin-bottom="0in" style:contextual-spacing="false" fo:line-height="100%"/>
      <style:text-properties style:font-name="Orkney Light" fo:font-size="12pt" fo:language="id" fo:country="ID" officeooo:rsid="00f33e04" officeooo:paragraph-rsid="014cacfa" style:font-size-asian="12pt" style:font-size-complex="12pt"/>
    </style:style>
    <style:style style:name="P133" style:family="paragraph" style:parent-style-name="Normal">
      <style:paragraph-properties fo:margin-top="0in" fo:margin-bottom="0in" style:contextual-spacing="false" fo:line-height="100%"/>
      <style:text-properties style:font-name="Orkney Light" fo:font-size="12pt" fo:language="id" fo:country="ID" officeooo:rsid="00f33e04" officeooo:paragraph-rsid="00f33e04" style:font-size-asian="12pt" style:font-size-complex="12pt"/>
    </style:style>
    <style:style style:name="P134" style:family="paragraph" style:parent-style-name="Normal">
      <style:paragraph-properties fo:margin-top="0in" fo:margin-bottom="0in" style:contextual-spacing="false" fo:line-height="100%"/>
      <style:text-properties style:font-name="Orkney Light" fo:font-size="12pt" fo:language="id" fo:country="ID" officeooo:rsid="00f62bc9" officeooo:paragraph-rsid="00f62bc9" style:font-size-asian="12pt" style:font-size-complex="12pt"/>
    </style:style>
    <style:style style:name="P135" style:family="paragraph" style:parent-style-name="Normal">
      <style:paragraph-properties fo:margin-top="0in" fo:margin-bottom="0in" style:contextual-spacing="false" fo:line-height="100%"/>
      <style:text-properties style:font-name="Orkney Light" fo:font-size="12pt" fo:language="id" fo:country="ID" officeooo:rsid="01003f19" officeooo:paragraph-rsid="01003f19" style:font-size-asian="12pt" style:font-size-complex="12pt"/>
    </style:style>
    <style:style style:name="P136" style:family="paragraph" style:parent-style-name="Normal">
      <style:paragraph-properties fo:margin-top="0in" fo:margin-bottom="0in" style:contextual-spacing="false" fo:line-height="100%"/>
      <style:text-properties style:font-name="Orkney Light" fo:font-size="12pt" fo:language="id" fo:country="ID" officeooo:rsid="01025225" officeooo:paragraph-rsid="01025225" style:font-size-asian="12pt" style:font-size-complex="12pt"/>
    </style:style>
    <style:style style:name="P137" style:family="paragraph" style:parent-style-name="Normal">
      <style:paragraph-properties fo:margin-top="0in" fo:margin-bottom="0in" style:contextual-spacing="false" fo:line-height="100%"/>
      <style:text-properties style:font-name="Orkney Light" fo:font-size="12pt" fo:language="id" fo:country="ID" officeooo:rsid="0105e50c" officeooo:paragraph-rsid="0105e50c" style:font-size-asian="12pt" style:font-size-complex="12pt"/>
    </style:style>
    <style:style style:name="P138" style:family="paragraph" style:parent-style-name="Normal">
      <style:paragraph-properties fo:margin-top="0in" fo:margin-bottom="0in" style:contextual-spacing="false" fo:line-height="100%"/>
      <style:text-properties style:font-name="Orkney Light" fo:font-size="12pt" fo:language="id" fo:country="ID" officeooo:rsid="01072f5e" officeooo:paragraph-rsid="01072f5e" style:font-size-asian="12pt" style:font-size-complex="12pt"/>
    </style:style>
    <style:style style:name="P139" style:family="paragraph" style:parent-style-name="Normal">
      <style:paragraph-properties fo:margin-top="0in" fo:margin-bottom="0in" style:contextual-spacing="false" fo:line-height="100%"/>
      <style:text-properties style:font-name="Orkney Light" fo:font-size="12pt" fo:language="id" fo:country="ID" officeooo:rsid="010acaf0" officeooo:paragraph-rsid="014ecce8" style:font-size-asian="12pt" style:font-size-complex="12pt"/>
    </style:style>
    <style:style style:name="P140" style:family="paragraph" style:parent-style-name="Normal">
      <style:paragraph-properties fo:margin-top="0in" fo:margin-bottom="0in" style:contextual-spacing="false" fo:line-height="100%"/>
      <style:text-properties style:font-name="Orkney Light" fo:font-size="12pt" fo:language="id" fo:country="ID" officeooo:rsid="010c8c29" officeooo:paragraph-rsid="010c8c29" style:font-size-asian="12pt" style:font-size-complex="12pt"/>
    </style:style>
    <style:style style:name="P141" style:family="paragraph" style:parent-style-name="Normal">
      <style:paragraph-properties fo:margin-top="0in" fo:margin-bottom="0in" style:contextual-spacing="false" fo:line-height="100%"/>
      <style:text-properties style:font-name="Orkney Light" fo:font-size="12pt" fo:language="id" fo:country="ID" officeooo:rsid="010e5415" officeooo:paragraph-rsid="010e5415" style:font-size-asian="12pt" style:font-size-complex="12pt"/>
    </style:style>
    <style:style style:name="P142" style:family="paragraph" style:parent-style-name="Normal">
      <style:paragraph-properties fo:margin-top="0in" fo:margin-bottom="0in" style:contextual-spacing="false" fo:line-height="100%"/>
      <style:text-properties style:font-name="Orkney Light" fo:font-size="12pt" fo:language="id" fo:country="ID" officeooo:rsid="010f7bb4" officeooo:paragraph-rsid="014ecce8" style:font-size-asian="12pt" style:font-size-complex="12pt"/>
    </style:style>
    <style:style style:name="P143" style:family="paragraph" style:parent-style-name="Normal">
      <style:paragraph-properties fo:margin-top="0in" fo:margin-bottom="0in" style:contextual-spacing="false" fo:line-height="100%"/>
      <style:text-properties style:font-name="Orkney Light" fo:font-size="12pt" fo:language="id" fo:country="ID" officeooo:rsid="01106433" officeooo:paragraph-rsid="014ecce8" style:font-size-asian="12pt" style:font-size-complex="12pt"/>
    </style:style>
    <style:style style:name="P144" style:family="paragraph" style:parent-style-name="Normal">
      <style:paragraph-properties fo:margin-top="0in" fo:margin-bottom="0in" style:contextual-spacing="false" fo:line-height="100%"/>
      <style:text-properties style:font-name="Orkney Light" fo:font-size="12pt" fo:language="id" fo:country="ID" officeooo:rsid="011128a1" officeooo:paragraph-rsid="011128a1" style:font-size-asian="12pt" style:font-size-complex="12pt"/>
    </style:style>
    <style:style style:name="P145" style:family="paragraph" style:parent-style-name="Normal">
      <style:paragraph-properties fo:margin-top="0in" fo:margin-bottom="0in" style:contextual-spacing="false" fo:line-height="100%"/>
      <style:text-properties style:font-name="Orkney Light" fo:font-size="12pt" fo:language="id" fo:country="ID" officeooo:rsid="01199430" officeooo:paragraph-rsid="01199430" style:font-size-asian="12pt" style:font-size-complex="12pt"/>
    </style:style>
    <style:style style:name="P146" style:family="paragraph" style:parent-style-name="Normal">
      <style:paragraph-properties fo:margin-top="0in" fo:margin-bottom="0in" style:contextual-spacing="false" fo:line-height="100%"/>
      <style:text-properties style:font-name="Orkney Light" fo:font-size="12pt" fo:language="id" fo:country="ID" officeooo:rsid="011799d1" officeooo:paragraph-rsid="011799d1" style:font-size-asian="12pt" style:font-size-complex="12pt"/>
    </style:style>
    <style:style style:name="P147" style:family="paragraph" style:parent-style-name="Normal">
      <style:paragraph-properties fo:margin-top="0in" fo:margin-bottom="0in" style:contextual-spacing="false" fo:line-height="100%"/>
      <style:text-properties style:font-name="Orkney Light" fo:font-size="12pt" fo:language="id" fo:country="ID" officeooo:rsid="011799d1" officeooo:paragraph-rsid="01199430" style:font-size-asian="12pt" style:font-size-complex="12pt"/>
    </style:style>
    <style:style style:name="P148" style:family="paragraph" style:parent-style-name="Normal">
      <style:paragraph-properties fo:margin-top="0in" fo:margin-bottom="0in" style:contextual-spacing="false" fo:line-height="100%"/>
      <style:text-properties style:font-name="Orkney Light" fo:font-size="12pt" fo:language="id" fo:country="ID" officeooo:rsid="011b0af7" officeooo:paragraph-rsid="011b0af7" style:font-size-asian="12pt" style:font-size-complex="12pt"/>
    </style:style>
    <style:style style:name="P149" style:family="paragraph" style:parent-style-name="Normal">
      <style:paragraph-properties fo:margin-top="0in" fo:margin-bottom="0in" style:contextual-spacing="false" fo:line-height="100%"/>
      <style:text-properties style:font-name="Orkney Light" fo:font-size="12pt" fo:language="id" fo:country="ID" officeooo:rsid="012f54d6" officeooo:paragraph-rsid="012f54d6" style:font-size-asian="12pt" style:font-size-complex="12pt"/>
    </style:style>
    <style:style style:name="P150" style:family="paragraph" style:parent-style-name="Normal">
      <style:paragraph-properties fo:margin-top="0in" fo:margin-bottom="0in" style:contextual-spacing="false" fo:line-height="100%"/>
      <style:text-properties style:font-name="Orkney Light" fo:font-size="12pt" fo:language="id" fo:country="ID" officeooo:rsid="01209088" officeooo:paragraph-rsid="01209088" style:font-size-asian="12pt" style:font-size-complex="12pt"/>
    </style:style>
    <style:style style:name="P151" style:family="paragraph" style:parent-style-name="Normal">
      <style:paragraph-properties fo:margin-top="0in" fo:margin-bottom="0in" style:contextual-spacing="false" fo:line-height="100%"/>
      <style:text-properties style:font-name="Orkney Light" fo:font-size="12pt" fo:language="id" fo:country="ID" officeooo:rsid="01209088" officeooo:paragraph-rsid="013071d4" style:font-size-asian="12pt" style:font-size-complex="12pt"/>
    </style:style>
    <style:style style:name="P152" style:family="paragraph" style:parent-style-name="Normal">
      <style:paragraph-properties fo:margin-top="0in" fo:margin-bottom="0in" style:contextual-spacing="false" fo:line-height="100%"/>
      <style:text-properties style:font-name="Orkney Light" fo:font-size="12pt" fo:language="id" fo:country="ID" officeooo:rsid="013071d4" officeooo:paragraph-rsid="013071d4" style:font-size-asian="12pt" style:font-size-complex="12pt"/>
    </style:style>
    <style:style style:name="P153" style:family="paragraph" style:parent-style-name="Normal">
      <style:paragraph-properties fo:margin-top="0in" fo:margin-bottom="0in" style:contextual-spacing="false" fo:line-height="100%"/>
      <style:text-properties style:font-name="Orkney Light" fo:font-size="12pt" fo:language="id" fo:country="ID" officeooo:rsid="01310187" officeooo:paragraph-rsid="01209088" style:font-size-asian="12pt" style:font-size-complex="12pt"/>
    </style:style>
    <style:style style:name="P154" style:family="paragraph" style:parent-style-name="Normal">
      <style:paragraph-properties fo:margin-top="0in" fo:margin-bottom="0in" style:contextual-spacing="false" fo:line-height="100%"/>
      <style:text-properties style:font-name="Orkney Light" fo:font-size="12pt" fo:language="id" fo:country="ID" officeooo:rsid="01310187" officeooo:paragraph-rsid="01310187" style:font-size-asian="12pt" style:font-size-complex="12pt"/>
    </style:style>
    <style:style style:name="P155" style:family="paragraph" style:parent-style-name="Normal">
      <style:paragraph-properties fo:margin-top="0in" fo:margin-bottom="0in" style:contextual-spacing="false" fo:line-height="100%"/>
      <style:text-properties style:font-name="Orkney Light" fo:font-size="12pt" fo:language="id" fo:country="ID" officeooo:rsid="013117c8" officeooo:paragraph-rsid="013117c8" style:font-size-asian="12pt" style:font-size-complex="12pt"/>
    </style:style>
    <style:style style:name="P156" style:family="paragraph" style:parent-style-name="Normal">
      <style:paragraph-properties fo:margin-top="0in" fo:margin-bottom="0in" style:contextual-spacing="false" fo:line-height="100%"/>
      <style:text-properties style:font-name="Orkney Light" fo:font-size="12pt" fo:language="id" fo:country="ID" officeooo:rsid="0138d83c" officeooo:paragraph-rsid="0138d83c" style:font-size-asian="12pt" style:font-size-complex="12pt"/>
    </style:style>
    <style:style style:name="P157" style:family="paragraph" style:parent-style-name="Normal">
      <style:paragraph-properties fo:margin-top="0in" fo:margin-bottom="0in" style:contextual-spacing="false" fo:line-height="100%"/>
      <style:text-properties style:font-name="Orkney Light" fo:font-size="12pt" fo:language="id" fo:country="ID" officeooo:rsid="0139b3ff" officeooo:paragraph-rsid="0138d83c" style:font-size-asian="12pt" style:font-size-complex="12pt"/>
    </style:style>
    <style:style style:name="P158" style:family="paragraph" style:parent-style-name="Normal">
      <style:paragraph-properties fo:margin-top="0in" fo:margin-bottom="0in" style:contextual-spacing="false" fo:line-height="100%"/>
      <style:text-properties style:font-name="Orkney Light" fo:font-size="12pt" fo:language="id" fo:country="ID" officeooo:rsid="0139b3ff" officeooo:paragraph-rsid="0139b3ff" style:font-size-asian="12pt" style:font-size-complex="12pt"/>
    </style:style>
    <style:style style:name="P159" style:family="paragraph" style:parent-style-name="Normal">
      <style:paragraph-properties fo:margin-top="0in" fo:margin-bottom="0in" style:contextual-spacing="false" fo:line-height="100%"/>
      <style:text-properties style:font-name="Orkney Light" fo:font-size="12pt" fo:language="id" fo:country="ID" officeooo:rsid="013e7ff8" officeooo:paragraph-rsid="013e7ff8" style:font-size-asian="12pt" style:font-size-complex="12pt"/>
    </style:style>
    <style:style style:name="P160" style:family="paragraph" style:parent-style-name="Normal">
      <style:paragraph-properties fo:margin-top="0in" fo:margin-bottom="0in" style:contextual-spacing="false" fo:line-height="100%"/>
      <style:text-properties style:font-name="Orkney Light" fo:font-size="12pt" fo:language="id" fo:country="ID" officeooo:rsid="0141e593" officeooo:paragraph-rsid="0141e593" style:font-size-asian="12pt" style:font-size-complex="12pt"/>
    </style:style>
    <style:style style:name="P161" style:family="paragraph" style:parent-style-name="Normal">
      <style:paragraph-properties fo:margin-top="0in" fo:margin-bottom="0in" style:contextual-spacing="false" fo:line-height="100%"/>
      <style:text-properties style:font-name="Orkney Light" fo:font-size="12pt" fo:language="id" fo:country="ID" officeooo:rsid="01429966" officeooo:paragraph-rsid="01429966" style:font-size-asian="12pt" style:font-size-complex="12pt"/>
    </style:style>
    <style:style style:name="P162" style:family="paragraph" style:parent-style-name="Normal">
      <style:paragraph-properties fo:margin-top="0in" fo:margin-bottom="0in" style:contextual-spacing="false" fo:line-height="100%"/>
      <style:text-properties style:font-name="Orkney Light" fo:font-size="12pt" fo:language="id" fo:country="ID" officeooo:rsid="0157a1fd" officeooo:paragraph-rsid="0157a1fd" style:font-size-asian="12pt" style:font-size-complex="12pt"/>
    </style:style>
    <style:style style:name="P163" style:family="paragraph" style:parent-style-name="Normal">
      <style:paragraph-properties fo:margin-top="0in" fo:margin-bottom="0in" style:contextual-spacing="false" fo:line-height="100%"/>
      <style:text-properties style:font-name="Orkney Light" fo:font-size="12pt" fo:language="id" fo:country="ID" officeooo:rsid="0143949b" officeooo:paragraph-rsid="0143949b" style:font-size-asian="12pt" style:font-size-complex="12pt"/>
    </style:style>
    <style:style style:name="P164" style:family="paragraph" style:parent-style-name="Normal">
      <style:paragraph-properties fo:margin-top="0in" fo:margin-bottom="0in" style:contextual-spacing="false" fo:line-height="100%"/>
      <style:text-properties style:font-name="Orkney Light" fo:font-size="12pt" fo:language="id" fo:country="ID" officeooo:rsid="018256fa" officeooo:paragraph-rsid="018256fa" style:font-size-asian="12pt" style:font-size-complex="12pt"/>
    </style:style>
    <style:style style:name="P165" style:family="paragraph" style:parent-style-name="Normal">
      <style:paragraph-properties fo:margin-top="0in" fo:margin-bottom="0in" style:contextual-spacing="false" fo:line-height="100%"/>
      <style:text-properties style:font-name="Orkney Light" fo:font-size="12pt" fo:language="id" fo:country="ID" officeooo:rsid="015bb0d9" officeooo:paragraph-rsid="015bb0d9" style:font-size-asian="12pt" style:font-size-complex="12pt"/>
    </style:style>
    <style:style style:name="P166" style:family="paragraph" style:parent-style-name="Normal">
      <style:paragraph-properties fo:margin-top="0in" fo:margin-bottom="0in" style:contextual-spacing="false" fo:line-height="100%"/>
      <style:text-properties style:font-name="Orkney Light" fo:font-size="12pt" fo:language="id" fo:country="ID" officeooo:rsid="016297ec" officeooo:paragraph-rsid="016297ec" style:font-size-asian="12pt" style:font-size-complex="12pt"/>
    </style:style>
    <style:style style:name="P167" style:family="paragraph" style:parent-style-name="Normal">
      <style:paragraph-properties fo:margin-top="0in" fo:margin-bottom="0in" style:contextual-spacing="false" fo:line-height="100%"/>
      <style:text-properties style:font-name="Orkney Light" fo:font-size="12pt" fo:language="id" fo:country="ID" officeooo:rsid="015f05a5" officeooo:paragraph-rsid="015f05a5" style:font-size-asian="12pt" style:font-size-complex="12pt"/>
    </style:style>
    <style:style style:name="P168" style:family="paragraph" style:parent-style-name="Normal">
      <style:paragraph-properties fo:margin-top="0in" fo:margin-bottom="0in" style:contextual-spacing="false" fo:line-height="100%"/>
      <style:text-properties style:font-name="Orkney Light" fo:font-size="12pt" fo:language="id" fo:country="ID" officeooo:rsid="0165a427" officeooo:paragraph-rsid="0167eb1d" style:font-size-asian="12pt" style:font-size-complex="12pt"/>
    </style:style>
    <style:style style:name="P169" style:family="paragraph" style:parent-style-name="Normal">
      <style:paragraph-properties fo:margin-top="0in" fo:margin-bottom="0in" style:contextual-spacing="false" fo:line-height="100%"/>
      <style:text-properties style:font-name="Orkney Light" fo:font-size="12pt" fo:language="id" fo:country="ID" officeooo:rsid="0167eb1d" officeooo:paragraph-rsid="016d9749" style:font-size-asian="12pt" style:font-size-complex="12pt"/>
    </style:style>
    <style:style style:name="P170" style:family="paragraph" style:parent-style-name="Normal">
      <style:paragraph-properties fo:margin-top="0in" fo:margin-bottom="0in" style:contextual-spacing="false" fo:line-height="100%"/>
      <style:text-properties style:font-name="Orkney Light" fo:font-size="12pt" fo:language="id" fo:country="ID" officeooo:rsid="0167eb1d" officeooo:paragraph-rsid="0167eb1d" style:font-size-asian="12pt" style:font-size-complex="12pt"/>
    </style:style>
    <style:style style:name="P171" style:family="paragraph" style:parent-style-name="Normal">
      <style:paragraph-properties fo:margin-top="0in" fo:margin-bottom="0in" style:contextual-spacing="false" fo:line-height="100%"/>
      <style:text-properties style:font-name="Orkney Light" fo:font-size="12pt" fo:language="id" fo:country="ID" officeooo:rsid="0170d116" officeooo:paragraph-rsid="0170d116" style:font-size-asian="12pt" style:font-size-complex="12pt"/>
    </style:style>
    <style:style style:name="P172" style:family="paragraph" style:parent-style-name="Normal">
      <style:paragraph-properties fo:margin-top="0in" fo:margin-bottom="0in" style:contextual-spacing="false" fo:line-height="100%"/>
      <style:text-properties style:font-name="Orkney Light" fo:font-size="12pt" fo:language="id" fo:country="ID" officeooo:rsid="017fe42d" officeooo:paragraph-rsid="017fe42d" style:font-size-asian="12pt" style:font-size-complex="12pt"/>
    </style:style>
    <style:style style:name="P173" style:family="paragraph" style:parent-style-name="Normal">
      <style:paragraph-properties fo:margin-top="0in" fo:margin-bottom="0in" style:contextual-spacing="false" fo:line-height="100%"/>
      <style:text-properties style:font-name="Orkney Light" fo:font-size="12pt" fo:language="id" fo:country="ID" officeooo:rsid="0178d822" officeooo:paragraph-rsid="0178d822" style:font-size-asian="12pt" style:font-size-complex="12pt"/>
    </style:style>
    <style:style style:name="P174" style:family="paragraph" style:parent-style-name="Normal">
      <style:paragraph-properties fo:margin-top="0in" fo:margin-bottom="0in" style:contextual-spacing="false" fo:line-height="100%"/>
      <style:text-properties style:font-name="Orkney Light" fo:font-size="12pt" fo:language="id" fo:country="ID" officeooo:rsid="016ca09a" officeooo:paragraph-rsid="0184d192" style:font-size-asian="12pt" style:font-size-complex="12pt"/>
    </style:style>
    <style:style style:name="P175" style:family="paragraph" style:parent-style-name="Normal">
      <style:paragraph-properties fo:margin-top="0in" fo:margin-bottom="0in" style:contextual-spacing="false" fo:line-height="100%"/>
      <style:text-properties style:font-name="Orkney Light" fo:font-size="12pt" fo:language="id" fo:country="ID" officeooo:rsid="0184d192" officeooo:paragraph-rsid="0184d192" style:font-size-asian="12pt" style:font-size-complex="12pt"/>
    </style:style>
    <style:style style:name="P176" style:family="paragraph" style:parent-style-name="Normal">
      <style:paragraph-properties fo:margin-top="0in" fo:margin-bottom="0in" style:contextual-spacing="false" fo:line-height="100%"/>
      <style:text-properties style:font-name="Orkney Light" fo:font-size="12pt" fo:language="id" fo:country="ID" officeooo:rsid="017cc65d" officeooo:paragraph-rsid="017cc65d" style:font-size-asian="12pt" style:font-size-complex="12pt"/>
    </style:style>
    <style:style style:name="P177" style:family="paragraph" style:parent-style-name="Normal">
      <style:paragraph-properties fo:margin-top="0in" fo:margin-bottom="0in" style:contextual-spacing="false" fo:line-height="100%"/>
      <style:text-properties style:font-name="Orkney Light" fo:font-size="12pt" fo:language="id" fo:country="ID" officeooo:rsid="01b72b2d" officeooo:paragraph-rsid="01b72b2d" style:font-size-asian="12pt" style:font-size-complex="12pt"/>
    </style:style>
    <style:style style:name="P178" style:family="paragraph" style:parent-style-name="Normal">
      <style:paragraph-properties fo:margin-top="0in" fo:margin-bottom="0in" style:contextual-spacing="false" fo:line-height="100%"/>
      <style:text-properties style:font-name="Orkney Light" fo:font-size="12pt" fo:language="id" fo:country="ID" officeooo:rsid="01b72b2d" officeooo:paragraph-rsid="01ddc5e7" style:font-size-asian="12pt" style:font-size-complex="12pt"/>
    </style:style>
    <style:style style:name="P179" style:family="paragraph" style:parent-style-name="Normal">
      <style:paragraph-properties fo:margin-top="0in" fo:margin-bottom="0in" style:contextual-spacing="false" fo:line-height="100%"/>
      <style:text-properties style:font-name="Orkney Light" fo:font-size="12pt" fo:language="id" fo:country="ID" officeooo:rsid="01ba6e83" officeooo:paragraph-rsid="01ce2469" style:font-size-asian="12pt" style:font-size-complex="12pt"/>
    </style:style>
    <style:style style:name="P180" style:family="paragraph" style:parent-style-name="Normal">
      <style:paragraph-properties fo:margin-top="0in" fo:margin-bottom="0in" style:contextual-spacing="false" fo:line-height="100%"/>
      <style:text-properties style:font-name="Orkney Light" fo:font-size="12pt" fo:language="id" fo:country="ID" officeooo:rsid="01ba6e83" officeooo:paragraph-rsid="01cff151" style:font-size-asian="12pt" style:font-size-complex="12pt"/>
    </style:style>
    <style:style style:name="P181" style:family="paragraph" style:parent-style-name="Normal">
      <style:paragraph-properties fo:margin-top="0in" fo:margin-bottom="0in" style:contextual-spacing="false" fo:line-height="100%"/>
      <style:text-properties style:font-name="Orkney Light" fo:font-size="12pt" fo:language="id" fo:country="ID" officeooo:rsid="01c4a636" officeooo:paragraph-rsid="01c4a636" style:font-size-asian="12pt" style:font-size-complex="12pt"/>
    </style:style>
    <style:style style:name="P182" style:family="paragraph" style:parent-style-name="Normal">
      <style:paragraph-properties fo:margin-top="0in" fo:margin-bottom="0in" style:contextual-spacing="false" fo:line-height="100%"/>
      <style:text-properties style:font-name="Orkney Light" fo:font-size="12pt" fo:language="id" fo:country="ID" officeooo:rsid="01cff151" officeooo:paragraph-rsid="01cff151" style:font-size-asian="12pt" style:font-size-complex="12pt"/>
    </style:style>
    <style:style style:name="P183" style:family="paragraph" style:parent-style-name="Normal">
      <style:paragraph-properties fo:margin-top="0in" fo:margin-bottom="0in" style:contextual-spacing="false" fo:line-height="100%"/>
      <style:text-properties style:font-name="Orkney Light" fo:font-size="12pt" fo:language="id" fo:country="ID" officeooo:rsid="01d32a12" officeooo:paragraph-rsid="01fb3542" style:font-size-asian="12pt" style:font-size-complex="12pt"/>
    </style:style>
    <style:style style:name="P184" style:family="paragraph" style:parent-style-name="Normal">
      <style:paragraph-properties fo:margin-top="0in" fo:margin-bottom="0in" style:contextual-spacing="false" fo:line-height="100%"/>
      <style:text-properties style:font-name="Orkney Light" fo:font-size="12pt" fo:language="id" fo:country="ID" fo:font-weight="normal" officeooo:rsid="0051d5a2" officeooo:paragraph-rsid="0051d5a2" style:font-size-asian="12pt" style:font-weight-asian="normal" style:font-size-complex="12pt" style:font-weight-complex="normal"/>
    </style:style>
    <style:style style:name="P185" style:family="paragraph" style:parent-style-name="Normal">
      <style:paragraph-properties fo:margin-top="0in" fo:margin-bottom="0in" style:contextual-spacing="false" fo:line-height="100%"/>
      <style:text-properties style:font-name="Orkney Light" fo:font-size="12pt" fo:language="id" fo:country="ID" fo:font-weight="normal" officeooo:rsid="0051d5a2" officeooo:paragraph-rsid="014cacfa" style:font-size-asian="12pt" style:font-weight-asian="normal" style:font-size-complex="12pt" style:font-weight-complex="normal"/>
    </style:style>
    <style:style style:name="P186" style:family="paragraph" style:parent-style-name="Normal">
      <style:paragraph-properties fo:margin-top="0in" fo:margin-bottom="0in" style:contextual-spacing="false" fo:line-height="100%"/>
      <style:text-properties style:font-name="Orkney Light" fo:font-size="12pt" fo:language="id" fo:country="ID" fo:font-weight="normal" officeooo:rsid="004d52dc" officeooo:paragraph-rsid="004d52dc" style:font-size-asian="12pt" style:font-weight-asian="normal" style:font-size-complex="12pt" style:font-weight-complex="normal"/>
    </style:style>
    <style:style style:name="P187" style:family="paragraph" style:parent-style-name="Normal">
      <style:paragraph-properties fo:margin-top="0in" fo:margin-bottom="0in" style:contextual-spacing="false" fo:line-height="100%"/>
      <style:text-properties style:font-name="Orkney Light" fo:font-size="12pt" fo:language="id" fo:country="ID" fo:font-weight="normal" officeooo:rsid="00513a18" officeooo:paragraph-rsid="00513a18" style:font-size-asian="12pt" style:font-weight-asian="normal" style:font-size-complex="12pt" style:font-weight-complex="normal"/>
    </style:style>
    <style:style style:name="P188" style:family="paragraph" style:parent-style-name="Normal">
      <style:paragraph-properties fo:margin-top="0in" fo:margin-bottom="0in" style:contextual-spacing="false" fo:line-height="100%"/>
      <style:text-properties style:font-name="Orkney Light" fo:font-size="12pt" fo:language="id" fo:country="ID" fo:font-weight="normal" officeooo:rsid="005ec254" officeooo:paragraph-rsid="014cacfa" style:font-size-asian="12pt" style:font-weight-asian="normal" style:font-size-complex="12pt" style:font-weight-complex="normal"/>
    </style:style>
    <style:style style:name="P189" style:family="paragraph" style:parent-style-name="Normal">
      <style:paragraph-properties fo:margin-top="0in" fo:margin-bottom="0in" style:contextual-spacing="false" fo:line-height="100%"/>
      <style:text-properties style:font-name="Orkney Light" fo:font-size="12pt" fo:language="id" fo:country="ID" fo:font-weight="normal" officeooo:rsid="0064d855" officeooo:paragraph-rsid="0064d855" style:font-size-asian="12pt" style:font-weight-asian="normal" style:font-size-complex="12pt" style:font-weight-complex="normal"/>
    </style:style>
    <style:style style:name="P190" style:family="paragraph" style:parent-style-name="Normal">
      <style:paragraph-properties fo:margin-top="0in" fo:margin-bottom="0in" style:contextual-spacing="false" fo:line-height="100%"/>
      <style:text-properties style:font-name="Orkney Light" fo:font-size="12pt" fo:language="id" fo:country="ID" fo:font-weight="normal" officeooo:rsid="0068dbb8" officeooo:paragraph-rsid="014cacfa" style:font-size-asian="12pt" style:font-weight-asian="normal" style:font-size-complex="12pt" style:font-weight-complex="normal"/>
    </style:style>
    <style:style style:name="P191" style:family="paragraph" style:parent-style-name="Normal">
      <style:paragraph-properties fo:margin-top="0in" fo:margin-bottom="0in" style:contextual-spacing="false" fo:line-height="100%"/>
      <style:text-properties style:font-name="Orkney Light" fo:font-size="12pt" fo:language="id" fo:country="ID" fo:font-weight="normal" officeooo:rsid="006f25ed" officeooo:paragraph-rsid="006f25ed" style:font-size-asian="12pt" style:font-weight-asian="normal" style:font-size-complex="12pt" style:font-weight-complex="normal"/>
    </style:style>
    <style:style style:name="P192" style:family="paragraph" style:parent-style-name="Normal">
      <style:paragraph-properties fo:margin-top="0in" fo:margin-bottom="0in" style:contextual-spacing="false" fo:line-height="100%"/>
      <style:text-properties style:font-name="Orkney Light" fo:font-size="12pt" fo:language="id" fo:country="ID" fo:font-weight="normal" officeooo:rsid="0071a1d3" officeooo:paragraph-rsid="0071a1d3" style:font-size-asian="12pt" style:font-weight-asian="normal" style:font-size-complex="12pt" style:font-weight-complex="normal"/>
    </style:style>
    <style:style style:name="P193" style:family="paragraph" style:parent-style-name="Normal">
      <style:paragraph-properties fo:margin-top="0in" fo:margin-bottom="0in" style:contextual-spacing="false" fo:line-height="100%"/>
      <style:text-properties style:font-name="Orkney Light" fo:font-size="12pt" fo:language="id" fo:country="ID" fo:font-weight="normal" officeooo:rsid="0074ee12" officeooo:paragraph-rsid="0071a1d3" style:font-size-asian="12pt" style:font-weight-asian="normal" style:font-size-complex="12pt" style:font-weight-complex="normal"/>
    </style:style>
    <style:style style:name="P194" style:family="paragraph" style:parent-style-name="Normal">
      <style:paragraph-properties fo:margin-top="0in" fo:margin-bottom="0in" style:contextual-spacing="false" fo:line-height="100%"/>
      <style:text-properties style:font-name="Orkney Light" fo:font-size="12pt" fo:language="id" fo:country="ID" fo:font-weight="normal" officeooo:rsid="0074ee12" officeooo:paragraph-rsid="0074ee12" style:font-size-asian="12pt" style:font-weight-asian="normal" style:font-size-complex="12pt" style:font-weight-complex="normal"/>
    </style:style>
    <style:style style:name="P195"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889047" officeooo:paragraph-rsid="010c8c29" style:font-size-asian="12pt" style:font-weight-asian="bold" style:font-size-complex="12pt"/>
    </style:style>
    <style:style style:name="P196"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889047" officeooo:paragraph-rsid="01106433" style:font-size-asian="12pt" style:font-weight-asian="bold" style:font-size-complex="12pt"/>
    </style:style>
    <style:style style:name="P197"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889047" officeooo:paragraph-rsid="0116640d" style:font-size-asian="12pt" style:font-weight-asian="bold" style:font-size-complex="12pt"/>
    </style:style>
    <style:style style:name="P198"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1128a1" style:font-size-asian="12pt" style:font-weight-asian="bold" style:font-size-complex="12pt"/>
    </style:style>
    <style:style style:name="P199"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1799d1" style:font-size-asian="12pt" style:font-weight-asian="bold" style:font-size-complex="12pt"/>
    </style:style>
    <style:style style:name="P200"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1b0af7" style:font-size-asian="12pt" style:font-weight-asian="bold" style:font-size-complex="12pt"/>
    </style:style>
    <style:style style:name="P201"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209088" style:font-size-asian="12pt" style:font-weight-asian="bold" style:font-size-complex="12pt"/>
    </style:style>
    <style:style style:name="P202"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310187" style:font-size-asian="12pt" style:font-weight-asian="bold" style:font-size-complex="12pt"/>
    </style:style>
    <style:style style:name="P203"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317ad7" style:font-size-asian="12pt" style:font-weight-asian="bold" style:font-size-complex="12pt"/>
    </style:style>
    <style:style style:name="P204"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076448f" officeooo:paragraph-rsid="0139b3ff" style:font-size-asian="12pt" style:font-weight-asian="bold" style:font-size-complex="12pt"/>
    </style:style>
    <style:style style:name="P205"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2f54d6" officeooo:paragraph-rsid="012f54d6" style:font-size-asian="12pt" style:font-weight-asian="bold" style:font-size-complex="12pt"/>
    </style:style>
    <style:style style:name="P206"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2f54d6" officeooo:paragraph-rsid="01310187" style:font-size-asian="12pt" style:font-weight-asian="bold" style:font-size-complex="12pt"/>
    </style:style>
    <style:style style:name="P207"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2f54d6" officeooo:paragraph-rsid="013117c8" style:font-size-asian="12pt" style:font-weight-asian="bold" style:font-size-complex="12pt"/>
    </style:style>
    <style:style style:name="P208"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2f54d6" officeooo:paragraph-rsid="01335ea0" style:font-size-asian="12pt" style:font-weight-asian="bold" style:font-size-complex="12pt"/>
    </style:style>
    <style:style style:name="P209"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43949b" officeooo:paragraph-rsid="0143949b" style:font-size-asian="12pt" style:font-weight-asian="bold" style:font-size-complex="12pt"/>
    </style:style>
    <style:style style:name="P210"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55e200" officeooo:paragraph-rsid="0155e200" style:font-size-asian="12pt" style:font-weight-asian="bold" style:font-size-complex="12pt"/>
    </style:style>
    <style:style style:name="P211"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55e200" officeooo:paragraph-rsid="015f05a5" style:font-size-asian="12pt" style:font-weight-asian="bold" style:font-size-complex="12pt"/>
    </style:style>
    <style:style style:name="P212"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5bee13" officeooo:paragraph-rsid="015bee13" style:font-size-asian="12pt" style:font-weight-asian="bold" style:font-size-complex="12pt"/>
    </style:style>
    <style:style style:name="P213"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5bee13" officeooo:paragraph-rsid="0163b95d" style:font-size-asian="12pt" style:font-weight-asian="bold" style:font-size-complex="12pt"/>
    </style:style>
    <style:style style:name="P214"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67eb1d" officeooo:paragraph-rsid="0167eb1d" style:font-size-asian="12pt" style:font-weight-asian="bold" style:font-size-complex="12pt"/>
    </style:style>
    <style:style style:name="P215"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7eb208" officeooo:paragraph-rsid="017f7920" style:font-size-asian="12pt" style:font-weight-asian="bold" style:font-size-complex="12pt"/>
    </style:style>
    <style:style style:name="P216"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7eb208" officeooo:paragraph-rsid="017eb208" style:font-size-asian="12pt" style:font-weight-asian="bold" style:font-size-complex="12pt"/>
    </style:style>
    <style:style style:name="P217"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70d116" officeooo:paragraph-rsid="0170d116" style:font-size-asian="12pt" style:font-weight-asian="bold" style:font-size-complex="12pt"/>
    </style:style>
    <style:style style:name="P218"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7364bf" officeooo:paragraph-rsid="017364bf" style:font-size-asian="12pt" style:font-weight-asian="bold" style:font-size-complex="12pt"/>
    </style:style>
    <style:style style:name="P219" style:family="paragraph" style:parent-style-name="Normal">
      <style:paragraph-properties fo:margin-top="0in" fo:margin-bottom="0in" style:contextual-spacing="false" fo:line-height="100%"/>
      <style:text-properties style:font-name="Orkney Light" fo:font-size="12pt" fo:language="id" fo:country="ID" style:text-underline-style="none" fo:font-weight="bold" officeooo:rsid="017cc65d" officeooo:paragraph-rsid="017cc65d" style:font-size-asian="12pt" style:font-weight-asian="bold" style:font-size-complex="12pt"/>
    </style:style>
    <style:style style:name="P220" style:family="paragraph" style:parent-style-name="Normal">
      <style:paragraph-properties fo:margin-top="0in" fo:margin-bottom="0in" style:contextual-spacing="false" fo:line-height="100%"/>
      <style:text-properties fo:language="id" fo:country="ID"/>
    </style:style>
    <style:style style:name="P221" style:family="paragraph" style:parent-style-name="Normal">
      <style:paragraph-properties fo:margin-top="0in" fo:margin-bottom="0in" style:contextual-spacing="false" fo:line-height="100%"/>
      <style:text-properties fo:language="id" fo:country="ID" officeooo:paragraph-rsid="014cacfa"/>
    </style:style>
    <style:style style:name="P222" style:family="paragraph" style:parent-style-name="Normal">
      <style:paragraph-properties fo:margin-top="0in" fo:margin-bottom="0in" style:contextual-spacing="false" fo:line-height="100%"/>
      <style:text-properties fo:language="id" fo:country="ID" officeooo:paragraph-rsid="0071a1d3"/>
    </style:style>
    <style:style style:name="P223" style:family="paragraph" style:parent-style-name="Normal">
      <style:paragraph-properties fo:margin-top="0in" fo:margin-bottom="0in" style:contextual-spacing="false" fo:line-height="100%"/>
      <style:text-properties fo:language="id" fo:country="ID" officeooo:paragraph-rsid="0084ad2a"/>
    </style:style>
    <style:style style:name="P224" style:family="paragraph" style:parent-style-name="Normal">
      <style:paragraph-properties fo:margin-top="0in" fo:margin-bottom="0in" style:contextual-spacing="false" fo:line-height="100%"/>
      <style:text-properties fo:language="id" fo:country="ID" officeooo:paragraph-rsid="009e5e9f"/>
    </style:style>
    <style:style style:name="P225" style:family="paragraph" style:parent-style-name="Normal">
      <style:paragraph-properties fo:margin-top="0in" fo:margin-bottom="0in" style:contextual-spacing="false" fo:line-height="100%"/>
      <style:text-properties fo:language="id" fo:country="ID" officeooo:paragraph-rsid="00ab10e6"/>
    </style:style>
    <style:style style:name="P226" style:family="paragraph" style:parent-style-name="Normal">
      <style:paragraph-properties fo:margin-top="0in" fo:margin-bottom="0in" style:contextual-spacing="false" fo:line-height="100%"/>
      <style:text-properties fo:language="id" fo:country="ID" officeooo:paragraph-rsid="012bfb05"/>
    </style:style>
    <style:style style:name="P227" style:family="paragraph" style:parent-style-name="Normal">
      <style:paragraph-properties fo:margin-top="0in" fo:margin-bottom="0in" style:contextual-spacing="false" fo:line-height="100%"/>
      <style:text-properties fo:language="id" fo:country="ID" officeooo:paragraph-rsid="00c397b3"/>
    </style:style>
    <style:style style:name="P228" style:family="paragraph" style:parent-style-name="Normal">
      <style:paragraph-properties fo:margin-top="0in" fo:margin-bottom="0in" style:contextual-spacing="false" fo:line-height="100%"/>
      <style:text-properties fo:language="id" fo:country="ID" officeooo:paragraph-rsid="00e3f955"/>
    </style:style>
    <style:style style:name="P229" style:family="paragraph" style:parent-style-name="Normal">
      <style:paragraph-properties fo:margin-top="0in" fo:margin-bottom="0in" style:contextual-spacing="false" fo:line-height="100%"/>
      <style:text-properties fo:language="id" fo:country="ID" officeooo:paragraph-rsid="00ed6e5f"/>
    </style:style>
    <style:style style:name="P230" style:family="paragraph" style:parent-style-name="Normal">
      <style:paragraph-properties fo:margin-top="0in" fo:margin-bottom="0in" style:contextual-spacing="false" fo:line-height="100%"/>
      <style:text-properties fo:language="id" fo:country="ID" officeooo:paragraph-rsid="00ede422"/>
    </style:style>
    <style:style style:name="P231" style:family="paragraph" style:parent-style-name="Normal">
      <style:paragraph-properties fo:margin-top="0in" fo:margin-bottom="0in" style:contextual-spacing="false" fo:line-height="100%"/>
      <style:text-properties fo:language="id" fo:country="ID" officeooo:paragraph-rsid="00efc3dc"/>
    </style:style>
    <style:style style:name="P232" style:family="paragraph" style:parent-style-name="Normal">
      <style:paragraph-properties fo:margin-top="0in" fo:margin-bottom="0in" style:contextual-spacing="false" fo:line-height="100%"/>
      <style:text-properties fo:language="id" fo:country="ID" officeooo:paragraph-rsid="00f33e04"/>
    </style:style>
    <style:style style:name="P233" style:family="paragraph" style:parent-style-name="Normal">
      <style:paragraph-properties fo:margin-top="0in" fo:margin-bottom="0in" style:contextual-spacing="false" fo:line-height="100%"/>
      <style:text-properties fo:language="id" fo:country="ID" officeooo:paragraph-rsid="010006b4"/>
    </style:style>
    <style:style style:name="P234" style:family="paragraph" style:parent-style-name="Normal">
      <style:paragraph-properties fo:margin-top="0in" fo:margin-bottom="0in" style:contextual-spacing="false" fo:line-height="100%"/>
      <style:text-properties fo:language="id" fo:country="ID" officeooo:paragraph-rsid="01003f19"/>
    </style:style>
    <style:style style:name="P235" style:family="paragraph" style:parent-style-name="Normal">
      <style:paragraph-properties fo:margin-top="0in" fo:margin-bottom="0in" style:contextual-spacing="false" fo:line-height="100%"/>
      <style:text-properties fo:language="id" fo:country="ID" officeooo:paragraph-rsid="0102df96"/>
    </style:style>
    <style:style style:name="P236" style:family="paragraph" style:parent-style-name="Normal">
      <style:paragraph-properties fo:margin-top="0in" fo:margin-bottom="0in" style:contextual-spacing="false" fo:line-height="100%"/>
      <style:text-properties fo:language="id" fo:country="ID" officeooo:paragraph-rsid="014ecce8"/>
    </style:style>
    <style:style style:name="P237" style:family="paragraph" style:parent-style-name="Normal">
      <style:paragraph-properties fo:margin-top="0in" fo:margin-bottom="0in" style:contextual-spacing="false" fo:line-height="100%"/>
      <style:text-properties fo:language="id" fo:country="ID" officeooo:paragraph-rsid="01199430"/>
    </style:style>
    <style:style style:name="P238" style:family="paragraph" style:parent-style-name="Normal">
      <style:paragraph-properties fo:margin-top="0in" fo:margin-bottom="0in" style:contextual-spacing="false" fo:line-height="100%"/>
      <style:text-properties fo:language="id" fo:country="ID" officeooo:paragraph-rsid="01317ad7"/>
    </style:style>
    <style:style style:name="P239" style:family="paragraph" style:parent-style-name="Normal">
      <style:paragraph-properties fo:margin-top="0in" fo:margin-bottom="0in" style:contextual-spacing="false" fo:line-height="100%"/>
      <style:text-properties fo:language="id" fo:country="ID" officeooo:paragraph-rsid="0138d83c"/>
    </style:style>
    <style:style style:name="P240" style:family="paragraph" style:parent-style-name="Normal">
      <style:paragraph-properties fo:margin-top="0in" fo:margin-bottom="0in" style:contextual-spacing="false" fo:line-height="100%"/>
      <style:text-properties fo:language="id" fo:country="ID" officeooo:paragraph-rsid="013e7ff8"/>
    </style:style>
    <style:style style:name="P241" style:family="paragraph" style:parent-style-name="Normal">
      <style:paragraph-properties fo:margin-top="0in" fo:margin-bottom="0in" style:contextual-spacing="false" fo:line-height="100%"/>
      <style:text-properties fo:language="id" fo:country="ID" officeooo:paragraph-rsid="016a5aa1"/>
    </style:style>
    <style:style style:name="P242" style:family="paragraph" style:parent-style-name="Normal">
      <style:paragraph-properties fo:margin-top="0in" fo:margin-bottom="0in" style:contextual-spacing="false" fo:line-height="100%"/>
      <style:text-properties fo:language="id" fo:country="ID" officeooo:paragraph-rsid="015bb0d9"/>
    </style:style>
    <style:style style:name="P243" style:family="paragraph" style:parent-style-name="Normal">
      <style:paragraph-properties fo:margin-top="0in" fo:margin-bottom="0in" style:contextual-spacing="false" fo:line-height="100%"/>
      <style:text-properties fo:language="id" fo:country="ID" officeooo:paragraph-rsid="015bee13"/>
    </style:style>
    <style:style style:name="P244" style:family="paragraph" style:parent-style-name="Normal">
      <style:paragraph-properties fo:margin-top="0in" fo:margin-bottom="0in" style:contextual-spacing="false" fo:line-height="100%"/>
      <style:text-properties fo:language="id" fo:country="ID" officeooo:paragraph-rsid="01a4e5e3"/>
    </style:style>
    <style:style style:name="P245" style:family="paragraph" style:parent-style-name="Normal">
      <style:paragraph-properties fo:margin-top="0in" fo:margin-bottom="0in" style:contextual-spacing="false" fo:line-height="100%"/>
      <style:text-properties fo:language="id" fo:country="ID" officeooo:paragraph-rsid="0165a427"/>
    </style:style>
    <style:style style:name="P246" style:family="paragraph" style:parent-style-name="Normal">
      <style:paragraph-properties fo:margin-top="0in" fo:margin-bottom="0in" style:contextual-spacing="false" fo:line-height="100%"/>
      <style:text-properties fo:language="id" fo:country="ID" officeooo:paragraph-rsid="01ac364e"/>
    </style:style>
    <style:style style:name="P247" style:family="paragraph" style:parent-style-name="Normal">
      <style:paragraph-properties fo:margin-top="0in" fo:margin-bottom="0in" style:contextual-spacing="false" fo:line-height="100%"/>
      <style:text-properties fo:language="id" fo:country="ID" officeooo:paragraph-rsid="016d9749"/>
    </style:style>
    <style:style style:name="P248" style:family="paragraph" style:parent-style-name="Normal">
      <style:paragraph-properties fo:margin-top="0in" fo:margin-bottom="0in" style:contextual-spacing="false" fo:line-height="100%"/>
      <style:text-properties fo:language="id" fo:country="ID" officeooo:paragraph-rsid="0184d192"/>
    </style:style>
    <style:style style:name="P249" style:family="paragraph" style:parent-style-name="Normal">
      <style:paragraph-properties fo:margin-top="0in" fo:margin-bottom="0in" style:contextual-spacing="false" fo:line-height="100%"/>
      <style:text-properties fo:language="id" fo:country="ID" officeooo:paragraph-rsid="01b5d20e"/>
    </style:style>
    <style:style style:name="P250" style:family="paragraph" style:parent-style-name="Normal">
      <style:paragraph-properties fo:margin-top="0in" fo:margin-bottom="0in" style:contextual-spacing="false" fo:line-height="100%"/>
      <style:text-properties fo:language="id" fo:country="ID" officeooo:rsid="00a0274f" officeooo:paragraph-rsid="00a0274f"/>
    </style:style>
    <style:style style:name="P251" style:family="paragraph" style:parent-style-name="Normal">
      <style:paragraph-properties fo:margin-top="0in" fo:margin-bottom="0in" style:contextual-spacing="false" fo:line-height="100%"/>
      <style:text-properties fo:language="id" fo:country="ID" officeooo:rsid="00eef1ba" officeooo:paragraph-rsid="00eef1ba"/>
    </style:style>
    <style:style style:name="P252" style:family="paragraph" style:parent-style-name="Normal">
      <style:paragraph-properties fo:margin-top="0in" fo:margin-bottom="0in" style:contextual-spacing="false" fo:line-height="100%"/>
      <style:text-properties fo:language="id" fo:country="ID" officeooo:rsid="013e7ff8" officeooo:paragraph-rsid="013e7ff8"/>
    </style:style>
    <style:style style:name="P253" style:family="paragraph" style:parent-style-name="Normal">
      <style:paragraph-properties fo:margin-top="0in" fo:margin-bottom="0in" style:contextual-spacing="false" fo:line-height="100%"/>
      <style:text-properties fo:language="id" fo:country="ID" officeooo:rsid="0139b3ff" officeooo:paragraph-rsid="0139b3ff"/>
    </style:style>
    <style:style style:name="P254" style:family="paragraph" style:parent-style-name="Normal">
      <style:paragraph-properties fo:margin-top="0in" fo:margin-bottom="0in" style:contextual-spacing="false" fo:line-height="100%"/>
      <style:text-properties fo:language="id" fo:country="ID" officeooo:rsid="0165a427" officeooo:paragraph-rsid="0165a427"/>
    </style:style>
    <style:style style:name="P255" style:family="paragraph" style:parent-style-name="Normal">
      <style:paragraph-properties fo:margin-top="0in" fo:margin-bottom="0in" style:contextual-spacing="false" fo:line-height="100%"/>
      <style:text-properties fo:color="#000000" loext:opacity="100%" style:font-name="Orkney Light1" fo:font-size="12pt" fo:language="id" fo:country="ID" fo:font-style="italic" officeooo:rsid="00256179" officeooo:paragraph-rsid="00256179" style:font-size-asian="12pt" style:font-style-asian="italic" style:font-size-complex="12pt" style:font-style-complex="italic"/>
    </style:style>
    <style:style style:name="P256" style:family="paragraph" style:parent-style-name="Normal">
      <style:paragraph-properties fo:margin-top="0in" fo:margin-bottom="0in" style:contextual-spacing="false" fo:line-height="100%"/>
      <style:text-properties fo:color="#000000" loext:opacity="100%" style:font-name="Orkney Light1" fo:font-size="12pt" fo:language="id" fo:country="ID" fo:font-style="italic" officeooo:rsid="0023434c" officeooo:paragraph-rsid="0023434c" style:font-size-asian="12pt" style:font-style-asian="italic" style:font-size-complex="12pt" style:font-style-complex="italic"/>
    </style:style>
    <style:style style:name="P257" style:family="paragraph" style:parent-style-name="Normal">
      <style:paragraph-properties fo:margin-top="0in" fo:margin-bottom="0in" style:contextual-spacing="false" fo:line-height="100%"/>
      <style:text-properties officeooo:rsid="021399bd" officeooo:paragraph-rsid="0218da34"/>
    </style:style>
    <style:style style:name="P258" style:family="paragraph" style:parent-style-name="Normal_20__28_Web_29_" style:master-page-name="MP0">
      <style:paragraph-properties fo:text-align="center" style:justify-single-word="false" style:page-number="auto" fo:break-before="page"/>
      <style:text-properties fo:color="#000000" loext:opacity="100%" style:font-name="Orkney Light1"/>
    </style:style>
    <style:style style:name="P259" style:family="paragraph" style:parent-style-name="Normal">
      <style:paragraph-properties fo:margin-top="0in" fo:margin-bottom="0in" style:contextual-spacing="false" fo:line-height="100%"/>
      <style:text-properties style:font-name="Orkney Light" fo:font-size="12pt" fo:language="id" fo:country="ID" officeooo:rsid="01440dc2" officeooo:paragraph-rsid="016a5aa1" style:font-size-asian="12pt" style:font-size-complex="12pt"/>
    </style:style>
    <style:style style:name="P260" style:family="paragraph" style:parent-style-name="Normal">
      <style:paragraph-properties fo:margin-top="0in" fo:margin-bottom="0in" style:contextual-spacing="false" fo:line-height="100%"/>
      <style:text-properties style:font-name="Orkney Light" fo:font-size="12pt" fo:language="id" fo:country="ID" officeooo:rsid="015f05a5" officeooo:paragraph-rsid="015bee13" style:font-size-asian="12pt" style:font-size-complex="12pt"/>
    </style:style>
    <style:style style:name="P261" style:family="paragraph" style:parent-style-name="Normal">
      <style:paragraph-properties fo:margin-top="0in" fo:margin-bottom="0in" style:contextual-spacing="false" fo:line-height="100%"/>
      <style:text-properties style:font-name="Orkney Light" fo:font-size="12pt" fo:language="id" fo:country="ID" officeooo:rsid="0167eb1d" officeooo:paragraph-rsid="01a8cf73" style:font-size-asian="12pt" style:font-size-complex="12pt"/>
    </style:style>
    <style:style style:name="P262" style:family="paragraph" style:parent-style-name="Normal">
      <style:paragraph-properties fo:margin-top="0in" fo:margin-bottom="0in" style:contextual-spacing="false" fo:line-height="100%"/>
      <style:text-properties style:font-name="Orkney Light" fo:font-size="12pt" fo:language="id" fo:country="ID" officeooo:rsid="0167eb1d" officeooo:paragraph-rsid="01ac364e" style:font-size-asian="12pt" style:font-size-complex="12pt"/>
    </style:style>
    <style:style style:name="P263" style:family="paragraph" style:parent-style-name="Normal">
      <style:paragraph-properties fo:margin-top="0in" fo:margin-bottom="0in" style:contextual-spacing="false" fo:line-height="100%"/>
      <style:text-properties style:font-name="Orkney Light" fo:font-size="12pt" fo:language="id" fo:country="ID" officeooo:rsid="01b4b9f1" officeooo:paragraph-rsid="01b5d20e" style:font-size-asian="12pt" style:font-size-complex="12pt"/>
    </style:style>
    <style:style style:name="P264" style:family="paragraph" style:parent-style-name="Normal">
      <style:paragraph-properties fo:margin-top="0in" fo:margin-bottom="0in" style:contextual-spacing="false" fo:line-height="100%"/>
      <style:text-properties style:font-name="Orkney Light" fo:font-size="12pt" fo:language="id" fo:country="ID" officeooo:rsid="018256fa" officeooo:paragraph-rsid="01b5d20e" style:font-size-asian="12pt" style:font-size-complex="12pt"/>
    </style:style>
    <style:style style:name="P265" style:family="paragraph" style:parent-style-name="Normal">
      <style:paragraph-properties fo:margin-top="0in" fo:margin-bottom="0in" style:contextual-spacing="false" fo:line-height="100%"/>
      <style:text-properties style:font-name="Orkney Light" fo:font-size="12pt" fo:language="id" fo:country="ID" officeooo:rsid="0182ff9f" officeooo:paragraph-rsid="017364bf" style:font-size-asian="12pt" style:font-size-complex="12pt"/>
    </style:style>
    <style:style style:name="P266" style:family="paragraph" style:parent-style-name="Normal">
      <style:paragraph-properties fo:margin-top="0in" fo:margin-bottom="0in" style:contextual-spacing="false" fo:line-height="100%"/>
      <style:text-properties style:font-name="Orkney Light" fo:font-size="12pt" fo:language="id" fo:country="ID" officeooo:rsid="0182ff9f" officeooo:paragraph-rsid="0182ff9f" style:font-size-asian="12pt" style:font-size-complex="12pt"/>
    </style:style>
    <style:style style:name="P267" style:family="paragraph" style:parent-style-name="Normal">
      <style:paragraph-properties fo:margin-top="0in" fo:margin-bottom="0in" style:contextual-spacing="false" fo:line-height="100%"/>
      <style:text-properties style:font-name="Orkney Light" fo:font-size="12pt" fo:language="id" fo:country="ID" officeooo:rsid="0184d192" officeooo:paragraph-rsid="0184d192" style:font-size-asian="12pt" style:font-size-complex="12pt"/>
    </style:style>
    <style:style style:name="P268" style:family="paragraph" style:parent-style-name="Normal">
      <style:paragraph-properties fo:margin-top="0in" fo:margin-bottom="0in" style:contextual-spacing="false" fo:line-height="100%"/>
      <style:text-properties style:font-name="Orkney Light" fo:font-size="12pt" fo:language="id" fo:country="ID" officeooo:rsid="01c2615d" officeooo:paragraph-rsid="01e69bdf" style:font-size-asian="12pt" style:font-size-complex="12pt"/>
    </style:style>
    <style:style style:name="P269" style:family="paragraph" style:parent-style-name="Normal">
      <style:paragraph-properties fo:margin-top="0in" fo:margin-bottom="0in" style:contextual-spacing="false" fo:line-height="100%"/>
      <style:text-properties style:font-name="Orkney Light" fo:font-size="12pt" fo:language="id" fo:country="ID" officeooo:rsid="01eca0d6" officeooo:paragraph-rsid="01eca0d6" style:font-size-asian="12pt" style:font-size-complex="12pt"/>
    </style:style>
    <style:style style:name="P270" style:family="paragraph" style:parent-style-name="Normal">
      <style:paragraph-properties fo:margin-top="0in" fo:margin-bottom="0in" style:contextual-spacing="false" fo:line-height="100%"/>
      <style:text-properties style:font-name="Orkney Light" fo:font-size="12pt" fo:language="id" fo:country="ID" officeooo:rsid="01cff151" officeooo:paragraph-rsid="01cff151" style:font-size-asian="12pt" style:font-size-complex="12pt"/>
    </style:style>
    <style:style style:name="P271" style:family="paragraph" style:parent-style-name="Normal">
      <style:paragraph-properties fo:margin-top="0in" fo:margin-bottom="0in" style:contextual-spacing="false" fo:line-height="100%"/>
      <style:text-properties style:font-name="Orkney Light" fo:font-size="12pt" fo:language="id" fo:country="ID" officeooo:rsid="021399bd" officeooo:paragraph-rsid="01cff151" style:font-size-asian="12pt" style:font-size-complex="12pt"/>
    </style:style>
    <style:style style:name="P272" style:family="paragraph" style:parent-style-name="Normal">
      <style:paragraph-properties fo:margin-top="0in" fo:margin-bottom="0in" style:contextual-spacing="false" fo:line-height="100%"/>
      <style:text-properties style:font-name="Orkney Light" fo:font-size="12pt" fo:language="id" fo:country="ID" officeooo:rsid="021399bd" officeooo:paragraph-rsid="021399bd" style:font-size-asian="12pt" style:font-size-complex="12pt"/>
    </style:style>
    <style:style style:name="P273" style:family="paragraph" style:parent-style-name="Normal">
      <style:paragraph-properties fo:margin-top="0in" fo:margin-bottom="0in" style:contextual-spacing="false" fo:line-height="100%"/>
      <style:text-properties style:font-name="Orkney Light" fo:font-size="12pt" fo:language="id" fo:country="ID" officeooo:rsid="02172ad6" officeooo:paragraph-rsid="0218da34" style:font-size-asian="12pt" style:font-size-complex="12pt"/>
    </style:style>
    <style:style style:name="P274" style:family="paragraph" style:parent-style-name="List_20_Paragraph" style:list-style-name="L1">
      <style:paragraph-properties fo:margin-top="0in" fo:margin-bottom="0.1in" style:contextual-spacing="false"/>
      <style:text-properties style:font-name="Orkney Light1" fo:font-size="12pt" officeooo:rsid="0136576c" officeooo:paragraph-rsid="0136576c" style:font-name-asian="Times New Roman" style:font-size-asian="12pt" style:font-name-complex="Times New Roman" style:font-size-complex="12pt"/>
    </style:style>
    <style:style style:name="P275" style:family="paragraph" style:parent-style-name="List_20_Paragraph" style:list-style-name="L1">
      <style:paragraph-properties fo:margin-top="0in" fo:margin-bottom="0.1in" style:contextual-spacing="false"/>
      <style:text-properties style:font-name="Orkney Light1" fo:font-size="12pt" officeooo:rsid="00787b04" officeooo:paragraph-rsid="0136576c" style:font-name-asian="Times New Roman" style:font-size-asian="12pt" style:font-name-complex="Times New Roman" style:font-size-complex="12pt"/>
    </style:style>
    <style:style style:name="P276" style:family="paragraph" style:parent-style-name="List_20_Paragraph" style:list-style-name="L1">
      <style:paragraph-properties fo:margin-top="0in" fo:margin-bottom="0.1in" style:contextual-spacing="false"/>
      <style:text-properties style:font-name="Orkney Light1" fo:font-size="12pt" officeooo:rsid="0121aead" officeooo:paragraph-rsid="0136576c" style:font-name-asian="Times New Roman" style:font-size-asian="12pt" style:font-name-complex="Times New Roman" style:font-size-complex="12pt"/>
    </style:style>
    <style:style style:name="P277" style:family="paragraph" style:parent-style-name="List_20_Paragraph" style:list-style-name="L1">
      <style:paragraph-properties fo:margin-top="0in" fo:margin-bottom="0.1in" style:contextual-spacing="false"/>
      <style:text-properties officeooo:paragraph-rsid="0136576c"/>
    </style:style>
    <style:style style:name="T1" style:family="text">
      <style:text-properties fo:color="#000000" loext:opacity="100%" style:font-name="Orkney Light1"/>
    </style:style>
    <style:style style:name="T2" style:family="text">
      <style:text-properties fo:color="#000000" loext:opacity="100%" style:font-name="Orkney Light1" fo:language="id" fo:country="ID"/>
    </style:style>
    <style:style style:name="T3" style:family="text">
      <style:text-properties fo:color="#000000" loext:opacity="100%" style:font-name="Orkney Light1" fo:language="id" fo:country="ID" fo:font-weight="bold" style:font-weight-asian="bold" style:font-weight-complex="bold"/>
    </style:style>
    <style:style style:name="T4" style:family="text">
      <style:text-properties fo:color="#000000" loext:opacity="100%" style:font-name="Orkney Light1" fo:language="id" fo:country="ID" fo:font-weight="bold" officeooo:rsid="007fcf94" style:font-weight-asian="bold" style:font-weight-complex="bold"/>
    </style:style>
    <style:style style:name="T5" style:family="text">
      <style:text-properties fo:color="#000000" loext:opacity="100%" style:font-name="Orkney Light1" fo:font-weight="bold" style:font-weight-asian="bold" style:font-weight-complex="bold"/>
    </style:style>
    <style:style style:name="T6" style:family="text">
      <style:text-properties fo:color="#000000" loext:opacity="100%" style:font-name="Orkney Light1" fo:font-size="12pt" fo:language="id" fo:country="ID" fo:font-style="italic" officeooo:rsid="0023434c" style:font-name-asian="Times New Roman" style:font-size-asian="12pt" style:font-style-asian="italic" style:font-name-complex="Times New Roman" style:font-size-complex="12pt" style:font-style-complex="italic"/>
    </style:style>
    <style:style style:name="T7" style:family="text">
      <style:text-properties fo:color="#000000" loext:opacity="100%" style:font-name="Orkney Light1" fo:font-size="12pt" fo:language="id" fo:country="ID" fo:font-style="italic" officeooo:rsid="002f00b0" style:font-name-asian="Times New Roman" style:font-size-asian="12pt" style:font-style-asian="italic" style:font-name-complex="Times New Roman" style:font-size-complex="12pt" style:font-style-complex="italic"/>
    </style:style>
    <style:style style:name="T8" style:family="text">
      <style:text-properties fo:color="#000000" loext:opacity="100%" style:font-name="Orkney Light1" fo:font-size="12pt" fo:language="id" fo:country="ID" fo:font-style="italic" style:font-size-asian="12pt" style:font-style-asian="italic" style:font-size-complex="12pt" style:font-style-complex="italic"/>
    </style:style>
    <style:style style:name="T9" style:family="text">
      <style:text-properties fo:color="#000000" loext:opacity="100%" style:font-name="Orkney Light1" fo:font-size="12pt" fo:language="id" fo:country="ID" fo:font-style="italic" officeooo:rsid="002a02d8" style:font-size-asian="12pt" style:font-style-asian="italic" style:font-size-complex="12pt" style:font-style-complex="italic"/>
    </style:style>
    <style:style style:name="T10" style:family="text">
      <style:text-properties fo:color="#000000" loext:opacity="100%" style:font-name="Orkney Light1" fo:font-size="12pt" fo:language="id" fo:country="ID" fo:font-style="italic" officeooo:rsid="002b3de1" style:font-size-asian="12pt" style:font-style-asian="italic" style:font-size-complex="12pt" style:font-style-complex="italic"/>
    </style:style>
    <style:style style:name="T11" style:family="text">
      <style:text-properties fo:color="#000000" loext:opacity="100%" style:font-name="Orkney Light1" fo:font-size="12pt" fo:language="id" fo:country="ID" fo:font-style="italic" officeooo:rsid="002a411e" style:font-size-asian="12pt" style:font-style-asian="italic" style:font-size-complex="12pt" style:font-style-complex="italic"/>
    </style:style>
    <style:style style:name="T12" style:family="text">
      <style:text-properties fo:color="#000000" loext:opacity="100%" style:font-name="Orkney Light1" fo:font-size="12pt" fo:language="id" fo:country="ID" fo:font-style="italic" officeooo:rsid="002b40b0" style:font-size-asian="12pt" style:font-style-asian="italic" style:font-size-complex="12pt" style:font-style-complex="italic"/>
    </style:style>
    <style:style style:name="T13" style:family="text">
      <style:text-properties style:font-name="Orkney Light1" fo:language="id" fo:country="ID" fo:font-weight="bold" style:font-weight-asian="bold" style:font-weight-complex="bold"/>
    </style:style>
    <style:style style:name="T14" style:family="text">
      <style:text-properties style:font-name="Orkney Light1" fo:font-weight="bold" style:font-weight-asian="bold" style:font-weight-complex="bold"/>
    </style:style>
    <style:style style:name="T15" style:family="text">
      <style:text-properties style:font-name="Orkney Light1" fo:font-size="12pt" fo:language="id" fo:country="ID" style:font-name-asian="Times New Roman" style:font-size-asian="12pt" style:font-name-complex="Times New Roman" style:font-size-complex="12pt"/>
    </style:style>
    <style:style style:name="T16" style:family="text">
      <style:text-properties style:font-name="Orkney Light1" fo:font-size="12pt" fo:language="id" fo:country="ID" officeooo:rsid="001a6a08" style:font-name-asian="Times New Roman" style:font-size-asian="12pt" style:font-name-complex="Times New Roman" style:font-size-complex="12pt"/>
    </style:style>
    <style:style style:name="T17" style:family="text">
      <style:text-properties style:font-name="Orkney Light1" fo:font-size="12pt" fo:language="id" fo:country="ID" officeooo:rsid="001f3751" style:font-name-asian="Times New Roman" style:font-size-asian="12pt" style:font-name-complex="Times New Roman" style:font-size-complex="12pt"/>
    </style:style>
    <style:style style:name="T18" style:family="text">
      <style:text-properties style:font-name="Orkney Light1" fo:font-size="12pt" fo:language="id" fo:country="ID" officeooo:rsid="00209646" style:font-name-asian="Times New Roman" style:font-size-asian="12pt" style:font-name-complex="Times New Roman" style:font-size-complex="12pt"/>
    </style:style>
    <style:style style:name="T19" style:family="text">
      <style:text-properties style:font-name="Orkney Light1" fo:font-size="12pt" fo:language="id" fo:country="ID" officeooo:rsid="00225591" style:font-name-asian="Times New Roman" style:font-size-asian="12pt" style:font-name-complex="Times New Roman" style:font-size-complex="12pt"/>
    </style:style>
    <style:style style:name="T20" style:family="text">
      <style:text-properties style:font-name="Orkney Light1" fo:font-size="12pt" fo:language="id" fo:country="ID" officeooo:rsid="00843281" style:font-name-asian="Times New Roman" style:font-size-asian="12pt" style:font-name-complex="Times New Roman" style:font-size-complex="12pt"/>
    </style:style>
    <style:style style:name="T21" style:family="text">
      <style:text-properties style:font-name="Orkney Light1" fo:font-size="12pt" fo:language="id" fo:country="ID" fo:font-weight="bold" officeooo:rsid="007dfe89" style:font-name-asian="Times New Roman" style:font-size-asian="12pt" style:font-weight-asian="bold" style:font-name-complex="Times New Roman" style:font-size-complex="12pt" style:font-weight-complex="bold"/>
    </style:style>
    <style:style style:name="T22" style:family="text">
      <style:text-properties style:font-name="Orkney Light1" fo:font-size="12pt" style:font-name-asian="Times New Roman" style:font-size-asian="12pt" style:font-name-complex="Times New Roman" style:font-size-complex="12pt"/>
    </style:style>
    <style:style style:name="T23" style:family="text">
      <style:text-properties style:font-name="Orkney Light1" fo:font-size="12pt" officeooo:rsid="0124185c" style:font-name-asian="Times New Roman" style:font-size-asian="12pt" style:font-name-complex="Times New Roman" style:font-size-complex="12pt"/>
    </style:style>
    <style:style style:name="T24" style:family="text">
      <style:text-properties style:font-name="Orkney Light1" fo:font-size="12pt" officeooo:rsid="0147e0f6" style:font-name-asian="Times New Roman" style:font-size-asian="12pt" style:font-name-complex="Times New Roman" style:font-size-complex="12pt"/>
    </style:style>
    <style:style style:name="T25" style:family="text">
      <style:text-properties style:font-name="Orkney Light1" fo:font-size="12pt" officeooo:rsid="0126c72d" style:font-name-asian="Times New Roman" style:font-size-asian="12pt" style:font-name-complex="Times New Roman" style:font-size-complex="12pt"/>
    </style:style>
    <style:style style:name="T26" style:family="text">
      <style:text-properties style:font-name="Orkney Light1" fo:font-size="12pt" officeooo:rsid="02166ad8" style:font-name-asian="Times New Roman" style:font-size-asian="12pt" style:font-name-complex="Times New Roman" style:font-size-complex="12pt"/>
    </style:style>
    <style:style style:name="T27" style:family="text">
      <style:text-properties style:font-name="Orkney Light1" fo:font-size="12pt" officeooo:rsid="01255967" style:font-name-asian="Times New Roman" style:font-size-asian="12pt" style:font-name-complex="Times New Roman" style:font-size-complex="12pt"/>
    </style:style>
    <style:style style:name="T28" style:family="text">
      <style:text-properties style:font-name="Orkney Light1" fo:font-size="12pt" officeooo:rsid="01487d80" style:font-name-asian="Times New Roman" style:font-size-asian="12pt" style:font-name-complex="Times New Roman" style:font-size-complex="12pt"/>
    </style:style>
    <style:style style:name="T29" style:family="text">
      <style:text-properties style:font-name="Orkney Light1" fo:font-size="12pt" style:font-size-asian="12pt" style:font-size-complex="12pt"/>
    </style:style>
    <style:style style:name="T30" style:family="text">
      <style:text-properties style:font-name="Orkney Light1" fo:font-size="12pt" officeooo:rsid="00328fe0" style:font-size-asian="12pt" style:font-size-complex="12pt"/>
    </style:style>
    <style:style style:name="T31" style:family="text">
      <style:text-properties style:font-name="Orkney Light1" fo:font-size="12pt" officeooo:rsid="003b4e79" style:font-size-asian="12pt" style:font-size-complex="12pt"/>
    </style:style>
    <style:style style:name="T32" style:family="text">
      <style:text-properties style:font-name="Orkney Light1" fo:font-size="12pt" officeooo:rsid="003cbaad" style:font-size-asian="12pt" style:font-size-complex="12pt"/>
    </style:style>
    <style:style style:name="T33" style:family="text">
      <style:text-properties style:font-name="Orkney Light1" fo:font-size="12pt" officeooo:rsid="004153ce" style:font-size-asian="12pt" style:font-size-complex="12pt"/>
    </style:style>
    <style:style style:name="T34" style:family="text">
      <style:text-properties style:font-name="Orkney Light1" fo:font-size="12pt" officeooo:rsid="014cacfa" style:font-size-asian="12pt" style:font-size-complex="12pt"/>
    </style:style>
    <style:style style:name="T35" style:family="text">
      <style:text-properties style:font-name="Orkney Light1" fo:font-size="12pt" fo:font-weight="bold" officeooo:rsid="01003f19" style:font-size-asian="12pt" style:font-weight-asian="bold" style:font-size-complex="12pt"/>
    </style:style>
    <style:style style:name="T36" style:family="text">
      <style:text-properties style:font-name="Orkney Light1" fo:font-size="12pt" fo:font-weight="bold" officeooo:rsid="0048a2c4" style:font-size-asian="12pt" style:font-weight-asian="bold" style:font-size-complex="12pt"/>
    </style:style>
    <style:style style:name="T37" style:family="text">
      <style:text-properties officeooo:rsid="00244cc5"/>
    </style:style>
    <style:style style:name="T38" style:family="text">
      <style:text-properties officeooo:rsid="00254804"/>
    </style:style>
    <style:style style:name="T39" style:family="text">
      <style:text-properties officeooo:rsid="00275312"/>
    </style:style>
    <style:style style:name="T40" style:family="text">
      <style:text-properties officeooo:rsid="002a02d8"/>
    </style:style>
    <style:style style:name="T41" style:family="text">
      <style:text-properties officeooo:rsid="002f00b0"/>
    </style:style>
    <style:style style:name="T42" style:family="text">
      <style:text-properties officeooo:rsid="00328fe0"/>
    </style:style>
    <style:style style:name="T43" style:family="text">
      <style:text-properties officeooo:rsid="003b0d03"/>
    </style:style>
    <style:style style:name="T44" style:family="text">
      <style:text-properties officeooo:rsid="003b4e79"/>
    </style:style>
    <style:style style:name="T45" style:family="text">
      <style:text-properties officeooo:rsid="0043459a"/>
    </style:style>
    <style:style style:name="T46" style:family="text">
      <style:text-properties officeooo:rsid="0048a2c4"/>
    </style:style>
    <style:style style:name="T47" style:family="text">
      <style:text-properties officeooo:rsid="004d52dc"/>
    </style:style>
    <style:style style:name="T48" style:family="text">
      <style:text-properties officeooo:rsid="0050729f"/>
    </style:style>
    <style:style style:name="T49" style:family="text">
      <style:text-properties officeooo:rsid="005362bf"/>
    </style:style>
    <style:style style:name="T50" style:family="text">
      <style:text-properties officeooo:rsid="0055f244"/>
    </style:style>
    <style:style style:name="T51" style:family="text">
      <style:text-properties officeooo:rsid="0057756b"/>
    </style:style>
    <style:style style:name="T52" style:family="text">
      <style:text-properties officeooo:rsid="00577a89"/>
    </style:style>
    <style:style style:name="T53" style:family="text">
      <style:text-properties officeooo:rsid="0058231e"/>
    </style:style>
    <style:style style:name="T54" style:family="text">
      <style:text-properties officeooo:rsid="005853d0"/>
    </style:style>
    <style:style style:name="T55" style:family="text">
      <style:text-properties style:font-name="Orkney Light" fo:font-size="12pt" fo:font-weight="normal" officeooo:rsid="0066f530" style:font-size-asian="12pt" style:font-weight-asian="normal" style:font-size-complex="12pt" style:font-weight-complex="normal"/>
    </style:style>
    <style:style style:name="T56" style:family="text">
      <style:text-properties style:font-name="Orkney Light" fo:font-size="12pt" fo:font-weight="normal" officeooo:rsid="00679abb" style:font-size-asian="12pt" style:font-weight-asian="normal" style:font-size-complex="12pt" style:font-weight-complex="normal"/>
    </style:style>
    <style:style style:name="T57" style:family="text">
      <style:text-properties style:font-name="Orkney Light" fo:font-size="12pt" fo:font-weight="normal" officeooo:rsid="006c6b1d" style:font-size-asian="12pt" style:font-weight-asian="normal" style:font-size-complex="12pt" style:font-weight-complex="normal"/>
    </style:style>
    <style:style style:name="T58" style:family="text">
      <style:text-properties style:font-name="Orkney Light" fo:font-size="12pt" fo:font-weight="normal" officeooo:rsid="0071a1d3" style:font-size-asian="12pt" style:font-weight-asian="normal" style:font-size-complex="12pt" style:font-weight-complex="normal"/>
    </style:style>
    <style:style style:name="T59" style:family="text">
      <style:text-properties style:font-name="Orkney Light" fo:font-size="12pt" fo:font-weight="normal" officeooo:rsid="0074ee12" style:font-size-asian="12pt" style:font-weight-asian="normal" style:font-size-complex="12pt" style:font-weight-complex="normal"/>
    </style:style>
    <style:style style:name="T60" style:family="text">
      <style:text-properties style:font-name="Orkney Light" fo:font-size="12pt" fo:font-weight="normal" officeooo:rsid="013afc96" style:font-size-asian="12pt" style:font-weight-asian="normal" style:font-size-complex="12pt" style:font-weight-complex="normal"/>
    </style:style>
    <style:style style:name="T61" style:family="text">
      <style:text-properties style:font-name="Orkney Light" fo:font-size="12pt" fo:font-weight="normal" officeooo:rsid="0059db21" style:font-size-asian="12pt" style:font-weight-asian="normal" style:font-size-complex="12pt" style:font-weight-complex="normal"/>
    </style:style>
    <style:style style:name="T62" style:family="text">
      <style:text-properties style:font-name="Orkney Light" fo:font-size="12pt" fo:font-weight="normal" officeooo:rsid="005ec254" style:font-size-asian="12pt" style:font-weight-asian="normal" style:font-size-complex="12pt" style:font-weight-complex="normal"/>
    </style:style>
    <style:style style:name="T63" style:family="text">
      <style:text-properties style:font-name="Orkney Light" fo:font-size="12pt" fo:font-weight="normal" officeooo:rsid="005f4bc7" style:font-size-asian="12pt" style:font-weight-asian="normal" style:font-size-complex="12pt" style:font-weight-complex="normal"/>
    </style:style>
    <style:style style:name="T64" style:family="text">
      <style:text-properties style:font-name="Orkney Light" fo:font-size="12pt" fo:font-weight="normal" officeooo:rsid="00614b76" style:font-size-asian="12pt" style:font-weight-asian="normal" style:font-size-complex="12pt" style:font-weight-complex="normal"/>
    </style:style>
    <style:style style:name="T65" style:family="text">
      <style:text-properties style:font-name="Orkney Light" fo:font-size="12pt" fo:font-weight="normal" officeooo:rsid="00629678" style:font-size-asian="12pt" style:font-weight-asian="normal" style:font-size-complex="12pt" style:font-weight-complex="normal"/>
    </style:style>
    <style:style style:name="T66" style:family="text">
      <style:text-properties style:font-name="Orkney Light" fo:font-size="12pt" fo:font-weight="normal" officeooo:rsid="005853d0" style:font-size-asian="12pt" style:font-weight-asian="normal" style:font-size-complex="12pt" style:font-weight-complex="normal"/>
    </style:style>
    <style:style style:name="T67" style:family="text">
      <style:text-properties style:font-name="Orkney Light" fo:font-size="12pt" fo:font-weight="normal" officeooo:rsid="014cacfa" style:font-size-asian="12pt" style:font-weight-asian="normal" style:font-size-complex="12pt" style:font-weight-complex="normal"/>
    </style:style>
    <style:style style:name="T68" style:family="text">
      <style:text-properties style:font-name="Orkney Light" fo:font-size="12pt" fo:font-weight="normal" officeooo:rsid="0059084c" style:font-size-asian="12pt" style:font-weight-asian="normal" style:font-size-complex="12pt" style:font-weight-complex="normal"/>
    </style:style>
    <style:style style:name="T69" style:family="text">
      <style:text-properties style:font-name="Orkney Light" fo:font-size="12pt" fo:font-weight="normal" officeooo:rsid="005522b8" style:font-size-asian="12pt" style:font-weight-asian="normal" style:font-size-complex="12pt" style:font-weight-complex="normal"/>
    </style:style>
    <style:style style:name="T70" style:family="text">
      <style:text-properties style:font-name="Orkney Light" fo:font-size="12pt" fo:font-weight="normal" officeooo:rsid="0063f464" style:font-size-asian="12pt" style:font-weight-asian="normal" style:font-size-complex="12pt" style:font-weight-complex="normal"/>
    </style:style>
    <style:style style:name="T71" style:family="text">
      <style:text-properties style:font-name="Orkney Light" fo:font-size="12pt" fo:font-weight="normal" officeooo:rsid="006e227e" style:font-size-asian="12pt" style:font-weight-asian="normal" style:font-size-complex="12pt" style:font-weight-complex="normal"/>
    </style:style>
    <style:style style:name="T72" style:family="text">
      <style:text-properties style:font-name="Orkney Light" fo:font-size="12pt" style:font-size-asian="12pt" style:font-size-complex="12pt"/>
    </style:style>
    <style:style style:name="T73" style:family="text">
      <style:text-properties style:font-name="Orkney Light" fo:font-size="12pt" officeooo:rsid="00891ba3" style:font-size-asian="12pt" style:font-size-complex="12pt"/>
    </style:style>
    <style:style style:name="T74" style:family="text">
      <style:text-properties style:font-name="Orkney Light" fo:font-size="12pt" officeooo:rsid="008ae3d0" style:font-size-asian="12pt" style:font-size-complex="12pt"/>
    </style:style>
    <style:style style:name="T75" style:family="text">
      <style:text-properties style:font-name="Orkney Light" fo:font-size="12pt" officeooo:rsid="009e5e9f" style:font-size-asian="12pt" style:font-size-complex="12pt"/>
    </style:style>
    <style:style style:name="T76" style:family="text">
      <style:text-properties style:font-name="Orkney Light" fo:font-size="12pt" officeooo:rsid="009f957b" style:font-size-asian="12pt" style:font-size-complex="12pt"/>
    </style:style>
    <style:style style:name="T77" style:family="text">
      <style:text-properties style:font-name="Orkney Light" fo:font-size="12pt" officeooo:rsid="00a29381" style:font-size-asian="12pt" style:font-size-complex="12pt"/>
    </style:style>
    <style:style style:name="T78" style:family="text">
      <style:text-properties style:font-name="Orkney Light" fo:font-size="12pt" officeooo:rsid="00ab10e6" style:font-size-asian="12pt" style:font-size-complex="12pt"/>
    </style:style>
    <style:style style:name="T79" style:family="text">
      <style:text-properties style:font-name="Orkney Light" fo:font-size="12pt" officeooo:rsid="00ac2c46" style:font-size-asian="12pt" style:font-size-complex="12pt"/>
    </style:style>
    <style:style style:name="T80" style:family="text">
      <style:text-properties style:font-name="Orkney Light" fo:font-size="12pt" officeooo:rsid="00b537d7" style:font-size-asian="12pt" style:font-size-complex="12pt"/>
    </style:style>
    <style:style style:name="T81" style:family="text">
      <style:text-properties style:font-name="Orkney Light" fo:font-size="12pt" officeooo:rsid="00b0862e" style:font-size-asian="12pt" style:font-size-complex="12pt"/>
    </style:style>
    <style:style style:name="T82" style:family="text">
      <style:text-properties style:font-name="Orkney Light" fo:font-size="12pt" officeooo:rsid="00aff837" style:font-size-asian="12pt" style:font-size-complex="12pt"/>
    </style:style>
    <style:style style:name="T83" style:family="text">
      <style:text-properties style:font-name="Orkney Light" fo:font-size="12pt" officeooo:rsid="00e3f955" style:font-size-asian="12pt" style:font-size-complex="12pt"/>
    </style:style>
    <style:style style:name="T84" style:family="text">
      <style:text-properties style:font-name="Orkney Light" fo:font-size="12pt" officeooo:rsid="00e5e240" style:font-size-asian="12pt" style:font-size-complex="12pt"/>
    </style:style>
    <style:style style:name="T85" style:family="text">
      <style:text-properties style:font-name="Orkney Light" fo:font-size="12pt" officeooo:rsid="00ed6e5f" style:font-size-asian="12pt" style:font-size-complex="12pt"/>
    </style:style>
    <style:style style:name="T86" style:family="text">
      <style:text-properties style:font-name="Orkney Light" fo:font-size="12pt" officeooo:rsid="00e99f0c" style:font-size-asian="12pt" style:font-size-complex="12pt"/>
    </style:style>
    <style:style style:name="T87" style:family="text">
      <style:text-properties style:font-name="Orkney Light" fo:font-size="12pt" officeooo:rsid="00ec2262" style:font-size-asian="12pt" style:font-size-complex="12pt"/>
    </style:style>
    <style:style style:name="T88" style:family="text">
      <style:text-properties style:font-name="Orkney Light" fo:font-size="12pt" officeooo:rsid="00ede422" style:font-size-asian="12pt" style:font-size-complex="12pt"/>
    </style:style>
    <style:style style:name="T89" style:family="text">
      <style:text-properties style:font-name="Orkney Light" fo:font-size="12pt" officeooo:rsid="00f1c9f1" style:font-size-asian="12pt" style:font-size-complex="12pt"/>
    </style:style>
    <style:style style:name="T90" style:family="text">
      <style:text-properties style:font-name="Orkney Light" fo:font-size="12pt" officeooo:rsid="00c397b3" style:font-size-asian="12pt" style:font-size-complex="12pt"/>
    </style:style>
    <style:style style:name="T91" style:family="text">
      <style:text-properties style:font-name="Orkney Light" fo:font-size="12pt" officeooo:rsid="00c4ad15" style:font-size-asian="12pt" style:font-size-complex="12pt"/>
    </style:style>
    <style:style style:name="T92" style:family="text">
      <style:text-properties style:font-name="Orkney Light" fo:font-size="12pt" officeooo:rsid="00c9fec4" style:font-size-asian="12pt" style:font-size-complex="12pt"/>
    </style:style>
    <style:style style:name="T93" style:family="text">
      <style:text-properties style:font-name="Orkney Light" fo:font-size="12pt" officeooo:rsid="00ff0ebd" style:font-size-asian="12pt" style:font-size-complex="12pt"/>
    </style:style>
    <style:style style:name="T94" style:family="text">
      <style:text-properties style:font-name="Orkney Light" fo:font-size="12pt" officeooo:rsid="01003f19" style:font-size-asian="12pt" style:font-size-complex="12pt"/>
    </style:style>
    <style:style style:name="T95" style:family="text">
      <style:text-properties style:font-name="Orkney Light" fo:font-size="12pt" officeooo:rsid="010006b4" style:font-size-asian="12pt" style:font-size-complex="12pt"/>
    </style:style>
    <style:style style:name="T96" style:family="text">
      <style:text-properties style:font-name="Orkney Light" fo:font-size="12pt" officeooo:rsid="0102df96" style:font-size-asian="12pt" style:font-size-complex="12pt"/>
    </style:style>
    <style:style style:name="T97" style:family="text">
      <style:text-properties style:font-name="Orkney Light" fo:font-size="12pt" officeooo:rsid="0105e50c" style:font-size-asian="12pt" style:font-size-complex="12pt"/>
    </style:style>
    <style:style style:name="T98" style:family="text">
      <style:text-properties style:font-name="Orkney Light" fo:font-size="12pt" officeooo:rsid="00f8f43a" style:font-size-asian="12pt" style:font-size-complex="12pt"/>
    </style:style>
    <style:style style:name="T99" style:family="text">
      <style:text-properties style:font-name="Orkney Light" fo:font-size="12pt" officeooo:rsid="00fd90be" style:font-size-asian="12pt" style:font-size-complex="12pt"/>
    </style:style>
    <style:style style:name="T100" style:family="text">
      <style:text-properties style:font-name="Orkney Light" fo:font-size="12pt" officeooo:rsid="010c8c29" style:font-size-asian="12pt" style:font-size-complex="12pt"/>
    </style:style>
    <style:style style:name="T101" style:family="text">
      <style:text-properties style:font-name="Orkney Light" fo:font-size="12pt" officeooo:rsid="010e5415" style:font-size-asian="12pt" style:font-size-complex="12pt"/>
    </style:style>
    <style:style style:name="T102" style:family="text">
      <style:text-properties style:font-name="Orkney Light" fo:font-size="12pt" officeooo:rsid="010f7bb4" style:font-size-asian="12pt" style:font-size-complex="12pt"/>
    </style:style>
    <style:style style:name="T103" style:family="text">
      <style:text-properties style:font-name="Orkney Light" fo:font-size="12pt" officeooo:rsid="011453b9" style:font-size-asian="12pt" style:font-size-complex="12pt"/>
    </style:style>
    <style:style style:name="T104" style:family="text">
      <style:text-properties style:font-name="Orkney Light" fo:font-size="12pt" officeooo:rsid="011128a1" style:font-size-asian="12pt" style:font-size-complex="12pt"/>
    </style:style>
    <style:style style:name="T105" style:family="text">
      <style:text-properties style:font-name="Orkney Light" fo:font-size="12pt" officeooo:rsid="0116640d" style:font-size-asian="12pt" style:font-size-complex="12pt"/>
    </style:style>
    <style:style style:name="T106" style:family="text">
      <style:text-properties style:font-name="Orkney Light" fo:font-size="12pt" officeooo:rsid="01129e6a" style:font-size-asian="12pt" style:font-size-complex="12pt"/>
    </style:style>
    <style:style style:name="T107" style:family="text">
      <style:text-properties style:font-name="Orkney Light" fo:font-size="12pt" officeooo:rsid="01199430" style:font-size-asian="12pt" style:font-size-complex="12pt"/>
    </style:style>
    <style:style style:name="T108" style:family="text">
      <style:text-properties style:font-name="Orkney Light" fo:font-size="12pt" officeooo:rsid="012e7463" style:font-size-asian="12pt" style:font-size-complex="12pt"/>
    </style:style>
    <style:style style:name="T109" style:family="text">
      <style:text-properties style:font-name="Orkney Light" fo:font-size="12pt" officeooo:rsid="013842f6" style:font-size-asian="12pt" style:font-size-complex="12pt"/>
    </style:style>
    <style:style style:name="T110" style:family="text">
      <style:text-properties style:font-name="Orkney Light" fo:font-size="12pt" officeooo:rsid="0138d83c" style:font-size-asian="12pt" style:font-size-complex="12pt"/>
    </style:style>
    <style:style style:name="T111" style:family="text">
      <style:text-properties style:font-name="Orkney Light" fo:font-size="12pt" officeooo:rsid="01317ad7" style:font-size-asian="12pt" style:font-size-complex="12pt"/>
    </style:style>
    <style:style style:name="T112" style:family="text">
      <style:text-properties style:font-name="Orkney Light" fo:font-size="12pt" officeooo:rsid="0139b3ff" style:font-size-asian="12pt" style:font-size-complex="12pt"/>
    </style:style>
    <style:style style:name="T113" style:family="text">
      <style:text-properties style:font-name="Orkney Light" fo:font-size="12pt" officeooo:rsid="013cbaea" style:font-size-asian="12pt" style:font-size-complex="12pt"/>
    </style:style>
    <style:style style:name="T114" style:family="text">
      <style:text-properties style:font-name="Orkney Light" fo:font-size="12pt" officeooo:rsid="013e7ff8" style:font-size-asian="12pt" style:font-size-complex="12pt"/>
    </style:style>
    <style:style style:name="T115" style:family="text">
      <style:text-properties style:font-name="Orkney Light" fo:font-size="12pt" officeooo:rsid="014018c9" style:font-size-asian="12pt" style:font-size-complex="12pt"/>
    </style:style>
    <style:style style:name="T116" style:family="text">
      <style:text-properties style:font-name="Orkney Light" fo:font-size="12pt" officeooo:rsid="0141e593" style:font-size-asian="12pt" style:font-size-complex="12pt"/>
    </style:style>
    <style:style style:name="T117" style:family="text">
      <style:text-properties style:font-name="Orkney Light" fo:font-size="12pt" officeooo:rsid="014cacfa" style:font-size-asian="12pt" style:font-size-complex="12pt"/>
    </style:style>
    <style:style style:name="T118" style:family="text">
      <style:text-properties style:font-name="Orkney Light" fo:font-size="12pt" officeooo:rsid="00efc3dc" style:font-size-asian="12pt" style:font-size-complex="12pt"/>
    </style:style>
    <style:style style:name="T119" style:family="text">
      <style:text-properties style:font-name="Orkney Light" fo:font-size="12pt" officeooo:rsid="014d9de7" style:font-size-asian="12pt" style:font-size-complex="12pt"/>
    </style:style>
    <style:style style:name="T120" style:family="text">
      <style:text-properties style:font-name="Orkney Light" fo:font-size="12pt" officeooo:rsid="00f33e04" style:font-size-asian="12pt" style:font-size-complex="12pt"/>
    </style:style>
    <style:style style:name="T121" style:family="text">
      <style:text-properties style:font-name="Orkney Light" fo:font-size="12pt" officeooo:rsid="0150b0b0" style:font-size-asian="12pt" style:font-size-complex="12pt"/>
    </style:style>
    <style:style style:name="T122" style:family="text">
      <style:text-properties style:font-name="Orkney Light" fo:font-size="12pt" officeooo:rsid="015116e2" style:font-size-asian="12pt" style:font-size-complex="12pt"/>
    </style:style>
    <style:style style:name="T123" style:family="text">
      <style:text-properties style:font-name="Orkney Light" fo:font-size="12pt" officeooo:rsid="015210f7" style:font-size-asian="12pt" style:font-size-complex="12pt"/>
    </style:style>
    <style:style style:name="T124" style:family="text">
      <style:text-properties style:font-name="Orkney Light" fo:font-size="12pt" officeooo:rsid="01440dc2" style:font-size-asian="12pt" style:font-size-complex="12pt"/>
    </style:style>
    <style:style style:name="T125" style:family="text">
      <style:text-properties style:font-name="Orkney Light" fo:font-size="12pt" officeooo:rsid="0155e200" style:font-size-asian="12pt" style:font-size-complex="12pt"/>
    </style:style>
    <style:style style:name="T126" style:family="text">
      <style:text-properties style:font-name="Orkney Light" fo:font-size="12pt" officeooo:rsid="0159b6ed" style:font-size-asian="12pt" style:font-size-complex="12pt"/>
    </style:style>
    <style:style style:name="T127" style:family="text">
      <style:text-properties style:font-name="Orkney Light" fo:font-size="12pt" officeooo:rsid="015a5c4f" style:font-size-asian="12pt" style:font-size-complex="12pt"/>
    </style:style>
    <style:style style:name="T128" style:family="text">
      <style:text-properties style:font-name="Orkney Light" fo:font-size="12pt" officeooo:rsid="015bee13" style:font-size-asian="12pt" style:font-size-complex="12pt"/>
    </style:style>
    <style:style style:name="T129" style:family="text">
      <style:text-properties style:font-name="Orkney Light" fo:font-size="12pt" officeooo:rsid="015de8b3" style:font-size-asian="12pt" style:font-size-complex="12pt"/>
    </style:style>
    <style:style style:name="T130" style:family="text">
      <style:text-properties style:font-name="Orkney Light" fo:font-size="12pt" officeooo:rsid="015f05a5" style:font-size-asian="12pt" style:font-size-complex="12pt"/>
    </style:style>
    <style:style style:name="T131" style:family="text">
      <style:text-properties style:font-name="Orkney Light" fo:font-size="12pt" officeooo:rsid="015bb0d9" style:font-size-asian="12pt" style:font-size-complex="12pt"/>
    </style:style>
    <style:style style:name="T132" style:family="text">
      <style:text-properties style:font-name="Orkney Light" fo:font-size="12pt" officeooo:rsid="016bcc0a" style:font-size-asian="12pt" style:font-size-complex="12pt"/>
    </style:style>
    <style:style style:name="T133" style:family="text">
      <style:text-properties style:font-name="Orkney Light" fo:font-size="12pt" officeooo:rsid="0160da96" style:font-size-asian="12pt" style:font-size-complex="12pt"/>
    </style:style>
    <style:style style:name="T134" style:family="text">
      <style:text-properties style:font-name="Orkney Light" fo:font-size="12pt" officeooo:rsid="016d9749" style:font-size-asian="12pt" style:font-size-complex="12pt"/>
    </style:style>
    <style:style style:name="T135" style:family="text">
      <style:text-properties style:font-name="Orkney Light" fo:font-size="12pt" officeooo:rsid="016ee492" style:font-size-asian="12pt" style:font-size-complex="12pt"/>
    </style:style>
    <style:style style:name="T136" style:family="text">
      <style:text-properties style:font-name="Orkney Light" fo:font-size="12pt" officeooo:rsid="017bc540" style:font-size-asian="12pt" style:font-size-complex="12pt"/>
    </style:style>
    <style:style style:name="T137" style:family="text">
      <style:text-properties style:font-name="Orkney Light" fo:font-size="12pt" officeooo:rsid="017a50d3" style:font-size-asian="12pt" style:font-size-complex="12pt"/>
    </style:style>
    <style:style style:name="T138" style:family="text">
      <style:text-properties style:font-name="Orkney Light" fo:font-size="12pt" officeooo:rsid="017fe42d" style:font-size-asian="12pt" style:font-size-complex="12pt"/>
    </style:style>
    <style:style style:name="T139" style:family="text">
      <style:text-properties style:font-name="Orkney Light" fo:font-size="12pt" officeooo:rsid="018256fa" style:font-size-asian="12pt" style:font-size-complex="12pt"/>
    </style:style>
    <style:style style:name="T140" style:family="text">
      <style:text-properties style:font-name="Orkney Light" fo:font-size="12pt" officeooo:rsid="0182ff9f" style:font-size-asian="12pt" style:font-size-complex="12pt"/>
    </style:style>
    <style:style style:name="T141" style:family="text">
      <style:text-properties style:font-name="Orkney Light" fo:font-size="12pt" officeooo:rsid="0184d192" style:font-size-asian="12pt" style:font-size-complex="12pt"/>
    </style:style>
    <style:style style:name="T142" style:family="text">
      <style:text-properties style:font-name="Orkney Light" fo:font-size="12pt" officeooo:rsid="0186c0a3" style:font-size-asian="12pt" style:font-size-complex="12pt"/>
    </style:style>
    <style:style style:name="T143" style:family="text">
      <style:text-properties style:font-name="Orkney Light" fo:font-size="12pt" officeooo:rsid="0188f221" style:font-size-asian="12pt" style:font-size-complex="12pt"/>
    </style:style>
    <style:style style:name="T144" style:family="text">
      <style:text-properties style:font-name="Orkney Light" fo:font-size="12pt" officeooo:rsid="018a8406" style:font-size-asian="12pt" style:font-size-complex="12pt"/>
    </style:style>
    <style:style style:name="T145" style:family="text">
      <style:text-properties style:font-name="Orkney Light" fo:font-size="12pt" officeooo:rsid="0191e9ef" style:font-size-asian="12pt" style:font-size-complex="12pt"/>
    </style:style>
    <style:style style:name="T146" style:family="text">
      <style:text-properties style:font-name="Orkney Light" fo:font-size="12pt" officeooo:rsid="01972942" style:font-size-asian="12pt" style:font-size-complex="12pt"/>
    </style:style>
    <style:style style:name="T147" style:family="text">
      <style:text-properties style:font-name="Orkney Light" fo:font-size="12pt" officeooo:rsid="0165a427" style:font-size-asian="12pt" style:font-size-complex="12pt"/>
    </style:style>
    <style:style style:name="T148" style:family="text">
      <style:text-properties style:font-name="Orkney Light" fo:font-size="12pt" officeooo:rsid="01999304" style:font-size-asian="12pt" style:font-size-complex="12pt"/>
    </style:style>
    <style:style style:name="T149" style:family="text">
      <style:text-properties style:font-name="Orkney Light" fo:font-size="12pt" officeooo:rsid="019a93b5" style:font-size-asian="12pt" style:font-size-complex="12pt"/>
    </style:style>
    <style:style style:name="T150" style:family="text">
      <style:text-properties style:font-name="Orkney Light" fo:font-size="12pt" officeooo:rsid="019d131f" style:font-size-asian="12pt" style:font-size-complex="12pt"/>
    </style:style>
    <style:style style:name="T151" style:family="text">
      <style:text-properties style:font-name="Orkney Light" fo:font-size="12pt" officeooo:rsid="01a1d5e2" style:font-size-asian="12pt" style:font-size-complex="12pt"/>
    </style:style>
    <style:style style:name="T152" style:family="text">
      <style:text-properties style:font-name="Orkney Light" fo:font-size="12pt" officeooo:rsid="01a324b6" style:font-size-asian="12pt" style:font-size-complex="12pt"/>
    </style:style>
    <style:style style:name="T153" style:family="text">
      <style:text-properties style:font-name="Orkney Light" fo:font-size="12pt" officeooo:rsid="01a4e5e3" style:font-size-asian="12pt" style:font-size-complex="12pt"/>
    </style:style>
    <style:style style:name="T154" style:family="text">
      <style:text-properties style:font-name="Orkney Light" fo:font-size="12pt" officeooo:rsid="01a9e9f6" style:font-size-asian="12pt" style:font-size-complex="12pt"/>
    </style:style>
    <style:style style:name="T155" style:family="text">
      <style:text-properties style:font-name="Orkney Light" fo:font-size="12pt" officeooo:rsid="01ac526c" style:font-size-asian="12pt" style:font-size-complex="12pt"/>
    </style:style>
    <style:style style:name="T156" style:family="text">
      <style:text-properties style:font-name="Orkney Light" fo:font-size="12pt" officeooo:rsid="01b535ca" style:font-size-asian="12pt" style:font-size-complex="12pt"/>
    </style:style>
    <style:style style:name="T157" style:family="text">
      <style:text-properties style:font-name="Orkney Light" fo:font-size="12pt" officeooo:rsid="01b69c20" style:font-size-asian="12pt" style:font-size-complex="12pt"/>
    </style:style>
    <style:style style:name="T158" style:family="text">
      <style:text-properties style:font-name="Orkney Light" fo:font-size="12pt" fo:language="id" fo:country="ID" style:font-size-asian="12pt" style:font-size-complex="12pt"/>
    </style:style>
    <style:style style:name="T159" style:family="text">
      <style:text-properties style:font-name="Orkney Light" fo:font-size="12pt" fo:language="id" fo:country="ID" officeooo:rsid="0182ff9f" style:font-size-asian="12pt" style:font-size-complex="12pt"/>
    </style:style>
    <style:style style:name="T160" style:family="text">
      <style:text-properties style:font-name="Orkney Light" fo:font-size="12pt" fo:language="id" fo:country="ID" officeooo:rsid="018807bd" style:font-size-asian="12pt" style:font-size-complex="12pt"/>
    </style:style>
    <style:style style:name="T161" style:family="text">
      <style:text-properties style:font-name="Orkney Light" fo:font-size="12pt" fo:language="id" fo:country="ID" officeooo:rsid="0184d192" style:font-size-asian="12pt" style:font-size-complex="12pt"/>
    </style:style>
    <style:style style:name="T162" style:family="text">
      <style:text-properties style:font-name="Orkney Light" fo:font-size="12pt" fo:language="id" fo:country="ID" officeooo:rsid="01b379bc" style:font-size-asian="12pt" style:font-size-complex="12pt"/>
    </style:style>
    <style:style style:name="T163" style:family="text">
      <style:text-properties style:font-name="Orkney Light" fo:font-size="12pt" fo:language="id" fo:country="ID" officeooo:rsid="018256fa" style:font-size-asian="12pt" style:font-size-complex="12pt"/>
    </style:style>
    <style:style style:name="T164" style:family="text">
      <style:text-properties style:font-name="Orkney Light" fo:font-size="12pt" fo:language="id" fo:country="ID" officeooo:rsid="01b4b9f1" style:font-size-asian="12pt" style:font-size-complex="12pt"/>
    </style:style>
    <style:style style:name="T165" style:family="text">
      <style:text-properties style:font-name="Orkney Light" fo:font-size="12pt" fo:language="id" fo:country="ID" officeooo:rsid="018d6d79" style:font-size-asian="12pt" style:font-size-complex="12pt"/>
    </style:style>
    <style:style style:name="T166" style:family="text">
      <style:text-properties style:font-name="Orkney Light" fo:font-size="12pt" fo:language="id" fo:country="ID" officeooo:rsid="01b6aed5" style:font-size-asian="12pt" style:font-size-complex="12pt"/>
    </style:style>
    <style:style style:name="T167" style:family="text">
      <style:text-properties style:font-name="Orkney Light" fo:font-size="12pt" fo:language="id" fo:country="ID" officeooo:rsid="0189b261" style:font-size-asian="12pt" style:font-size-complex="12pt"/>
    </style:style>
    <style:style style:name="T168" style:family="text">
      <style:text-properties style:font-name="Orkney Light" fo:font-size="12pt" fo:language="id" fo:country="ID" officeooo:rsid="01b8ceed" style:font-size-asian="12pt" style:font-size-complex="12pt"/>
    </style:style>
    <style:style style:name="T169" style:family="text">
      <style:text-properties style:font-name="Orkney Light" fo:font-size="12pt" fo:language="id" fo:country="ID" officeooo:rsid="01867c52" style:font-size-asian="12pt" style:font-size-complex="12pt"/>
    </style:style>
    <style:style style:name="T170" style:family="text">
      <style:text-properties style:font-name="Orkney Light" fo:font-size="12pt" fo:language="id" fo:country="ID" officeooo:rsid="01c0b230" style:font-size-asian="12pt" style:font-size-complex="12pt"/>
    </style:style>
    <style:style style:name="T171" style:family="text">
      <style:text-properties style:font-name="Orkney Light" fo:font-size="12pt" fo:language="id" fo:country="ID" officeooo:rsid="01c3719f" style:font-size-asian="12pt" style:font-size-complex="12pt"/>
    </style:style>
    <style:style style:name="T172" style:family="text">
      <style:text-properties style:font-name="Orkney Light" fo:font-size="12pt" fo:language="id" fo:country="ID" officeooo:rsid="01c6a700" style:font-size-asian="12pt" style:font-size-complex="12pt"/>
    </style:style>
    <style:style style:name="T173" style:family="text">
      <style:text-properties style:font-name="Orkney Light" fo:font-size="12pt" fo:language="id" fo:country="ID" officeooo:rsid="01c2615d" style:font-size-asian="12pt" style:font-size-complex="12pt"/>
    </style:style>
    <style:style style:name="T174" style:family="text">
      <style:text-properties style:font-name="Orkney Light" fo:font-size="12pt" fo:language="id" fo:country="ID" officeooo:rsid="01d60ce3" style:font-size-asian="12pt" style:font-size-complex="12pt"/>
    </style:style>
    <style:style style:name="T175" style:family="text">
      <style:text-properties style:font-name="Orkney Light" fo:font-size="12pt" fo:language="id" fo:country="ID" officeooo:rsid="01cff151" style:font-size-asian="12pt" style:font-size-complex="12pt"/>
    </style:style>
    <style:style style:name="T176" style:family="text">
      <style:text-properties style:font-name="Orkney Light" fo:font-size="12pt" fo:language="id" fo:country="ID" officeooo:rsid="01d7366c" style:font-size-asian="12pt" style:font-size-complex="12pt"/>
    </style:style>
    <style:style style:name="T177" style:family="text">
      <style:text-properties style:font-name="Orkney Light" fo:font-size="12pt" fo:language="id" fo:country="ID" officeooo:rsid="01dbdfc9" style:font-size-asian="12pt" style:font-size-complex="12pt"/>
    </style:style>
    <style:style style:name="T178" style:family="text">
      <style:text-properties style:font-name="Orkney Light" fo:font-size="12pt" fo:language="id" fo:country="ID" officeooo:rsid="01ddad82" style:font-size-asian="12pt" style:font-size-complex="12pt"/>
    </style:style>
    <style:style style:name="T179" style:family="text">
      <style:text-properties style:font-name="Orkney Light" fo:font-size="12pt" fo:language="id" fo:country="ID" officeooo:rsid="01e31654" style:font-size-asian="12pt" style:font-size-complex="12pt"/>
    </style:style>
    <style:style style:name="T180" style:family="text">
      <style:text-properties style:font-name="Orkney Light" fo:font-size="12pt" fo:language="id" fo:country="ID" officeooo:rsid="01e7f16d" style:font-size-asian="12pt" style:font-size-complex="12pt"/>
    </style:style>
    <style:style style:name="T181" style:family="text">
      <style:text-properties style:font-name="Orkney Light" fo:font-size="12pt" fo:language="id" fo:country="ID" officeooo:rsid="01ea3d44" style:font-size-asian="12pt" style:font-size-complex="12pt"/>
    </style:style>
    <style:style style:name="T182" style:family="text">
      <style:text-properties style:font-name="Orkney Light" fo:font-size="12pt" fo:language="id" fo:country="ID" officeooo:rsid="01c57035" style:font-size-asian="12pt" style:font-size-complex="12pt"/>
    </style:style>
    <style:style style:name="T183" style:family="text">
      <style:text-properties style:font-name="Orkney Light" fo:font-size="12pt" fo:language="id" fo:country="ID" officeooo:rsid="01dfdfa9" style:font-size-asian="12pt" style:font-size-complex="12pt"/>
    </style:style>
    <style:style style:name="T184" style:family="text">
      <style:text-properties style:font-name="Orkney Light" fo:font-size="12pt" fo:language="id" fo:country="ID" officeooo:rsid="01c7f160" style:font-size-asian="12pt" style:font-size-complex="12pt"/>
    </style:style>
    <style:style style:name="T185" style:family="text">
      <style:text-properties style:font-name="Orkney Light" fo:font-size="12pt" fo:language="id" fo:country="ID" officeooo:rsid="01ea6ea0" style:font-size-asian="12pt" style:font-size-complex="12pt"/>
    </style:style>
    <style:style style:name="T186" style:family="text">
      <style:text-properties style:font-name="Orkney Light" fo:font-size="12pt" fo:language="id" fo:country="ID" officeooo:rsid="01eb7a5c" style:font-size-asian="12pt" style:font-size-complex="12pt"/>
    </style:style>
    <style:style style:name="T187" style:family="text">
      <style:text-properties style:font-name="Orkney Light" fo:font-size="12pt" fo:language="id" fo:country="ID" officeooo:rsid="01eca0d6" style:font-size-asian="12pt" style:font-size-complex="12pt"/>
    </style:style>
    <style:style style:name="T188" style:family="text">
      <style:text-properties style:font-name="Orkney Light" fo:font-size="12pt" fo:language="id" fo:country="ID" officeooo:rsid="01edce6e" style:font-size-asian="12pt" style:font-size-complex="12pt"/>
    </style:style>
    <style:style style:name="T189" style:family="text">
      <style:text-properties style:font-name="Orkney Light" fo:font-size="12pt" fo:language="id" fo:country="ID" officeooo:rsid="01ba6e83" style:font-size-asian="12pt" style:font-size-complex="12pt"/>
    </style:style>
    <style:style style:name="T190" style:family="text">
      <style:text-properties style:font-name="Orkney Light" fo:font-size="12pt" fo:language="id" fo:country="ID" officeooo:rsid="01f96aa0" style:font-size-asian="12pt" style:font-size-complex="12pt"/>
    </style:style>
    <style:style style:name="T191" style:family="text">
      <style:text-properties style:font-name="Orkney Light" fo:font-size="12pt" fo:language="id" fo:country="ID" officeooo:rsid="02015513" style:font-size-asian="12pt" style:font-size-complex="12pt"/>
    </style:style>
    <style:style style:name="T192" style:family="text">
      <style:text-properties style:font-name="Orkney Light" fo:font-size="12pt" fo:language="id" fo:country="ID" officeooo:rsid="020233d4" style:font-size-asian="12pt" style:font-size-complex="12pt"/>
    </style:style>
    <style:style style:name="T193" style:family="text">
      <style:text-properties style:font-name="Orkney Light" fo:font-size="12pt" fo:language="id" fo:country="ID" officeooo:rsid="02041f43" style:font-size-asian="12pt" style:font-size-complex="12pt"/>
    </style:style>
    <style:style style:name="T194" style:family="text">
      <style:text-properties style:font-name="Orkney Light" fo:font-size="12pt" fo:language="id" fo:country="ID" officeooo:rsid="0205f608" style:font-size-asian="12pt" style:font-size-complex="12pt"/>
    </style:style>
    <style:style style:name="T195" style:family="text">
      <style:text-properties style:font-name="Orkney Light" fo:font-size="12pt" fo:language="id" fo:country="ID" officeooo:rsid="01ce2469" style:font-size-asian="12pt" style:font-size-complex="12pt"/>
    </style:style>
    <style:style style:name="T196" style:family="text">
      <style:text-properties style:font-name="Orkney Light" fo:font-size="12pt" fo:language="id" fo:country="ID" officeooo:rsid="01cef08a" style:font-size-asian="12pt" style:font-size-complex="12pt"/>
    </style:style>
    <style:style style:name="T197" style:family="text">
      <style:text-properties style:font-name="Orkney Light" fo:font-size="12pt" fo:language="id" fo:country="ID" officeooo:rsid="01eeb981" style:font-size-asian="12pt" style:font-size-complex="12pt"/>
    </style:style>
    <style:style style:name="T198" style:family="text">
      <style:text-properties style:font-name="Orkney Light" fo:font-size="12pt" fo:language="id" fo:country="ID" officeooo:rsid="0206f1da" style:font-size-asian="12pt" style:font-size-complex="12pt"/>
    </style:style>
    <style:style style:name="T199" style:family="text">
      <style:text-properties style:font-name="Orkney Light" fo:font-size="12pt" fo:language="id" fo:country="ID" officeooo:rsid="01f002c2" style:font-size-asian="12pt" style:font-size-complex="12pt"/>
    </style:style>
    <style:style style:name="T200" style:family="text">
      <style:text-properties style:font-name="Orkney Light" fo:font-size="12pt" fo:language="id" fo:country="ID" officeooo:rsid="0207e30c" style:font-size-asian="12pt" style:font-size-complex="12pt"/>
    </style:style>
    <style:style style:name="T201" style:family="text">
      <style:text-properties style:font-name="Orkney Light" fo:font-size="12pt" fo:language="id" fo:country="ID" officeooo:rsid="01f158c5" style:font-size-asian="12pt" style:font-size-complex="12pt"/>
    </style:style>
    <style:style style:name="T202" style:family="text">
      <style:text-properties style:font-name="Orkney Light" fo:font-size="12pt" fo:language="id" fo:country="ID" officeooo:rsid="01f4e5e5" style:font-size-asian="12pt" style:font-size-complex="12pt"/>
    </style:style>
    <style:style style:name="T203" style:family="text">
      <style:text-properties style:font-name="Orkney Light" fo:font-size="12pt" fo:language="id" fo:country="ID" officeooo:rsid="01da4ed8" style:font-size-asian="12pt" style:font-size-complex="12pt"/>
    </style:style>
    <style:style style:name="T204" style:family="text">
      <style:text-properties style:font-name="Orkney Light" fo:font-size="12pt" fo:language="id" fo:country="ID" officeooo:rsid="01d32a12" style:font-size-asian="12pt" style:font-size-complex="12pt"/>
    </style:style>
    <style:style style:name="T205" style:family="text">
      <style:text-properties style:font-name="Orkney Light" fo:font-size="12pt" fo:language="id" fo:country="ID" officeooo:rsid="01d1bdda" style:font-size-asian="12pt" style:font-size-complex="12pt"/>
    </style:style>
    <style:style style:name="T206" style:family="text">
      <style:text-properties style:font-name="Orkney Light" fo:font-size="12pt" fo:language="id" fo:country="ID" officeooo:rsid="01f65c5d" style:font-size-asian="12pt" style:font-size-complex="12pt"/>
    </style:style>
    <style:style style:name="T207" style:family="text">
      <style:text-properties style:font-name="Orkney Light" fo:font-size="12pt" fo:language="id" fo:country="ID" officeooo:rsid="0209463b" style:font-size-asian="12pt" style:font-size-complex="12pt"/>
    </style:style>
    <style:style style:name="T208" style:family="text">
      <style:text-properties style:font-name="Orkney Light" fo:font-size="12pt" fo:language="id" fo:country="ID" officeooo:rsid="01ff3071" style:font-size-asian="12pt" style:font-size-complex="12pt"/>
    </style:style>
    <style:style style:name="T209" style:family="text">
      <style:text-properties style:font-name="Orkney Light" fo:font-size="12pt" fo:language="id" fo:country="ID" officeooo:rsid="020113fb" style:font-size-asian="12pt" style:font-size-complex="12pt"/>
    </style:style>
    <style:style style:name="T210" style:family="text">
      <style:text-properties style:font-name="Orkney Light" fo:font-size="12pt" fo:language="id" fo:country="ID" officeooo:rsid="020b6edb" style:font-size-asian="12pt" style:font-size-complex="12pt"/>
    </style:style>
    <style:style style:name="T211" style:family="text">
      <style:text-properties style:font-name="Orkney Light" fo:font-size="12pt" fo:language="id" fo:country="ID" officeooo:rsid="020e6801" style:font-size-asian="12pt" style:font-size-complex="12pt"/>
    </style:style>
    <style:style style:name="T212" style:family="text">
      <style:text-properties style:font-name="Orkney Light" fo:font-size="12pt" fo:language="id" fo:country="ID" officeooo:rsid="020e6955" style:font-size-asian="12pt" style:font-size-complex="12pt"/>
    </style:style>
    <style:style style:name="T213" style:family="text">
      <style:text-properties style:font-name="Orkney Light" fo:font-size="12pt" fo:language="id" fo:country="ID" officeooo:rsid="020ec7d1" style:font-size-asian="12pt" style:font-size-complex="12pt"/>
    </style:style>
    <style:style style:name="T214" style:family="text">
      <style:text-properties style:font-name="Orkney Light" fo:font-size="12pt" fo:language="id" fo:country="ID" officeooo:rsid="020fb058" style:font-size-asian="12pt" style:font-size-complex="12pt"/>
    </style:style>
    <style:style style:name="T215" style:family="text">
      <style:text-properties style:font-name="Orkney Light" fo:font-size="12pt" fo:language="id" fo:country="ID" officeooo:rsid="021114bb" style:font-size-asian="12pt" style:font-size-complex="12pt"/>
    </style:style>
    <style:style style:name="T216" style:family="text">
      <style:text-properties style:font-name="Orkney Light" fo:font-size="12pt" fo:language="id" fo:country="ID" officeooo:rsid="0211c266" style:font-size-asian="12pt" style:font-size-complex="12pt"/>
    </style:style>
    <style:style style:name="T217" style:family="text">
      <style:text-properties style:font-name="Orkney Light" fo:font-size="12pt" fo:language="id" fo:country="ID" officeooo:rsid="021399bd" style:font-size-asian="12pt" style:font-size-complex="12pt"/>
    </style:style>
    <style:style style:name="T218" style:family="text">
      <style:text-properties style:font-name="Orkney Light" fo:font-size="12pt" fo:language="id" fo:country="ID" officeooo:rsid="02172ad6" style:font-size-asian="12pt" style:font-size-complex="12pt"/>
    </style:style>
    <style:style style:name="T219" style:family="text">
      <style:text-properties style:font-name="Orkney Light" fo:font-size="12pt" fo:language="id" fo:country="ID" officeooo:rsid="0218da34" style:font-size-asian="12pt" style:font-size-complex="12pt"/>
    </style:style>
    <style:style style:name="T220" style:family="text">
      <style:text-properties officeooo:rsid="0069a2e0"/>
    </style:style>
    <style:style style:name="T221" style:family="text">
      <style:text-properties officeooo:rsid="006b9a98"/>
    </style:style>
    <style:style style:name="T222" style:family="text">
      <style:text-properties officeooo:rsid="006e227e"/>
    </style:style>
    <style:style style:name="T223" style:family="text">
      <style:text-properties officeooo:rsid="006f25ed"/>
    </style:style>
    <style:style style:name="T224" style:family="text">
      <style:text-properties officeooo:rsid="00737c11"/>
    </style:style>
    <style:style style:name="T225" style:family="text">
      <style:text-properties officeooo:rsid="007939e0"/>
    </style:style>
    <style:style style:name="T226" style:family="text">
      <style:text-properties officeooo:rsid="007e4ba8"/>
    </style:style>
    <style:style style:name="T227" style:family="text">
      <style:text-properties officeooo:rsid="008ccabe"/>
    </style:style>
    <style:style style:name="T228" style:family="text">
      <style:text-properties officeooo:rsid="008e4a23"/>
    </style:style>
    <style:style style:name="T229" style:family="text">
      <style:text-properties officeooo:rsid="008f2ece"/>
    </style:style>
    <style:style style:name="T230" style:family="text">
      <style:text-properties officeooo:rsid="00903940"/>
    </style:style>
    <style:style style:name="T231" style:family="text">
      <style:text-properties officeooo:rsid="00906a49"/>
    </style:style>
    <style:style style:name="T232" style:family="text">
      <style:text-properties officeooo:rsid="00998151"/>
    </style:style>
    <style:style style:name="T233" style:family="text">
      <style:text-properties officeooo:rsid="009c937f"/>
    </style:style>
    <style:style style:name="T234" style:family="text">
      <style:text-properties officeooo:rsid="009e5e9f"/>
    </style:style>
    <style:style style:name="T235" style:family="text">
      <style:text-properties officeooo:rsid="00af3f62"/>
    </style:style>
    <style:style style:name="T236" style:family="text">
      <style:text-properties officeooo:rsid="00b2c673"/>
    </style:style>
    <style:style style:name="T237" style:family="text">
      <style:text-properties officeooo:rsid="00b4c2b3"/>
    </style:style>
    <style:style style:name="T238" style:family="text">
      <style:text-properties officeooo:rsid="00b58426"/>
    </style:style>
    <style:style style:name="T239" style:family="text">
      <style:text-properties officeooo:rsid="00cc00f1"/>
    </style:style>
    <style:style style:name="T240" style:family="text">
      <style:text-properties officeooo:rsid="00cdeaf4"/>
    </style:style>
    <style:style style:name="T241" style:family="text">
      <style:text-properties officeooo:rsid="00ce1ab2"/>
    </style:style>
    <style:style style:name="T242" style:family="text">
      <style:text-properties officeooo:rsid="00d1156c"/>
    </style:style>
    <style:style style:name="T243" style:family="text">
      <style:text-properties officeooo:rsid="00d46195"/>
    </style:style>
    <style:style style:name="T244" style:family="text">
      <style:text-properties officeooo:rsid="00d9ae41"/>
    </style:style>
    <style:style style:name="T245" style:family="text">
      <style:text-properties officeooo:rsid="00db8b4c"/>
    </style:style>
    <style:style style:name="T246" style:family="text">
      <style:text-properties officeooo:rsid="00df2be2"/>
    </style:style>
    <style:style style:name="T247" style:family="text">
      <style:text-properties officeooo:rsid="00e29d63"/>
    </style:style>
    <style:style style:name="T248" style:family="text">
      <style:text-properties officeooo:rsid="00f1c9f1"/>
    </style:style>
    <style:style style:name="T249" style:family="text">
      <style:text-properties officeooo:rsid="00f33e04"/>
    </style:style>
    <style:style style:name="T250" style:family="text">
      <style:text-properties officeooo:rsid="00f807b9"/>
    </style:style>
    <style:style style:name="T251" style:family="text">
      <style:text-properties officeooo:rsid="00fabd5d"/>
    </style:style>
    <style:style style:name="T252" style:family="text">
      <style:text-properties officeooo:rsid="00fc7a98"/>
    </style:style>
    <style:style style:name="T253" style:family="text">
      <style:text-properties officeooo:rsid="01025225"/>
    </style:style>
    <style:style style:name="T254" style:family="text">
      <style:text-properties officeooo:rsid="01072ead"/>
    </style:style>
    <style:style style:name="T255" style:family="text">
      <style:text-properties officeooo:rsid="010b2556"/>
    </style:style>
    <style:style style:name="T256" style:family="text">
      <style:text-properties officeooo:rsid="010c8c29"/>
    </style:style>
    <style:style style:name="T257" style:family="text">
      <style:text-properties officeooo:rsid="0115e910"/>
    </style:style>
    <style:style style:name="T258" style:family="text">
      <style:text-properties officeooo:rsid="011d14a1"/>
    </style:style>
    <style:style style:name="T259" style:family="text">
      <style:text-properties officeooo:rsid="012127a3"/>
    </style:style>
    <style:style style:name="T260" style:family="text">
      <style:text-properties officeooo:rsid="0121aead"/>
    </style:style>
    <style:style style:name="T261" style:family="text">
      <style:text-properties officeooo:rsid="012295ee"/>
    </style:style>
    <style:style style:name="T262" style:family="text">
      <style:text-properties officeooo:rsid="0125ce6e"/>
    </style:style>
    <style:style style:name="T263" style:family="text">
      <style:text-properties officeooo:rsid="0126b505"/>
    </style:style>
    <style:style style:name="T264" style:family="text">
      <style:text-properties officeooo:rsid="012a6969"/>
    </style:style>
    <style:style style:name="T265" style:family="text">
      <style:text-properties officeooo:rsid="012f54d6"/>
    </style:style>
    <style:style style:name="T266" style:family="text">
      <style:text-properties officeooo:rsid="013071d4"/>
    </style:style>
    <style:style style:name="T267" style:family="text">
      <style:text-properties officeooo:rsid="00455ad1"/>
    </style:style>
    <style:style style:name="T268" style:family="text">
      <style:text-properties officeooo:rsid="00459423"/>
    </style:style>
    <style:style style:name="T269" style:family="text">
      <style:text-properties officeooo:rsid="00787b04"/>
    </style:style>
    <style:style style:name="T270" style:family="text">
      <style:text-properties officeooo:rsid="0046d142"/>
    </style:style>
    <style:style style:name="T271" style:family="text">
      <style:text-properties officeooo:rsid="007722ba"/>
    </style:style>
    <style:style style:name="T272" style:family="text">
      <style:text-properties officeooo:rsid="00c6cbdb"/>
    </style:style>
    <style:style style:name="T273" style:family="text">
      <style:text-properties officeooo:rsid="013842f6"/>
    </style:style>
    <style:style style:name="T274" style:family="text">
      <style:text-properties officeooo:rsid="0139b3ff"/>
    </style:style>
    <style:style style:name="T275" style:family="text">
      <style:text-properties officeooo:rsid="013afc96"/>
    </style:style>
    <style:style style:name="T276" style:family="text">
      <style:text-properties officeooo:rsid="01487d80"/>
    </style:style>
    <style:style style:name="T277" style:family="text">
      <style:text-properties officeooo:rsid="01497f05"/>
    </style:style>
    <style:style style:name="T278" style:family="text">
      <style:text-properties officeooo:rsid="014b0716"/>
    </style:style>
    <style:style style:name="T279" style:family="text">
      <style:text-properties officeooo:rsid="014d9de7"/>
    </style:style>
    <style:style style:name="T280" style:family="text">
      <style:text-properties officeooo:rsid="00d29aaa"/>
    </style:style>
    <style:style style:name="T281" style:family="text">
      <style:text-properties officeooo:rsid="014ecce8"/>
    </style:style>
    <style:style style:name="T282" style:family="text">
      <style:text-properties officeooo:rsid="014ed305"/>
    </style:style>
    <style:style style:name="T283" style:family="text">
      <style:text-properties officeooo:rsid="015116e2"/>
    </style:style>
    <style:style style:name="T284" style:family="text">
      <style:text-properties officeooo:rsid="015f05a5"/>
    </style:style>
    <style:style style:name="T285" style:family="text">
      <style:text-properties officeooo:rsid="0163b95d"/>
    </style:style>
    <style:style style:name="T286" style:family="text">
      <style:text-properties officeooo:rsid="0165a427"/>
    </style:style>
    <style:style style:name="T287" style:family="text">
      <style:text-properties officeooo:rsid="0167eb1d"/>
    </style:style>
    <style:style style:name="T288" style:family="text">
      <style:text-properties officeooo:rsid="01697193"/>
    </style:style>
    <style:style style:name="T289" style:family="text">
      <style:text-properties officeooo:rsid="016d9749"/>
    </style:style>
    <style:style style:name="T290" style:family="text">
      <style:text-properties officeooo:rsid="0170d116"/>
    </style:style>
    <style:style style:name="T291" style:family="text">
      <style:text-properties officeooo:rsid="017194ae"/>
    </style:style>
    <style:style style:name="T292" style:family="text">
      <style:text-properties officeooo:rsid="017364bf"/>
    </style:style>
    <style:style style:name="T293" style:family="text">
      <style:text-properties officeooo:rsid="0176d49b"/>
    </style:style>
    <style:style style:name="T294" style:family="text">
      <style:text-properties officeooo:rsid="01783d1d"/>
    </style:style>
    <style:style style:name="T295" style:family="text">
      <style:text-properties officeooo:rsid="017a50d3"/>
    </style:style>
    <style:style style:name="T296" style:family="text">
      <style:text-properties officeooo:rsid="018620a4"/>
    </style:style>
    <style:style style:name="T297" style:family="text">
      <style:text-properties officeooo:rsid="01867c52"/>
    </style:style>
    <style:style style:name="T298" style:family="text">
      <style:text-properties officeooo:rsid="018be090"/>
    </style:style>
    <style:style style:name="T299" style:family="text">
      <style:text-properties officeooo:rsid="018d6d79"/>
    </style:style>
    <style:style style:name="T300" style:family="text">
      <style:text-properties officeooo:rsid="018dc69c"/>
    </style:style>
    <style:style style:name="T301" style:family="text">
      <style:text-properties officeooo:rsid="018e4fd0"/>
    </style:style>
    <style:style style:name="T302" style:family="text">
      <style:text-properties officeooo:rsid="019153e9"/>
    </style:style>
    <style:style style:name="T303" style:family="text">
      <style:text-properties officeooo:rsid="0191e9ef"/>
    </style:style>
    <style:style style:name="T304" style:family="text">
      <style:text-properties officeooo:rsid="01a6d4ff"/>
    </style:style>
    <style:style style:name="T305" style:family="text">
      <style:text-properties officeooo:rsid="01b11b76"/>
    </style:style>
    <style:style style:name="T306" style:family="text">
      <style:text-properties officeooo:rsid="01bc1a06"/>
    </style:style>
    <style:style style:name="T307" style:family="text">
      <style:text-properties officeooo:rsid="01becf0b"/>
    </style:style>
    <style:style style:name="T308" style:family="text">
      <style:text-properties officeooo:rsid="01ce2469"/>
    </style:style>
    <style:style style:name="T309" style:family="text">
      <style:text-properties officeooo:rsid="01cef08a"/>
    </style:style>
    <style:style style:name="T310" style:family="text">
      <style:text-properties officeooo:rsid="01cff151"/>
    </style:style>
    <style:style style:name="T311" style:family="text">
      <style:text-properties officeooo:rsid="01d4cdf9"/>
    </style:style>
    <style:style style:name="T312" style:family="text">
      <style:text-properties officeooo:rsid="01e916c1"/>
    </style:style>
    <style:style style:name="T313" style:family="text">
      <style:text-properties officeooo:rsid="01ee8c89"/>
    </style:style>
    <style:style style:name="T314" style:family="text">
      <style:text-properties officeooo:rsid="01f6b648"/>
    </style:style>
    <style:style style:name="T315" style:family="text">
      <style:text-properties officeooo:rsid="01fb3542"/>
    </style:style>
    <style:style style:name="T316" style:family="text">
      <style:text-properties officeooo:rsid="020c970d"/>
    </style:style>
    <style:style style:name="T317" style:family="text">
      <style:text-properties officeooo:rsid="0218e58a"/>
    </style:style>
    <style:style style:name="T318" style:family="text">
      <style:text-properties officeooo:rsid="021ae418"/>
    </style:style>
    <style:style style:name="T319" style:family="text">
      <style:text-properties officeooo:rsid="022006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text:line-break/></text:p>
      <text:p text:style-name="P2"><text:span text:style-name="Default_20_Paragraph_20_Font"><text:span text:style-name="T1"><text:s text:c="2"/></text:span></text:span><text:span text:style-name="Default_20_Paragraph_20_Font"><text:span text:style-name="T2">Script made by a </text:span></text:span><text:span text:style-name="Default_20_Paragraph_20_Font"><text:span text:style-name="T1">civanimator (mapper)</text:span></text:span><text:span text:style-name="Default_20_Paragraph_20_Font"><text:span text:style-name="T2"> from Indonesia, Rizky Pramudya (2021).</text:span></text:span></text:p>
      <text:p text:style-name="P3"><text:span text:style-name="Default_20_Paragraph_20_Font"><text:span text:style-name="T3">This script is NOT licensed under Creative Commons Attribution 4.0 (CC BY 4.0). This script is for my own Undertale </text:span></text:span><text:span text:style-name="Default_20_Paragraph_20_Font"><text:span text:style-name="T5">AU</text:span></text:span><text:span text:style-name="Default_20_Paragraph_20_Font"><text:span text:style-name="T3"> (Undertale-</text:span></text:span><text:span text:style-name="Default_20_Paragraph_20_Font"><text:span text:style-name="T4">Civanimation</text:span></text:span><text:span text:style-name="Default_20_Paragraph_20_Font"><text:span text:style-name="T3"> AU).</text:span></text:span><text:span text:style-name="Default_20_Paragraph_20_Font"><text:span text:style-name="T13"> </text:span></text:span></text:p>
      <text:p text:style-name="P3"><text:span text:style-name="Default_20_Paragraph_20_Font"><text:span text:style-name="T13">You can use this without permission and I don’t even take down any content related to this or </text:span></text:span><text:span text:style-name="Default_20_Paragraph_20_Font"><text:span text:style-name="T21">Lunaria</text:span></text:span><text:span text:style-name="Default_20_Paragraph_20_Font"><text:span text:style-name="T13">, but remember this AU contains characters and elements from other fandom, game, or film which not belongs to me. So do with your own risk (DWYOR).</text:span></text:span></text:p>
      <text:p text:style-name="P4">But if you want to help me or mak<text:span text:style-name="T226">e</text:span> fanart, fanfic, fanvideo, Civanimation (Mapping) video, etc. based on this AU. Merely in Undertale form or in Civanimation (Mapping) form, I’m glad for that.</text:p>
      <text:p text:style-name="P5">Undertale belongs to Toby Fox.</text:p>
      <text:p text:style-name="P3"><text:span text:style-name="Default_20_Paragraph_20_Font"><text:span text:style-name="T14">Lunaria</text:span></text:span><text:span text:style-name="Default_20_Paragraph_20_Font"><text:span text:style-name="T13"> belongs to me.</text:span></text:span></text:p>
      <text:p text:style-name="P6"/>
      <text:p text:style-name="P1"><text:bookmark text:name="_GoBack"/></text:p>
      <table:table table:name="Table1" table:style-name="Table1">
        <table:table-column table:style-name="Table1.A"/>
        <table:table-row table:style-name="TableLine2123602806368">
          <table:table-cell table:style-name="Table1.A1" office:value-type="string">
            <text:p text:style-name="P7"><text:span text:style-name="Default_20_Paragraph_20_Font"><text:span text:style-name="T15">Story Idea</text:span></text:span></text:p>
            <text:p text:style-name="P7"><text:span text:style-name="Default_20_Paragraph_20_Font"><text:span text:style-name="T15">Episode </text:span></text:span><text:span text:style-name="Default_20_Paragraph_20_Font"><text:span text:style-name="T17">2</text:span></text:span></text:p>
            <text:p text:style-name="P7"><text:span text:style-name="Default_20_Paragraph_20_Font"><text:span text:style-name="T15">Chara : </text:span></text:span><text:span text:style-name="Default_20_Paragraph_20_Font"><text:span text:style-name="T22">Endeavour of Empathy</text:span></text:span></text:p>
            <text:p text:style-name="P7"><text:span text:style-name="Default_20_Paragraph_20_Font"><text:span text:style-name="T15">Cerita dari pembentukan koloni baru di dimensi yang tidak diketahui hingga revolusi di peradaban Pleiadean Empire</text:span></text:span></text:p>
            <text:p text:style-name="P7"><text:span text:style-name="Default_20_Paragraph_20_Font"><text:span text:style-name="T15">Undertale AU</text:span></text:span></text:p>
            <text:p text:style-name="P8">Plot</text:p>
            <text:list xml:id="list1529475075" text:style-name="L1">
              <text:list-item>
                <text:p text:style-name="P274">Chara berbicara dengan orang asing di Serenia di negara Empire of Pleiades. Orang asing merasa pesimis dengan apa yang ingin dicapai dan akan direncanakan oleh Chara dalam hal keadilan dan empati. <text:span text:style-name="T276">(Lucas Kings - Regret)</text:span></text:p>
              </text:list-item>
              <text:list-item>
                <text:p text:style-name="P274">Char<text:span text:style-name="T267">a datang ke suatu seminar di suatu tempat. </text:span><text:span text:style-name="T268">Setelah presentasi yang dibawakan oleh pembawa acara selesai. </text:span><text:span text:style-name="T269">Pembawa acara</text:span><text:span text:style-name="T270"> akan menanyakan siapa yang memiliki cita-cita tertentu. Chara menjawab terkait dengan membangun peradaban yang berempati yang penuh cinta dan kasih sayang. Namun, sayang. Bukan diapresiasi oleh penonton, yang didapat malah penertawaan dan peremehan secara sinis oleh hadirin. </text:span><text:span text:style-name="T276">(Secession Studios – Bound by Light)</text:span></text:p>
              </text:list-item>
              <text:list-item>
                <text:p text:style-name="P274"><text:span text:style-name="T271">Saat seminar selesai, pembawa acara berbicara dengan Chara dan masalah masyarakat yang semakin apati dan arogan </text:span><text:span text:style-name="T269">karena minim empati. </text:span></text:p>
              </text:list-item>
              <text:list-item>
                <text:p text:style-name="P275">Chara dan pembawa acara mendatangi anak yang sedang menangis di kursi. Bertanya dan mencari tahu penyebab anak tersebut menangis. Kemudian, Chara dan pembawa acara membawa anak tersebut ke peradaban Lunaria untuk dirawat/diadopsi oleh Chara di rumahnya. <text:span text:style-name="T276">(Krale – Memoirs of The Forgotten)</text:span></text:p>
              </text:list-item>
              <text:list-item>
                <text:p text:style-name="P275"><text:span text:style-name="T272">Saat sampai di rumah Chara, Chara memperkenalkan ruang tamu dan kamar untuk anak tersebut terlebih dahulu. Lalu, Chara mempersiapkan alat dan kebutuhan untuk anak tersebut. Kemudian, Chara membebaskan anak tersebut untuk eksplorasi ruang-ruang di rumah Chara. </text:span><text:span text:style-name="T276">(Scott Buckley – Luminance) (Andreas Waldetoft – Morning D-Day)</text:span></text:p>
              </text:list-item>
              <text:list-item>
                <text:p text:style-name="P275"><text:span text:style-name="T260">Chara mengajak anak tersebut duduk di kamar keluarga. Lalu mengajak berbicara tentang hal pribadi. </text:span><text:span text:style-name="T262">Ketika mengetahui </text:span><text:span text:style-name="T263">ibunya yang suka main tangan dan abuse apologis</text:span><text:span text:style-name="T273">t</text:span><text:span text:style-name="T262">, Chara </text:span><text:span text:style-name="T263">menyayangkan sikap ibu anak tersebut</text:span><text:span text:style-name="T262">. </text:span><text:soft-page-break/><text:span text:style-name="T263">Chara menawarkan ke anak tersebut jika Chara bersedia menjadi ibu untuk anak tersebut dan anak tersebut menerima pe</text:span><text:span text:style-name="T273">nawarannya</text:span><text:span text:style-name="T263">. Chara berjanji melindungi dia.</text:span></text:p>
              </text:list-item>
              <text:list-item>
                <text:p text:style-name="P276">Di Serenia, Folkgore Dreemurr dan Verija Njefresavf berseteru. Folkgore Dreemurr marah <text:span text:style-name="T300">kepada Verija</text:span> terkait dengan melonjaknya kaum pekerja yang pengangguran <text:span text:style-name="T300">akibat overproduksi dan ‘kemalasan’ </text:span><text:span text:style-name="T301">pekerja</text:span>. <text:span text:style-name="T261">Folkgore Dreemurr juga mengeluh tentang manajemen industri yang tidak efisien. </text:span><text:span text:style-name="T276">(Secession Studios – All your Rage, All your Pain)</text:span></text:p>
              </text:list-item>
              <text:list-item>
                <text:p text:style-name="P277"><text:span text:style-name="T23">Chara menuliskan tulisan cerita hariannya </text:span><text:span text:style-name="T24">tentang Fatur </text:span><text:span text:style-name="T23">dan filosofi</text:span><text:span text:style-name="T24">nya</text:span><text:span text:style-name="T23">. </text:span><text:span text:style-name="T25">Menulis tentang </text:span><text:span text:style-name="T26">Hellforce yang tentu saja seorang manusia malang.</text:span><text:span text:style-name="T27"> </text:span><text:span text:style-name="T28">(Franz Schubert - To Music. Lied op. 88 n°.4, D.547 by Anne Gastinel)</text:span></text:p>
              </text:list-item>
            </text:list>
          </table:table-cell>
        </table:table-row>
      </table:table>
      <text:p text:style-name="P9"><text:span text:style-name="Default_20_Paragraph_20_Font"><text:span text:style-name="T16"/></text:span></text:p>
      <text:p text:style-name="P9"><text:span text:style-name="Default_20_Paragraph_20_Font"><text:span text:style-name="T15">Dimension : Unknown<text:line-break/>Dimension Name : </text:span></text:span><text:span text:style-name="Default_20_Paragraph_20_Font"><text:span text:style-name="T20">Pleiadean New World</text:span></text:span><text:span text:style-name="Default_20_Paragraph_20_Font"><text:span text:style-name="T15"><text:line-break/>Year : </text:span></text:span><text:span text:style-name="Default_20_Paragraph_20_Font"><text:span text:style-name="T20">36 NWE</text:span></text:span><text:span text:style-name="Default_20_Paragraph_20_Font"><text:span text:style-name="T15"><text:line-break/>Status : Safe.<text:line-break/>Location : </text:span></text:span><text:span text:style-name="Default_20_Paragraph_20_Font"><text:span text:style-name="T20">Serenia, ???</text:span></text:span><text:span text:style-name="Default_20_Paragraph_20_Font"><text:span text:style-name="T15"><text:line-break/>Planet Details : <text:line-break/>a) Average Temp : ???? C<text:line-break/>b) Population : 0 (+0,0% Annual growth)<text:line-break/>c) Dominant Species : ?</text:span></text:span><text:span text:style-name="Default_20_Paragraph_20_Font"><text:span text:style-name="T17">???</text:span></text:span><text:span text:style-name="Default_20_Paragraph_20_Font"><text:span text:style-name="T15"><text:line-break/>d) Evolution Phase : </text:span></text:span><text:span text:style-name="Default_20_Paragraph_20_Font"><text:span text:style-name="T19">Knownly Aware Stage</text:span></text:span><text:span text:style-name="Default_20_Paragraph_20_Font"><text:span text:style-name="T15"><text:line-break/>e) Civilization Phase : ?</text:span></text:span><text:span text:style-name="Default_20_Paragraph_20_Font"><text:span text:style-name="T18">??</text:span></text:span><text:span text:style-name="Default_20_Paragraph_20_Font"><text:span text:style-name="T15"><text:line-break/>Not Interdimensional Travels</text:span></text:span></text:p>
      <text:p text:style-name="P10"/>
      <table:table table:name="Table2" table:style-name="Table2">
        <table:table-column table:style-name="Table2.A"/>
        <table:table-column table:style-name="Table2.B"/>
        <table:table-column table:style-name="Table2.C"/>
        <table:table-row table:style-name="TableLine2123602804192">
          <table:table-cell table:style-name="Table2.A1" office:value-type="string">
            <text:p text:style-name="P11">Name (Country)</text:p>
          </table:table-cell>
          <table:table-cell table:style-name="Table2.A1" office:value-type="string">
            <text:p text:style-name="P32">Dialog Bahasa Indonesia</text:p>
          </table:table-cell>
          <table:table-cell table:style-name="Table2.A1" office:value-type="string">
            <text:p text:style-name="P40">English Dialogue</text:p>
          </table:table-cell>
        </table:table-row>
        <table:table-row table:style-name="TableLine2123602816432">
          <table:table-cell table:style-name="Table2.A2" office:value-type="string">
            <text:p text:style-name="P11"/>
          </table:table-cell>
          <table:table-cell table:style-name="Table2.A2" office:value-type="string">
            <text:p text:style-name="P32"/>
          </table:table-cell>
          <table:table-cell table:style-name="Table2.A2" office:value-type="string">
            <text:p text:style-name="P40"/>
          </table:table-cell>
        </table:table-row>
        <table:table-row table:style-name="TableLine2123602808000">
          <table:table-cell table:style-name="Table2.A1" office:value-type="string">
            <text:p text:style-name="P12">The Male Civilian (Empire of Pleiades)</text:p>
          </table:table-cell>
          <table:table-cell table:style-name="Table2.A1" office:value-type="string">
            <text:p text:style-name="P41">Jadi, kenapa kamu <text:span text:style-name="T41">harus</text:span> melakukan hal tersebut?</text:p>
          </table:table-cell>
          <table:table-cell table:style-name="Table2.A1" office:value-type="string">
            <text:p text:style-name="P43"><text:span text:style-name="Default_20_Paragraph_20_Font"><text:span text:style-name="T6">So, why you </text:span></text:span><text:span text:style-name="Default_20_Paragraph_20_Font"><text:span text:style-name="T7">have</text:span></text:span><text:span text:style-name="Default_20_Paragraph_20_Font"><text:span text:style-name="T6"> to do that?</text:span></text:span></text:p>
          </table:table-cell>
        </table:table-row>
        <table:table-row table:style-name="TableLine2123602809088">
          <table:table-cell table:style-name="Table2.A1" office:value-type="string">
            <text:p text:style-name="P12">Chara (Federation of Lunaria)</text:p>
          </table:table-cell>
          <table:table-cell table:style-name="Table2.A1" office:value-type="string">
            <text:p text:style-name="P34">Karena saya ingin menciptakan masyarakat yang berempati dan penuh kasih say<text:span text:style-name="T40">a</text:span>ng. Kamu tahu kan <text:soft-page-break/>mereka sekarang itu gimana?</text:p>
            <text:p text:style-name="P34"/>
            <text:p text:style-name="P34">Mereka bersikap apati dan arogan. Ini mengakibatkan dampak jangka panjang yang buruk. Dengan alasan inilah mengapa saya berencana melakukan hal ini.</text:p>
          </table:table-cell>
          <table:table-cell table:style-name="Table2.A1" office:value-type="string">
            <text:p text:style-name="P44"><text:span text:style-name="Default_20_Paragraph_20_Font"><text:span text:style-name="T9">I have to establish empath</text:span></text:span><text:span text:style-name="Default_20_Paragraph_20_Font"><text:span text:style-name="T10">y </text:span></text:span><text:span text:style-name="Default_20_Paragraph_20_Font"><text:span text:style-name="T9">and loving society. You know how they are now?</text:span></text:span></text:p>
            <text:p text:style-name="P44"><text:soft-page-break/><text:span text:style-name="Default_20_Paragraph_20_Font"><text:span text:style-name="T9"/></text:span></text:p>
            <text:p text:style-name="P44"><text:span text:style-name="Default_20_Paragraph_20_Font"><text:span text:style-name="T11">They’re so apath</text:span></text:span><text:span text:style-name="Default_20_Paragraph_20_Font"><text:span text:style-name="T10">y</text:span></text:span><text:span text:style-name="Default_20_Paragraph_20_Font"><text:span text:style-name="T11"> and arrogant. This result in disastrous long-term effects. That’s </text:span></text:span><text:span text:style-name="Default_20_Paragraph_20_Font"><text:span text:style-name="T12">the reason I have to do this.</text:span></text:span></text:p>
          </table:table-cell>
        </table:table-row>
        <table:table-row table:style-name="TableLine2123602809360">
          <table:table-cell table:style-name="Table2.A1" office:value-type="string">
            <text:p text:style-name="P12">The Male Civilian (Empire of Pleiades)</text:p>
          </table:table-cell>
          <table:table-cell table:style-name="Table2.A1" office:value-type="string">
            <text:p text:style-name="P220"><text:span text:style-name="T30">R</text:span><text:span text:style-name="T29">asa empati?.... Naif sekali. Usaha kamu akan berujung sia-sia.</text:span></text:p>
          </table:table-cell>
          <table:table-cell table:style-name="Table2.A1" office:value-type="string">
            <text:p text:style-name="P255"><text:span text:style-name="T42">E</text:span>mpathy?… What a naive. Your efforts will <text:span text:style-name="T39">be in vain</text:span>.</text:p>
          </table:table-cell>
        </table:table-row>
        <table:table-row table:style-name="TableLine2123602809632">
          <table:table-cell table:style-name="Table2.A2" office:value-type="string">
            <text:p text:style-name="P12"/>
          </table:table-cell>
          <table:table-cell table:style-name="Table2.A2" office:value-type="string">
            <text:p text:style-name="P33"/>
          </table:table-cell>
          <table:table-cell table:style-name="Table2.A2" office:value-type="string">
            <text:p text:style-name="P255"/>
          </table:table-cell>
        </table:table-row>
        <table:table-row table:style-name="TableLine2123602829760">
          <table:table-cell table:style-name="Table2.A1" office:value-type="string">
            <text:p text:style-name="P12">The Male Civilian (Empire of Pleiades)</text:p>
          </table:table-cell>
          <table:table-cell table:style-name="Table2.A1" office:value-type="string">
            <text:p text:style-name="P33">Sifat asli manusia yang sebenarnya adalah…. Iblis.</text:p>
          </table:table-cell>
          <table:table-cell table:style-name="Table2.A1" office:value-type="string">
            <text:p text:style-name="P256">The true human nature is… <text:span text:style-name="T38">A</text:span><text:span text:style-name="T37"> </text:span><text:span text:style-name="T38">d</text:span>emon.</text:p>
          </table:table-cell>
        </table:table-row>
        <table:table-row table:style-name="TableLine2123602821056">
          <table:table-cell table:style-name="Table2.A2" office:value-type="string">
            <text:p text:style-name="P12"/>
          </table:table-cell>
          <table:table-cell table:style-name="Table2.A2" office:value-type="string">
            <text:p text:style-name="P33"/>
          </table:table-cell>
          <table:table-cell table:style-name="Table2.A2" office:value-type="string">
            <text:p text:style-name="P256"/>
          </table:table-cell>
        </table:table-row>
        <table:table-row table:style-name="TableLine2123602833024">
          <table:table-cell table:style-name="Table2.A1" office:value-type="string">
            <text:p text:style-name="P13">Child Psychologist (Empire of Pleiades)</text:p>
          </table:table-cell>
          <table:table-cell table:style-name="Table2.A1" office:value-type="string">
            <text:p text:style-name="P35">Kesimpulan dari sosialisasi ini ialah terkait dengan pola asuh dan tren pengasuhan yang masing-masing memiliki dampak pada perkembangan kesehatan mental anak.</text:p>
            <text:p text:style-name="P36"/>
            <text:p text:style-name="P36"><text:span text:style-name="T43">Namun, saat ini apakah di antara kalian a</text:span>da yang punya cita-cita, impian, dan tujuan? <text:span text:style-name="T44">Apapun itu.</text:span></text:p>
          </table:table-cell>
          <table:table-cell table:style-name="Table2.A1" office:value-type="string">
            <text:p text:style-name="P42"><text:span text:style-name="Default_20_Paragraph_20_Font"><text:span text:style-name="T8">Chara, this is Freyachad, a girl from Chad.</text:span></text:span></text:p>
          </table:table-cell>
        </table:table-row>
        <table:table-row table:style-name="TableLine2123602829488">
          <table:table-cell table:style-name="Table2.A2" office:value-type="string">
            <text:p text:style-name="P16">Chara (Federation of Lunaria)</text:p>
          </table:table-cell>
          <table:table-cell table:style-name="Table2.A2" office:value-type="string">
            <text:p text:style-name="P37">Saya.</text:p>
          </table:table-cell>
          <table:table-cell table:style-name="Table2.A2" office:value-type="string">
            <text:p text:style-name="P220"/>
          </table:table-cell>
        </table:table-row>
        <table:table-row table:style-name="TableLine2123602825136">
          <table:table-cell table:style-name="Table2.A2" office:value-type="string">
            <text:p text:style-name="P14">Child Psychologist (Empire of Pleiades)</text:p>
          </table:table-cell>
          <table:table-cell table:style-name="Table2.A2" office:value-type="string">
            <text:p text:style-name="P38">Silakan.</text:p>
          </table:table-cell>
          <table:table-cell table:style-name="Table2.A2" office:value-type="string">
            <text:p text:style-name="P220"/>
          </table:table-cell>
        </table:table-row>
        <table:table-row table:style-name="TableLine2123602821872">
          <table:table-cell table:style-name="Table2.A2" office:value-type="string">
            <text:p text:style-name="P17">Chara (Federation of Lunaria)</text:p>
          </table:table-cell>
          <table:table-cell table:style-name="Table2.A2" office:value-type="string">
            <text:p text:style-name="P221"><text:span text:style-name="T31">Jadi, saya memiliki visi dan misi yang akan saya dan kawan saya terapkan di peradaban ini. Dilihat dari kondisi masyarakat dan dewan di peradaban ini </text:span><text:span text:style-name="T34">m</text:span><text:span text:style-name="T32">ereka cukup korup dan arogan.</text:span></text:p>
            <text:p text:style-name="P39"/>
            <text:p text:style-name="P221"><text:span text:style-name="T32">Dan mengingat peradaban kita yang hancur di masa lalu oleh Hellforce, minimnya empati, cinta, dan kasih sayang adalah penyebabnya. Jadi, saya ingin menciptakan masyarakat yang berempati dan penuh kasih sayang </text:span><text:span text:style-name="T33">sehingga orang tua merawat dengan penuh kasih sayang tanpa </text:span><text:soft-page-break/><text:span text:style-name="T33">kekerasan. Ini demi anak-anak.</text:span></text:p>
          </table:table-cell>
          <table:table-cell table:style-name="Table2.A2" office:value-type="string">
            <text:p text:style-name="P220"/>
          </table:table-cell>
        </table:table-row>
        <table:table-row table:style-name="TableLine2123602831936">
          <table:table-cell table:style-name="Table2.A2" office:value-type="string">
            <text:p text:style-name="P52">The Pleiadean Civilians (Empire of Pleiades)</text:p>
          </table:table-cell>
          <table:table-cell table:style-name="Table2.A2" office:value-type="string">
            <text:p text:style-name="P90">HAHAHAHAHAHAHAHA……!!!</text:p>
          </table:table-cell>
          <table:table-cell table:style-name="Table2.A2" office:value-type="string">
            <text:p text:style-name="P91"/>
          </table:table-cell>
        </table:table-row>
        <table:table-row table:style-name="TableLine2123602832208">
          <table:table-cell table:style-name="Table2.A2" office:value-type="string">
            <text:p text:style-name="P52">Pleiadean Citizen 1 (Empire of Pleiades)</text:p>
          </table:table-cell>
          <table:table-cell table:style-name="Table2.A2" office:value-type="string">
            <text:p text:style-name="P90"><text:span text:style-name="T45">Bagaimana bisa? </text:span>Mimpi saja kau, Chara!</text:p>
          </table:table-cell>
          <table:table-cell table:style-name="Table2.A2" office:value-type="string">
            <text:p text:style-name="P91"/>
          </table:table-cell>
        </table:table-row>
        <table:table-row table:style-name="TableLine2123602823776">
          <table:table-cell table:style-name="Table2.A2" office:value-type="string">
            <text:p text:style-name="P53">Pleiadean Citizen 2 (Empire of Pleiades)</text:p>
          </table:table-cell>
          <table:table-cell table:style-name="Table2.A2" office:value-type="string">
            <text:p text:style-name="P93">Kamu <text:span text:style-name="T227">wanita </text:span><text:span text:style-name="T228">yang</text:span> utopis!</text:p>
          </table:table-cell>
          <table:table-cell table:style-name="Table2.A2" office:value-type="string">
            <text:p text:style-name="P91"/>
          </table:table-cell>
        </table:table-row>
        <table:table-row table:style-name="TableLine2123602822960">
          <table:table-cell table:style-name="Table2.A2" office:value-type="string">
            <text:p text:style-name="P15">Child Psychologist (Empire of Pleiades)</text:p>
          </table:table-cell>
          <table:table-cell table:style-name="Table2.A2" office:value-type="string">
            <text:p text:style-name="P94">Kawan-kawan, harap tenang, ya. <text:span text:style-name="T46">Dimohon untuk menghargai </text:span><text:span text:style-name="T48">impian</text:span><text:span text:style-name="T46"> orang lain.</text:span></text:p>
          </table:table-cell>
          <table:table-cell table:style-name="Table2.A2" office:value-type="string">
            <text:p text:style-name="P91"/>
          </table:table-cell>
        </table:table-row>
        <table:table-row table:style-name="TableLine2123602826224">
          <table:table-cell table:style-name="Table2.A2" office:value-type="string">
            <text:p text:style-name="P15"/>
          </table:table-cell>
          <table:table-cell table:style-name="Table2.A2" office:value-type="string">
            <text:p text:style-name="P95">Jeda <text:span text:style-name="T47">beberapa waktu.</text:span></text:p>
          </table:table-cell>
          <table:table-cell table:style-name="Table2.A2" office:value-type="string">
            <text:p text:style-name="P91"/>
          </table:table-cell>
        </table:table-row>
        <table:table-row table:style-name="TableLine2123602829216">
          <table:table-cell table:style-name="Table2.A2" office:value-type="string">
            <text:p text:style-name="P15"/>
          </table:table-cell>
          <table:table-cell table:style-name="Table2.A2" office:value-type="string">
            <text:p text:style-name="P96">Setelah acara seminar selesai.</text:p>
          </table:table-cell>
          <table:table-cell table:style-name="Table2.A2" office:value-type="string">
            <text:p text:style-name="P91"/>
          </table:table-cell>
        </table:table-row>
        <table:table-row table:style-name="TableLine2123602822688">
          <table:table-cell table:style-name="Table2.A2" office:value-type="string">
            <text:p text:style-name="P18">Child Psychologist (Empire of Pleiades)</text:p>
          </table:table-cell>
          <table:table-cell table:style-name="Table2.A2" office:value-type="string">
            <text:p text:style-name="P184">Bu.</text:p>
          </table:table-cell>
          <table:table-cell table:style-name="Table2.A2" office:value-type="string">
            <text:p text:style-name="P91"/>
          </table:table-cell>
        </table:table-row>
        <table:table-row table:style-name="TableLine2123602820784">
          <table:table-cell table:style-name="Table2.A2" office:value-type="string">
            <text:p text:style-name="P28">Chara (Federation of Lunaria)</text:p>
          </table:table-cell>
          <table:table-cell table:style-name="Table2.A2" office:value-type="string">
            <text:p text:style-name="P186">...</text:p>
          </table:table-cell>
          <table:table-cell table:style-name="Table2.A2" office:value-type="string">
            <text:p text:style-name="P91"/>
          </table:table-cell>
        </table:table-row>
        <table:table-row table:style-name="TableLine2123602823232">
          <table:table-cell table:style-name="Table2.A2" office:value-type="string">
            <text:p text:style-name="P19">Child Psychologist (Empire of Pleiades)</text:p>
          </table:table-cell>
          <table:table-cell table:style-name="Table2.A2" office:value-type="string">
            <text:p text:style-name="P187">Boleh kita bicara <text:span text:style-name="T50">di sini</text:span>?</text:p>
          </table:table-cell>
          <table:table-cell table:style-name="Table2.A2" office:value-type="string">
            <text:p text:style-name="P91"/>
          </table:table-cell>
        </table:table-row>
        <table:table-row table:style-name="TableLine2123602827040">
          <table:table-cell table:style-name="Table2.A2" office:value-type="string">
            <text:p text:style-name="P29">Chara (Federation of Lunaria)</text:p>
          </table:table-cell>
          <table:table-cell table:style-name="Table2.A2" office:value-type="string">
            <text:p text:style-name="P187">…<text:line-break/><text:span text:style-name="T51">B</text:span>oleh.</text:p>
          </table:table-cell>
          <table:table-cell table:style-name="Table2.A2" office:value-type="string">
            <text:p text:style-name="P91"/>
          </table:table-cell>
        </table:table-row>
        <table:table-row table:style-name="TableLine2123602830032">
          <table:table-cell table:style-name="Table2.A2" office:value-type="string">
            <text:p text:style-name="P20">Child Psychologist (Empire of Pleiades)</text:p>
          </table:table-cell>
          <table:table-cell table:style-name="Table2.A2" office:value-type="string">
            <text:p text:style-name="P185">Saya me<text:span text:style-name="T52">lihat</text:span> ibu ditertawakan oleh kawan-kawan seminar.</text:p>
            <text:p text:style-name="P185"/>
            <text:p text:style-name="P185"><text:span text:style-name="T49">Yang sabar ya, bu. </text:span>Ibu tidak usah menghiraukan mereka. <text:span text:style-name="T53">M</text:span><text:span text:style-name="T54">asyarakat</text:span> memang tabiatnya suka merendahkan perjuangan orang lain.</text:p>
            <text:p text:style-name="P185"/>
            <text:p text:style-name="P221"><text:span text:style-name="T66">Saya sering menyaksikan mereka yang meremehkan impian dan perjuangan orang lain, bahkan kepada anak mereka sendiri. </text:span><text:span text:style-name="T60">Sangat disayangkan, bu</text:span><text:span text:style-name="T61">. </text:span><text:span text:style-name="T62">Mereka berpikir jika merawat anak dengan cara </text:span><text:span text:style-name="T67">dahulu</text:span><text:span text:style-name="T62"> akan membuat anak menjadi kuat.</text:span></text:p>
            <text:p text:style-name="P188"/>
            <text:p text:style-name="P221"><text:span text:style-name="T62">Padahal kasihan anak-anak </text:span><text:span text:style-name="T63">yang dididik seperti </text:span><text:soft-page-break/><text:span text:style-name="T63">itu, apalagi kalau mereka </text:span><text:span text:style-name="T64">memiliki kepribadian</text:span><text:span text:style-name="T63"> sensitif. </text:span><text:span text:style-name="T65">Malahan anak akan menjadi minim empati.</text:span></text:p>
          </table:table-cell>
          <table:table-cell table:style-name="Table2.A2" office:value-type="string">
            <text:p text:style-name="P91"/>
          </table:table-cell>
        </table:table-row>
        <table:table-row table:style-name="TableLine2123602821328">
          <table:table-cell table:style-name="Table2.A2" office:value-type="string">
            <text:p text:style-name="P30">Chara (Federation of Lunaria)</text:p>
          </table:table-cell>
          <table:table-cell table:style-name="Table2.A2" office:value-type="string">
            <text:p text:style-name="P189">Saya kesal dengan mereka, seringkali saya mendengar ungkapan d<text:span text:style-name="T225">oomerist</text:span> dari mereka.</text:p>
            <text:p text:style-name="P189"/>
            <text:p text:style-name="P190">Untuk masalah minim empati, saya berpikir demikian. Masalah ini yang menyebabkan hancurnya peradaban kita di dunia lama di tangan Hellforce. Akar dari hal ini adalah minimnya empati oleh masyarakat. <text:span text:style-name="T220">Kasihan Hellforce dan anak-anak yang jadi korban </text:span><text:span text:style-name="T221">bobroknya mereka</text:span><text:span text:style-name="T220">.</text:span></text:p>
          </table:table-cell>
          <table:table-cell table:style-name="Table2.A2" office:value-type="string">
            <text:p text:style-name="P91"/>
          </table:table-cell>
        </table:table-row>
        <table:table-row table:style-name="TableLine2123602832752">
          <table:table-cell table:style-name="Table2.A2" office:value-type="string">
            <text:p text:style-name="P21">Child Psychologist (Empire of Pleiades)</text:p>
          </table:table-cell>
          <table:table-cell table:style-name="Table2.A2" office:value-type="string">
            <text:p text:style-name="P221"><text:span text:style-name="T55">Saya merasakan apa yang kamu alami. </text:span><text:span text:style-name="T56">Memang </text:span><text:span text:style-name="T57">itu menjadi masalah besar yang perlu kita selesaikan. </text:span><text:span text:style-name="T68">Tapi, s</text:span><text:span text:style-name="T69">aya suka visi dan misi yang ibu sampaikan </text:span><text:span text:style-name="T70">di waktu seminar tadi</text:span><text:span text:style-name="T69">. </text:span><text:span text:style-name="T70">Kalau b</text:span><text:span text:style-name="T71">egitu</text:span><text:span text:style-name="T70">, bolehkah ibu bantu saya dalam mengatasi masalah ini?</text:span></text:p>
          </table:table-cell>
          <table:table-cell table:style-name="Table2.A2" office:value-type="string">
            <text:p text:style-name="P91"/>
          </table:table-cell>
        </table:table-row>
        <table:table-row table:style-name="TableLine2123602822144">
          <table:table-cell table:style-name="Table2.A2" office:value-type="string">
            <text:p text:style-name="P30">Chara (Federation of Lunaria)</text:p>
          </table:table-cell>
          <table:table-cell table:style-name="Table2.A2" office:value-type="string">
            <text:p text:style-name="P189">Terima kasih telah mengapresiasi <text:span text:style-name="T222">impianku</text:span>. Dan tentu saja boleh. <text:span text:style-name="T223">Apa yang kamu butuhkan?</text:span></text:p>
          </table:table-cell>
          <table:table-cell table:style-name="Table2.A2" office:value-type="string">
            <text:p text:style-name="P91"/>
          </table:table-cell>
        </table:table-row>
        <table:table-row table:style-name="TableLine2123602828400">
          <table:table-cell table:style-name="Table2.A2" office:value-type="string">
            <text:p text:style-name="P21">Child Psychologist (Empire of Pleiades)</text:p>
          </table:table-cell>
          <table:table-cell table:style-name="Table2.A2" office:value-type="string">
            <text:p text:style-name="P191"><text:span text:style-name="T275">Ikut dengan</text:span> saya. Kita jalan-jalan di sekitar lingkungan ini. Kita cari anak-anak yang butuh pertolongan!</text:p>
          </table:table-cell>
          <table:table-cell table:style-name="Table2.A2" office:value-type="string">
            <text:p text:style-name="P91"/>
          </table:table-cell>
        </table:table-row>
        <table:table-row table:style-name="TableLine2123602825408">
          <table:table-cell table:style-name="Table2.A2" office:value-type="string">
            <text:p text:style-name="P21"/>
          </table:table-cell>
          <table:table-cell table:style-name="Table2.A2" office:value-type="string">
            <text:p text:style-name="P192">Di suatu tempat. <text:span text:style-name="T224">Chara melihat anak menangis di dekat pohon.</text:span></text:p>
          </table:table-cell>
          <table:table-cell table:style-name="Table2.A2" office:value-type="string">
            <text:p text:style-name="P91"/>
          </table:table-cell>
        </table:table-row>
        <table:table-row table:style-name="TableLine2123602824592">
          <table:table-cell table:style-name="Table2.A2" office:value-type="string">
            <text:p text:style-name="P31">Chara (Federation of Lunaria)</text:p>
          </table:table-cell>
          <table:table-cell table:style-name="Table2.A2" office:value-type="string">
            <text:p text:style-name="P222"><text:span text:style-name="T58">Bu, </text:span><text:span text:style-name="T59">lihat anak itu.</text:span></text:p>
            <text:p text:style-name="P193"/>
            <text:p text:style-name="P194">Kasihan anak itu, dia sedang menangis.</text:p>
          </table:table-cell>
          <table:table-cell table:style-name="Table2.A2" office:value-type="string">
            <text:p text:style-name="P91"/>
          </table:table-cell>
        </table:table-row>
        <table:table-row table:style-name="TableLine2123602828944">
          <table:table-cell table:style-name="Table2.A2" office:value-type="string">
            <text:p text:style-name="P54"/>
          </table:table-cell>
          <table:table-cell table:style-name="Table2.A2" office:value-type="string">
            <text:p text:style-name="P97">Mereka mendatangi seorang anak yang menangis di bawah pohon.</text:p>
          </table:table-cell>
          <table:table-cell table:style-name="Table2.A2" office:value-type="string">
            <text:p text:style-name="P91"/>
          </table:table-cell>
        </table:table-row>
        <table:table-row table:style-name="TableLine2123602830304">
          <table:table-cell table:style-name="Table2.A2" office:value-type="string">
            <text:p text:style-name="P55">Chara (Federation of Lunaria)</text:p>
          </table:table-cell>
          <table:table-cell table:style-name="Table2.A2" office:value-type="string">
            <text:p text:style-name="P223"><text:span text:style-name="T72">Nak, </text:span><text:span text:style-name="T73">ada apa? </text:span><text:span text:style-name="T74">Kenapa kamu menangis?</text:span></text:p>
          </table:table-cell>
          <table:table-cell table:style-name="Table2.A2" office:value-type="string">
            <text:p text:style-name="P91"/>
          </table:table-cell>
        </table:table-row>
        <table:table-row table:style-name="TableLine2123602827584">
          <table:table-cell table:style-name="Table2.A2" office:value-type="string">
            <text:p text:style-name="P79">Pleiadean Child (Empire of Pleiades)</text:p>
          </table:table-cell>
          <table:table-cell table:style-name="Table2.A2" office:value-type="string">
            <text:p text:style-name="P98">Aku sedih…. Pengen sosok ibu.</text:p>
          </table:table-cell>
          <table:table-cell table:style-name="Table2.A2" office:value-type="string">
            <text:p text:style-name="P91"/>
          </table:table-cell>
        </table:table-row>
        <table:table-row table:style-name="TableLine2123602821600">
          <table:table-cell table:style-name="Table2.A2" office:value-type="string">
            <text:p text:style-name="P56">Chara (Federation of <text:soft-page-break/>Lunaria)</text:p>
          </table:table-cell>
          <table:table-cell table:style-name="Table2.A2" office:value-type="string">
            <text:p text:style-name="P99">Kasihan…. Kamu <text:span text:style-name="T229">sudah tidak punya</text:span> ibu?</text:p>
          </table:table-cell>
          <table:table-cell table:style-name="Table2.A2" office:value-type="string">
            <text:p text:style-name="P91"/>
          </table:table-cell>
        </table:table-row>
        <table:table-row table:style-name="TableLine2123602830576">
          <table:table-cell table:style-name="Table2.A2" office:value-type="string">
            <text:p text:style-name="P80">Pleiadean Child (Empire of Pleiades)</text:p>
          </table:table-cell>
          <table:table-cell table:style-name="Table2.A2" office:value-type="string">
            <text:p text:style-name="P100">Ibuku ada di rumah. <text:span text:style-name="T230">Tapi aku tidak mau sama ibu kandung.</text:span></text:p>
          </table:table-cell>
          <table:table-cell table:style-name="Table2.A2" office:value-type="string">
            <text:p text:style-name="P91"/>
          </table:table-cell>
        </table:table-row>
        <table:table-row table:style-name="TableLine2123602823504">
          <table:table-cell table:style-name="Table2.A2" office:value-type="string">
            <text:p text:style-name="P22">Child Psychologist (Empire of Pleiades)</text:p>
          </table:table-cell>
          <table:table-cell table:style-name="Table2.A2" office:value-type="string">
            <text:p text:style-name="P101">Lah, kenapa dengan ibumu?</text:p>
          </table:table-cell>
          <table:table-cell table:style-name="Table2.A2" office:value-type="string">
            <text:p text:style-name="P91"/>
          </table:table-cell>
        </table:table-row>
        <table:table-row table:style-name="TableLine2123602827856">
          <table:table-cell table:style-name="Table2.A2" office:value-type="string">
            <text:p text:style-name="P81">Pleiadean Child (Empire of Pleiades)</text:p>
          </table:table-cell>
          <table:table-cell table:style-name="Table2.A2" office:value-type="string">
            <text:p text:style-name="P102"><text:span text:style-name="T231">(Menangis) </text:span>Ibuku tidak sayang lagi denganku.</text:p>
          </table:table-cell>
          <table:table-cell table:style-name="Table2.A2" office:value-type="string">
            <text:p text:style-name="P91"/>
          </table:table-cell>
        </table:table-row>
        <table:table-row table:style-name="TableLine2123602822416">
          <table:table-cell table:style-name="Table2.A2" office:value-type="string">
            <text:p text:style-name="P57">Chara (Federation of Lunaria)</text:p>
          </table:table-cell>
          <table:table-cell table:style-name="Table2.A2" office:value-type="string">
            <text:p text:style-name="P103">Apa yang ibu kandung lakukan kepadamu sebelumnya?</text:p>
          </table:table-cell>
          <table:table-cell table:style-name="Table2.A2" office:value-type="string">
            <text:p text:style-name="P91"/>
          </table:table-cell>
        </table:table-row>
        <table:table-row table:style-name="TableLine2123602824048">
          <table:table-cell table:style-name="Table2.A2" office:value-type="string">
            <text:p text:style-name="P82">Pleiadean Child (Empire of Pleiades)</text:p>
          </table:table-cell>
          <table:table-cell table:style-name="Table2.A2" office:value-type="string">
            <text:p text:style-name="P104">Ibuku suka gaslighting dan scapegoat ke aku.</text:p>
            <text:p text:style-name="P104"/>
            <text:p text:style-name="P104"><text:span text:style-name="T232">Habis itu, </text:span><text:span text:style-name="T233">ibuku selalu marah jika </text:span><text:span text:style-name="T234">aku melakukan sesuatu dan ternyata terdapat kesalahan</text:span><text:span text:style-name="T233"> sedikit saja.</text:span></text:p>
            <text:p text:style-name="P104"/>
            <text:p text:style-name="P105">Lalu, ibuku menghalangiku untuk mewujudkan apa yang aku impikan di masa depan serta marah jika aku suka banyak tanya bahkan yang aku tidak tahu,</text:p>
            <text:p text:style-name="P104"/>
            <text:p text:style-name="P224"><text:span text:style-name="T75">Terakhir,</text:span><text:span text:style-name="T77"> ibuku teriak ke aku</text:span><text:span text:style-name="T75"> yang bahkan tidak aku mengerti.</text:span></text:p>
            <text:p text:style-name="P106"/>
            <text:p text:style-name="P250"><text:span text:style-name="T76">A</text:span><text:span text:style-name="T72">ku sedih… </text:span><text:span text:style-name="T80">(Menangis)</text:span></text:p>
          </table:table-cell>
          <table:table-cell table:style-name="Table2.A2" office:value-type="string">
            <text:p text:style-name="P91"/>
          </table:table-cell>
        </table:table-row>
        <table:table-row table:style-name="Table2.39">
          <table:table-cell table:style-name="Table2.A2" office:value-type="string">
            <text:p text:style-name="P58">Chara (Federation of Lunaria)</text:p>
          </table:table-cell>
          <table:table-cell table:style-name="Table2.A2" office:value-type="string">
            <text:p text:style-name="P225"><text:span text:style-name="T78">(“Bener-bener ya, ibu kandung anak ini. </text:span><text:span text:style-name="T79">Bisa-bisanya dia setega itu sama anaknya sendiri.</text:span><text:span text:style-name="T78">”)</text:span></text:p>
            <text:p text:style-name="P107"/>
            <text:p text:style-name="P107">Kasihan….</text:p>
            <text:p text:style-name="P107"/>
            <text:p text:style-name="P107">Nak, kamu <text:span text:style-name="T235">mau</text:span> ikut dengan ibu?</text:p>
          </table:table-cell>
          <table:table-cell table:style-name="Table2.A2" office:value-type="string">
            <text:p text:style-name="P91"/>
          </table:table-cell>
        </table:table-row>
        <table:table-row table:style-name="Table2.40">
          <table:table-cell table:style-name="Table2.A2" office:value-type="string">
            <text:p text:style-name="P83">Pleiadean Child (Empire of Pleiades)</text:p>
          </table:table-cell>
          <table:table-cell table:style-name="Table2.A2" office:value-type="string">
            <text:p text:style-name="P225"><text:span text:style-name="T72">…. </text:span><text:span text:style-name="T81">Tidak</text:span><text:span text:style-name="T82"> mau.</text:span></text:p>
          </table:table-cell>
          <table:table-cell table:style-name="Table2.A2" office:value-type="string">
            <text:p text:style-name="P91"/>
          </table:table-cell>
        </table:table-row>
        <table:table-row table:style-name="Table2.40">
          <table:table-cell table:style-name="Table2.A2" office:value-type="string">
            <text:p text:style-name="P59">Chara (Federation of Lunaria)</text:p>
          </table:table-cell>
          <table:table-cell table:style-name="Table2.A2" office:value-type="string">
            <text:p text:style-name="P108">Lah, kenapa?</text:p>
            <text:p text:style-name="P108"/>
            <text:p text:style-name="P109">Ibu kandungmu sudah jelas tidak sayang sama <text:soft-page-break/>kamu seperti yang kamu katakan.</text:p>
          </table:table-cell>
          <table:table-cell table:style-name="Table2.A2" office:value-type="string">
            <text:p text:style-name="P91"/>
          </table:table-cell>
        </table:table-row>
        <table:table-row table:style-name="Table2.40">
          <table:table-cell table:style-name="Table2.A2" office:value-type="string">
            <text:p text:style-name="P84">Pleiadean Child (Empire of Pleiades)</text:p>
          </table:table-cell>
          <table:table-cell table:style-name="Table2.A2" office:value-type="string">
            <text:p text:style-name="P110">Aku takut kalau ibuku tahu. <text:span text:style-name="T236">Nanti dia</text:span> bawa pulang aku secara paksa <text:span text:style-name="T236">dan aku kena teriakan lagi.</text:span></text:p>
          </table:table-cell>
          <table:table-cell table:style-name="Table2.A2" office:value-type="string">
            <text:p text:style-name="P91"/>
          </table:table-cell>
        </table:table-row>
        <table:table-row table:style-name="Table2.40">
          <table:table-cell table:style-name="Table2.A2" office:value-type="string">
            <text:p text:style-name="P60">Chara (Federation of Lunaria)</text:p>
          </table:table-cell>
          <table:table-cell table:style-name="Table2.A2" office:value-type="string">
            <text:p text:style-name="P111">(Menghela nafas miris) <text:span text:style-name="T237">Begini…. Bagaimana jika kamu ikut sama i</text:span><text:span text:style-name="T264">bu buat </text:span><text:span text:style-name="T238">ke rumah ibu.</text:span></text:p>
            <text:p text:style-name="P111"/>
            <text:p text:style-name="P111"><text:span text:style-name="T238">N</text:span><text:span text:style-name="T237">anti ibu berikan kamu kamar dan alat-alat yang kamu butuhkan untuk </text:span><text:span text:style-name="T238">menunjang cita-citamu dan kegiatan belajarmu.</text:span></text:p>
            <text:p text:style-name="P112"/>
            <text:p text:style-name="P226"><text:span text:style-name="T108">Untuk masalah ibu kandungmu, </text:span><text:span text:style-name="T109">ibu pastikan </text:span><text:span text:style-name="T119">kamu tetap </text:span><text:span text:style-name="T109">aman karena ibunya mungkin tidak tahu dengan keberadaanmu.</text:span></text:p>
          </table:table-cell>
          <table:table-cell table:style-name="Table2.A2" office:value-type="string">
            <text:p text:style-name="P91"/>
          </table:table-cell>
        </table:table-row>
        <table:table-row table:style-name="Table2.40">
          <table:table-cell table:style-name="Table2.A2" office:value-type="string">
            <text:p text:style-name="P23">Child Psychologist (Empire of Pleiades)</text:p>
          </table:table-cell>
          <table:table-cell table:style-name="Table2.A2" office:value-type="string">
            <text:p text:style-name="P113">Iya, nak.</text:p>
            <text:p text:style-name="P113"/>
            <text:p text:style-name="P113">Nanti saya sama ibu ini berusaha mendidik dan merawat kamu agar kamu berkembang dengan baik. Mendidik dengan cinta dan kasih sayang seperti yang… Siapa nama kamu, mbak?</text:p>
          </table:table-cell>
          <table:table-cell table:style-name="Table2.A2" office:value-type="string">
            <text:p text:style-name="P91"/>
          </table:table-cell>
        </table:table-row>
        <table:table-row table:style-name="Table2.40">
          <table:table-cell table:style-name="Table2.A2" office:value-type="string">
            <text:p text:style-name="P61">Chara (Federation of Lunaria)</text:p>
          </table:table-cell>
          <table:table-cell table:style-name="Table2.A2" office:value-type="string">
            <text:p text:style-name="P114">Chara.... Nama yang terdengar unik kan?</text:p>
            <text:p text:style-name="P114"/>
            <text:p text:style-name="P114">Heheheheh</text:p>
          </table:table-cell>
          <table:table-cell table:style-name="Table2.A2" office:value-type="string">
            <text:p text:style-name="P91"/>
          </table:table-cell>
        </table:table-row>
        <table:table-row table:style-name="Table2.40">
          <table:table-cell table:style-name="Table2.A2" office:value-type="string">
            <text:p text:style-name="P24">Child Psychologist (Empire of Pleiades)</text:p>
          </table:table-cell>
          <table:table-cell table:style-name="Table2.A2" office:value-type="string">
            <text:p text:style-name="P115">Seperti yang ibu Chara lakukan.</text:p>
          </table:table-cell>
          <table:table-cell table:style-name="Table2.A2" office:value-type="string">
            <text:p text:style-name="P91"/>
          </table:table-cell>
        </table:table-row>
        <table:table-row table:style-name="Table2.40">
          <table:table-cell table:style-name="Table2.A2" office:value-type="string">
            <text:p text:style-name="P62">Chara (Federation of Lunaria)</text:p>
          </table:table-cell>
          <table:table-cell table:style-name="Table2.A2" office:value-type="string">
            <text:p text:style-name="P116">Iya.</text:p>
            <text:p text:style-name="P116"/>
            <text:p text:style-name="P117">Jadi, untuk saat ini, pegang saja tangan ibu. (Mengulurkan tangannya)</text:p>
          </table:table-cell>
          <table:table-cell table:style-name="Table2.A2" office:value-type="string">
            <text:p text:style-name="P91"/>
          </table:table-cell>
        </table:table-row>
        <table:table-row table:style-name="Table2.40">
          <table:table-cell table:style-name="Table2.A2" office:value-type="string">
            <text:p text:style-name="P85">Pleiadean Child (Empire of Pleiades)</text:p>
          </table:table-cell>
          <table:table-cell table:style-name="Table2.A2" office:value-type="string">
            <text:p text:style-name="P117">Buat apa?</text:p>
          </table:table-cell>
          <table:table-cell table:style-name="Table2.A2" office:value-type="string">
            <text:p text:style-name="P91"/>
          </table:table-cell>
        </table:table-row>
        <table:table-row table:style-name="Table2.40">
          <table:table-cell table:style-name="Table2.A2" office:value-type="string">
            <text:p text:style-name="P63">Chara (Federation of Lunaria)</text:p>
          </table:table-cell>
          <table:table-cell table:style-name="Table2.A2" office:value-type="string">
            <text:p text:style-name="P117">Pegang saja. <text:span text:style-name="T251">Dan</text:span> ikut sama ibu. (Tersenyum)</text:p>
          </table:table-cell>
          <table:table-cell table:style-name="Table2.A2" office:value-type="string">
            <text:p text:style-name="P91"/>
          </table:table-cell>
        </table:table-row>
        <table:table-row table:style-name="Table2.40">
          <table:table-cell table:style-name="Table2.A2" office:value-type="string">
            <text:p text:style-name="P63"/>
          </table:table-cell>
          <table:table-cell table:style-name="Table2.A2" office:value-type="string">
            <text:p text:style-name="P227"><text:span text:style-name="T90">Seorang anak dibawa oleh Chara ke rumah Chara. </text:span><text:span text:style-name="T91">Sesampai di rumah </text:span><text:span text:style-name="T92">yang letaknya di </text:span><text:span text:style-name="T93">Frontier </text:span><text:soft-page-break/><text:span text:style-name="T93">Berau (Berau Terdepan)</text:span><text:span text:style-name="T92">, Bumi (Earth), Chara, anak dari Peradaban Pleiades, dan psikolog dari Peradaban Pleiades tersebut memasuki sebuah rumah.</text:span></text:p>
          </table:table-cell>
          <table:table-cell table:style-name="Table2.A2" office:value-type="string">
            <text:p text:style-name="P91"/>
          </table:table-cell>
        </table:table-row>
        <table:table-row table:style-name="Table2.40">
          <table:table-cell table:style-name="Table2.A2" office:value-type="string">
            <text:p text:style-name="P64">Chara (Federation of Lunaria)</text:p>
          </table:table-cell>
          <table:table-cell table:style-name="Table2.A2" office:value-type="string">
            <text:p text:style-name="P118">Akhirnya, kita sampai di rumah ibu.</text:p>
          </table:table-cell>
          <table:table-cell table:style-name="Table2.A2" office:value-type="string">
            <text:p text:style-name="P91"/>
          </table:table-cell>
        </table:table-row>
        <table:table-row table:style-name="Table2.40">
          <table:table-cell table:style-name="Table2.A2" office:value-type="string">
            <text:p text:style-name="P25">Child Psychologist (Empire of Pleiades)</text:p>
          </table:table-cell>
          <table:table-cell table:style-name="Table2.A2" office:value-type="string">
            <text:p text:style-name="P118">Ini rumahmu, Chara?</text:p>
          </table:table-cell>
          <table:table-cell table:style-name="Table2.A2" office:value-type="string">
            <text:p text:style-name="P91"/>
          </table:table-cell>
        </table:table-row>
        <table:table-row table:style-name="Table2.40">
          <table:table-cell table:style-name="Table2.A2" office:value-type="string">
            <text:p text:style-name="P64">Chara (Federation of Lunaria)</text:p>
          </table:table-cell>
          <table:table-cell table:style-name="Table2.A2" office:value-type="string">
            <text:p text:style-name="P118">Iya (Tersenyum)</text:p>
            <text:p text:style-name="P118"/>
            <text:p text:style-name="P119">Besar ya?</text:p>
          </table:table-cell>
          <table:table-cell table:style-name="Table2.A2" office:value-type="string">
            <text:p text:style-name="P91"/>
          </table:table-cell>
        </table:table-row>
        <table:table-row table:style-name="Table2.40">
          <table:table-cell table:style-name="Table2.A2" office:value-type="string">
            <text:p text:style-name="P25">Child Psychologist (Empire of Pleiades)</text:p>
          </table:table-cell>
          <table:table-cell table:style-name="Table2.A2" office:value-type="string">
            <text:p text:style-name="P119">Iya. Rumahmu cukup besar <text:span text:style-name="T244">kok</text:span>, Ra. <text:span text:style-name="T245">B</text:span><text:span text:style-name="T239">agus lagi.</text:span></text:p>
          </table:table-cell>
          <table:table-cell table:style-name="Table2.A2" office:value-type="string">
            <text:p text:style-name="P91"/>
          </table:table-cell>
        </table:table-row>
        <table:table-row table:style-name="Table2.40">
          <table:table-cell table:style-name="Table2.A2" office:value-type="string">
            <text:p text:style-name="P65">Chara (Federation of Lunaria)</text:p>
          </table:table-cell>
          <table:table-cell table:style-name="Table2.A2" office:value-type="string">
            <text:p text:style-name="P120">Hehehe<text:span text:style-name="T240">h</text:span><text:span text:style-name="T241">eh</text:span>, makasih ya….</text:p>
            <text:p text:style-name="P120"/>
            <text:p text:style-name="P121"><text:span text:style-name="T277">Sekarang</text:span>, saya mau memperkenalkan kamu dan anak ini ruang-ruang apa saja dengan senang hati.</text:p>
            <text:p text:style-name="P121"/>
            <text:p text:style-name="P121">Silakan ikut saya.</text:p>
          </table:table-cell>
          <table:table-cell table:style-name="Table2.A2" office:value-type="string">
            <text:p text:style-name="P91"/>
          </table:table-cell>
        </table:table-row>
        <table:table-row table:style-name="Table2.40">
          <table:table-cell table:style-name="Table2.A2" office:value-type="string">
            <text:p text:style-name="P65"/>
          </table:table-cell>
          <table:table-cell table:style-name="Table2.A2" office:value-type="string">
            <text:p text:style-name="P122">Chara pergi ke kamar Chara di lantai 2. Memperkenalkan ruangnya dan isinya kepada anak dan psikolog anak tersebut.</text:p>
          </table:table-cell>
          <table:table-cell table:style-name="Table2.A2" office:value-type="string">
            <text:p text:style-name="P91"/>
          </table:table-cell>
        </table:table-row>
        <table:table-row table:style-name="Table2.40">
          <table:table-cell table:style-name="Table2.A2" office:value-type="string">
            <text:p text:style-name="P66">Chara (Federation of Lunaria)</text:p>
          </table:table-cell>
          <table:table-cell table:style-name="Table2.A2" office:value-type="string">
            <text:p text:style-name="P123">Ini <text:span text:style-name="T246">kamar</text:span> ibu, nak.</text:p>
            <text:p text:style-name="P123"/>
            <text:p text:style-name="P123">Di <text:span text:style-name="T246">sini</text:span> <text:span text:style-name="T278">tempat </text:span>ibu tidur dan bersantai <text:span text:style-name="T278">sekalian</text:span> mengejar passion dan kerja untuk diri saya sendiri dan untuk masyarakat <text:span text:style-name="T242">tentunya. </text:span><text:span text:style-name="T280">Kalau kamu butuh bantuan dan ingin berdiskusi </text:span><text:span text:style-name="T243">dengan ibu</text:span><text:span text:style-name="T280">, silakan masuk ke kamar ibu, ya.</text:span></text:p>
            <text:p text:style-name="P124"/>
            <text:p text:style-name="P125">Tapi, ibu akan carikan kamar buat kamu <text:span text:style-name="T278">dulu</text:span>.</text:p>
          </table:table-cell>
          <table:table-cell table:style-name="Table2.A2" office:value-type="string">
            <text:p text:style-name="P91"/>
          </table:table-cell>
        </table:table-row>
        <table:table-row table:style-name="Table2.40">
          <table:table-cell table:style-name="Table2.A2" office:value-type="string">
            <text:p text:style-name="P66"/>
          </table:table-cell>
          <table:table-cell table:style-name="Table2.A2" office:value-type="string">
            <text:p text:style-name="P125">Chara mencari<text:span text:style-name="T247">kan</text:span> kamar untuk anak tersebut dan ditemukan di lantai 1.</text:p>
          </table:table-cell>
          <table:table-cell table:style-name="Table2.A2" office:value-type="string">
            <text:p text:style-name="P91"/>
          </table:table-cell>
        </table:table-row>
        <table:table-row table:style-name="Table2.40">
          <table:table-cell table:style-name="Table2.A2" office:value-type="string">
            <text:p text:style-name="P67">Chara (Federation of <text:soft-page-break/>Lunaria)</text:p>
          </table:table-cell>
          <table:table-cell table:style-name="Table2.A2" office:value-type="string">
            <text:p text:style-name="P221"><text:span text:style-name="T83">Ini adalah kamar </text:span><text:span text:style-name="T84">buat</text:span><text:span text:style-name="T83"> kamu.</text:span></text:p>
            <text:p text:style-name="P126"><text:soft-page-break/></text:p>
            <text:p text:style-name="P127">Kalau penasaran ingin melihat sesuatu di kamar ini, silakan masuk saja, nak.</text:p>
          </table:table-cell>
          <table:table-cell table:style-name="Table2.A2" office:value-type="string">
            <text:p text:style-name="P91"/>
          </table:table-cell>
        </table:table-row>
        <table:table-row table:style-name="Table2.40">
          <table:table-cell table:style-name="Table2.A2" office:value-type="string">
            <text:p text:style-name="P67"/>
          </table:table-cell>
          <table:table-cell table:style-name="Table2.A2" office:value-type="string">
            <text:p text:style-name="P228"/>
          </table:table-cell>
          <table:table-cell table:style-name="Table2.A2" office:value-type="string">
            <text:p text:style-name="P91"/>
          </table:table-cell>
        </table:table-row>
        <table:table-row table:style-name="Table2.40">
          <table:table-cell table:style-name="Table2.A2" office:value-type="string">
            <text:p text:style-name="P68">Chara (Federation of Lunaria)</text:p>
          </table:table-cell>
          <table:table-cell table:style-name="Table2.A2" office:value-type="string">
            <text:p text:style-name="P229"><text:span text:style-name="T86">Jika kamu mau tidur, </text:span><text:span text:style-name="T87">silakan </text:span><text:span text:style-name="T86">tidur saja di </text:span><text:span text:style-name="T85">sini, ya.</text:span></text:p>
          </table:table-cell>
          <table:table-cell table:style-name="Table2.A2" office:value-type="string">
            <text:p text:style-name="P91"/>
          </table:table-cell>
        </table:table-row>
        <table:table-row table:style-name="Table2.40">
          <table:table-cell table:style-name="Table2.A2" office:value-type="string">
            <text:p text:style-name="P86">Pleiadean Child (Empire of Pleiades)</text:p>
          </table:table-cell>
          <table:table-cell table:style-name="Table2.A2" office:value-type="string">
            <text:p text:style-name="P128">Memang segini saja <text:span text:style-name="T248">peralatannya</text:span>?</text:p>
          </table:table-cell>
          <table:table-cell table:style-name="Table2.A2" office:value-type="string">
            <text:p text:style-name="P91"/>
          </table:table-cell>
        </table:table-row>
        <table:table-row table:style-name="Table2.40">
          <table:table-cell table:style-name="Table2.A2" office:value-type="string">
            <text:p text:style-name="P69">Chara (Federation of Lunaria)</text:p>
          </table:table-cell>
          <table:table-cell table:style-name="Table2.A2" office:value-type="string">
            <text:p text:style-name="P230"><text:span text:style-name="T88">Tidak. </text:span><text:span text:style-name="T117">i</text:span><text:span text:style-name="T88">bu akan siapkan </text:span><text:span text:style-name="T89">peralatan untuk</text:span><text:span text:style-name="T88"> </text:span><text:span text:style-name="T89">me</text:span><text:span text:style-name="T88">nunjang hobi dan cita-citamu nanti.</text:span></text:p>
            <text:p text:style-name="P128"/>
            <text:p text:style-name="P251"><text:span text:style-name="T88">M</text:span><text:span text:style-name="T72">au lihat ruang lain?</text:span></text:p>
          </table:table-cell>
          <table:table-cell table:style-name="Table2.A2" office:value-type="string">
            <text:p text:style-name="P91"/>
          </table:table-cell>
        </table:table-row>
        <table:table-row table:style-name="Table2.40">
          <table:table-cell table:style-name="Table2.A2" office:value-type="string">
            <text:p text:style-name="P87">Pleiadean Child (Empire of Pleiades)</text:p>
          </table:table-cell>
          <table:table-cell table:style-name="Table2.A2" office:value-type="string">
            <text:p text:style-name="P230">….</text:p>
          </table:table-cell>
          <table:table-cell table:style-name="Table2.A2" office:value-type="string">
            <text:p text:style-name="P91"/>
          </table:table-cell>
        </table:table-row>
        <table:table-row table:style-name="Table2.40">
          <table:table-cell table:style-name="Table2.A2" office:value-type="string">
            <text:p text:style-name="P70">Chara (Federation of Lunaria)</text:p>
          </table:table-cell>
          <table:table-cell table:style-name="Table2.A2" office:value-type="string">
            <text:p text:style-name="P129">Oke, ikut ibu. (Tersenyum)</text:p>
          </table:table-cell>
          <table:table-cell table:style-name="Table2.A2" office:value-type="string">
            <text:p text:style-name="P91"/>
          </table:table-cell>
        </table:table-row>
        <table:table-row table:style-name="Table2.40">
          <table:table-cell table:style-name="Table2.A2" office:value-type="string">
            <text:p text:style-name="P70"/>
          </table:table-cell>
          <table:table-cell table:style-name="Table2.A2" office:value-type="string">
            <text:p text:style-name="P231"><text:span text:style-name="T118">Anak tersebut dibawa oleh Chara ke </text:span><text:span text:style-name="T117">ruang lain</text:span><text:span text:style-name="T118"> bersama psikolog anak.</text:span></text:p>
          </table:table-cell>
          <table:table-cell table:style-name="Table2.A2" office:value-type="string">
            <text:p text:style-name="P91"/>
          </table:table-cell>
        </table:table-row>
        <table:table-row table:style-name="Table2.40">
          <table:table-cell table:style-name="Table2.A2" office:value-type="string">
            <text:p text:style-name="P71">Chara (Federation of Lunaria)</text:p>
          </table:table-cell>
          <table:table-cell table:style-name="Table2.A2" office:value-type="string">
            <text:p text:style-name="P130">Ini kamar mandinya. Kalau mau mandi, buang air kecil <text:span text:style-name="T256">dan</text:span> besar, pakai saja ruang ini.</text:p>
          </table:table-cell>
          <table:table-cell table:style-name="Table2.A2" office:value-type="string">
            <text:p text:style-name="P91"/>
          </table:table-cell>
        </table:table-row>
        <table:table-row table:style-name="Table2.40">
          <table:table-cell table:style-name="Table2.A2" office:value-type="string">
            <text:p text:style-name="P71"/>
          </table:table-cell>
          <table:table-cell table:style-name="Table2.A2" office:value-type="string">
            <text:p text:style-name="P131">Se<text:span text:style-name="T249">telah itu, Chara membawa anak tersebut keluar dari kamar mandi.</text:span></text:p>
          </table:table-cell>
          <table:table-cell table:style-name="Table2.A2" office:value-type="string">
            <text:p text:style-name="P91"/>
          </table:table-cell>
        </table:table-row>
        <table:table-row table:style-name="Table2.40">
          <table:table-cell table:style-name="Table2.A2" office:value-type="string">
            <text:p text:style-name="P72">Chara (Federation of Lunaria)</text:p>
          </table:table-cell>
          <table:table-cell table:style-name="Table2.A2" office:value-type="string">
            <text:p text:style-name="P132">Sekarang, kamu bisa kembali ke kamar kamu jika mau tidur dan mengembangkan diri. Tapi, kalau kamu mau eksplorasi rumah ibu, silakan eksplor <text:span text:style-name="T279">rumah ini</text:span>.</text:p>
            <text:p text:style-name="P133"/>
            <text:p text:style-name="P132">Jika kamu perlu bantuan, silakan tunggu di ruang tamu atau di kamar, ya. Ibu lagi mau carikan kamar yang cocok untuk ibu ini. Oke?</text:p>
          </table:table-cell>
          <table:table-cell table:style-name="Table2.A2" office:value-type="string">
            <text:p text:style-name="P91"/>
          </table:table-cell>
        </table:table-row>
        <table:table-row table:style-name="Table2.40">
          <table:table-cell table:style-name="Table2.A2" office:value-type="string">
            <text:p text:style-name="P88">Pleiadean Child (Empire of Pleiades)</text:p>
          </table:table-cell>
          <table:table-cell table:style-name="Table2.A2" office:value-type="string">
            <text:p text:style-name="P133">Oke, <text:span text:style-name="T254">ibu.</text:span></text:p>
          </table:table-cell>
          <table:table-cell table:style-name="Table2.A2" office:value-type="string">
            <text:p text:style-name="P91"/>
          </table:table-cell>
        </table:table-row>
        <table:table-row table:style-name="Table2.40">
          <table:table-cell table:style-name="Table2.A2" office:value-type="string">
            <text:p text:style-name="P72">Chara (Federation of Lunaria)</text:p>
          </table:table-cell>
          <table:table-cell table:style-name="Table2.A2" office:value-type="string">
            <text:p text:style-name="P232"><text:span text:style-name="T120">Bagus…. </text:span><text:span text:style-name="T98">Buat kamu, </text:span><text:span text:style-name="T99">bisa ikut sama saya ya </text:span><text:span text:style-name="T100">untuk di</text:span><text:span text:style-name="T99">carikan kamar kamu kalau kamu mau.</text:span></text:p>
          </table:table-cell>
          <table:table-cell table:style-name="Table2.A2" office:value-type="string">
            <text:p text:style-name="P91"/>
          </table:table-cell>
        </table:table-row>
        <text:soft-page-break/>
        <table:table-row table:style-name="Table2.40">
          <table:table-cell table:style-name="Table2.A2" office:value-type="string">
            <text:p text:style-name="P72"/>
          </table:table-cell>
          <table:table-cell table:style-name="Table2.A2" office:value-type="string">
            <text:p text:style-name="P134">Chara mencarikan kamar untuk psikolog anak. <text:span text:style-name="T250">Dan hingga di lantai 2, akhirnya ada kesepakatan, </text:span><text:span text:style-name="T252">yaitu berada di samping kamar Chara.</text:span></text:p>
          </table:table-cell>
          <table:table-cell table:style-name="Table2.A2" office:value-type="string">
            <text:p text:style-name="P91"/>
          </table:table-cell>
        </table:table-row>
        <table:table-row table:style-name="Table2.40">
          <table:table-cell table:style-name="Table2.A2" office:value-type="string">
            <text:p text:style-name="P73">Chara (Federation of Lunaria)</text:p>
          </table:table-cell>
          <table:table-cell table:style-name="Table2.A2" office:value-type="string">
            <text:p text:style-name="P233"><text:span text:style-name="T94">Ini dia, kamarmu</text:span><text:span text:style-name="T95">…. </text:span><text:span text:style-name="T94">Cocok, tidak?</text:span></text:p>
          </table:table-cell>
          <table:table-cell table:style-name="Table2.A2" office:value-type="string">
            <text:p text:style-name="P91"/>
          </table:table-cell>
        </table:table-row>
        <table:table-row table:style-name="Table2.40">
          <table:table-cell table:style-name="Table2.A2" office:value-type="string">
            <text:p text:style-name="P26">Child Psychologist (Empire of Pleiades)</text:p>
          </table:table-cell>
          <table:table-cell table:style-name="Table2.A2" office:value-type="string">
            <text:p text:style-name="P135">Hmmm, boleh-boleh saja. Setidaknya membuat saya nyaman.</text:p>
          </table:table-cell>
          <table:table-cell table:style-name="Table2.A2" office:value-type="string">
            <text:p text:style-name="P91"/>
          </table:table-cell>
        </table:table-row>
        <table:table-row table:style-name="Table2.40">
          <table:table-cell table:style-name="Table2.A2" office:value-type="string">
            <text:p text:style-name="P74">Chara (Federation of Lunaria)</text:p>
          </table:table-cell>
          <table:table-cell table:style-name="Table2.A2" office:value-type="string">
            <text:p text:style-name="P135">Baik.</text:p>
          </table:table-cell>
          <table:table-cell table:style-name="Table2.A2" office:value-type="string">
            <text:p text:style-name="P91"/>
          </table:table-cell>
        </table:table-row>
        <table:table-row table:style-name="Table2.40">
          <table:table-cell table:style-name="Table2.A2" office:value-type="string">
            <text:p text:style-name="P74"/>
          </table:table-cell>
          <table:table-cell table:style-name="Table2.A2" office:value-type="string">
            <text:p text:style-name="P135"/>
          </table:table-cell>
          <table:table-cell table:style-name="Table2.A2" office:value-type="string">
            <text:p text:style-name="P91"/>
          </table:table-cell>
        </table:table-row>
        <table:table-row table:style-name="Table2.40">
          <table:table-cell table:style-name="Table2.A2" office:value-type="string">
            <text:p text:style-name="P74">Chara (Federation of Lunaria)</text:p>
          </table:table-cell>
          <table:table-cell table:style-name="Table2.A2" office:value-type="string">
            <text:p text:style-name="P135">Tunggu…. Kalau boleh tahu, siapa nama kamu?</text:p>
          </table:table-cell>
          <table:table-cell table:style-name="Table2.A2" office:value-type="string">
            <text:p text:style-name="P91"/>
          </table:table-cell>
        </table:table-row>
        <table:table-row table:style-name="Table2.40">
          <table:table-cell table:style-name="Table2.A2" office:value-type="string">
            <text:p text:style-name="P234"><text:span text:style-name="T35">Emillie Attia</text:span><text:span text:style-name="T36"> (Empire of Pleiades)</text:span></text:p>
          </table:table-cell>
          <table:table-cell table:style-name="Table2.A2" office:value-type="string">
            <text:p text:style-name="P135">Emillie Attia. <text:span text:style-name="T253">Kamu ada nama lengkapmu, Ra?</text:span></text:p>
          </table:table-cell>
          <table:table-cell table:style-name="Table2.A2" office:value-type="string">
            <text:p text:style-name="P91"/>
          </table:table-cell>
        </table:table-row>
        <table:table-row table:style-name="Table2.40">
          <table:table-cell table:style-name="Table2.A2" office:value-type="string">
            <text:p text:style-name="P75">Chara (Federation of Lunaria)</text:p>
          </table:table-cell>
          <table:table-cell table:style-name="Table2.A2" office:value-type="string">
            <text:p text:style-name="P136">Maaf, saya tidak ada nama keduaku. Jadi, nama lengkapku adalah Chara.</text:p>
          </table:table-cell>
          <table:table-cell table:style-name="Table2.A2" office:value-type="string">
            <text:p text:style-name="P91"/>
          </table:table-cell>
        </table:table-row>
        <table:table-row table:style-name="Table2.40">
          <table:table-cell table:style-name="Table2.A2" office:value-type="string">
            <text:p text:style-name="P75"/>
          </table:table-cell>
          <table:table-cell table:style-name="Table2.A2" office:value-type="string">
            <text:p text:style-name="P136"/>
          </table:table-cell>
          <table:table-cell table:style-name="Table2.A2" office:value-type="string">
            <text:p text:style-name="P91"/>
          </table:table-cell>
        </table:table-row>
        <table:table-row table:style-name="Table2.40">
          <table:table-cell table:style-name="Table2.A2" office:value-type="string">
            <text:p text:style-name="P76">Chara (Federation of Lunaria)</text:p>
          </table:table-cell>
          <table:table-cell table:style-name="Table2.A2" office:value-type="string">
            <text:p text:style-name="P235"><text:span text:style-name="T96">Baik, saya turun ke lantai 1 dulu. Anak tersebut butuh bimbinganku. (</text:span><text:span text:style-name="T97">Tersenyum)</text:span></text:p>
          </table:table-cell>
          <table:table-cell table:style-name="Table2.A2" office:value-type="string">
            <text:p text:style-name="P91"/>
          </table:table-cell>
        </table:table-row>
        <table:table-row table:style-name="Table2.40">
          <table:table-cell table:style-name="Table2.A2" office:value-type="string">
            <text:p text:style-name="P27"/>
          </table:table-cell>
          <table:table-cell table:style-name="Table2.A2" office:value-type="string">
            <text:p text:style-name="P137">Chara turun ke lantai 1 untuk mendampingi anak tersebut mengeksplorasi ruang yang ada di rumah Chara.</text:p>
          </table:table-cell>
          <table:table-cell table:style-name="Table2.A2" office:value-type="string">
            <text:p text:style-name="P91"/>
          </table:table-cell>
        </table:table-row>
        <table:table-row table:style-name="Table2.40">
          <table:table-cell table:style-name="Table2.A2" office:value-type="string">
            <text:p text:style-name="P89">Pleiadean Child (Empire of Pleiades)</text:p>
          </table:table-cell>
          <table:table-cell table:style-name="Table2.A2" office:value-type="string">
            <text:p text:style-name="P138">….</text:p>
            <text:p text:style-name="P138"/>
            <text:p text:style-name="P138">Boleh aku t-tanya tentang ruang ini? (menuju ke ruang kamar keluarga)</text:p>
          </table:table-cell>
          <table:table-cell table:style-name="Table2.A2" office:value-type="string">
            <text:p text:style-name="P91"/>
          </table:table-cell>
        </table:table-row>
        <table:table-row table:style-name="Table2.40">
          <table:table-cell table:style-name="Table2.A2" office:value-type="string">
            <text:p text:style-name="P77">Chara (Federation of Lunaria)</text:p>
          </table:table-cell>
          <table:table-cell table:style-name="Table2.A2" office:value-type="string">
            <text:p text:style-name="P139">Yang ini?</text:p>
            <text:p text:style-name="P139"/>
            <text:p text:style-name="P139">Boleh…. Ibu jelaskan ya…. Ini kamar keluarga, nak.</text:p>
            <text:p text:style-name="P139">Di ruang ini <text:span text:style-name="T255">kamu bisa berbicara bersama dengan ibu atau siapapun yang ada di rumah ini. Bermain bersama pun juga boleh. </text:span><text:span text:style-name="T256">Baik b</text:span><text:span text:style-name="T255">erdiskusi maupun nonton bersama hehehe.</text:span></text:p>
          </table:table-cell>
          <table:table-cell table:style-name="Table2.A2" office:value-type="string">
            <text:p text:style-name="P91"/>
          </table:table-cell>
        </table:table-row>
        <table:table-row table:style-name="Table2.40">
          <table:table-cell table:style-name="Table2.A2" office:value-type="string">
            <text:p text:style-name="P195">Pleiadean Child (Empire <text:soft-page-break/>of Pleiades)</text:p>
          </table:table-cell>
          <table:table-cell table:style-name="Table2.A2" office:value-type="string">
            <text:p text:style-name="P140">Makasih, aku paham.</text:p>
            <text:p text:style-name="P140"><text:soft-page-break/></text:p>
            <text:p text:style-name="P140">Kalau ruang ini? (Menuju dan menunjuk ke dapur)</text:p>
          </table:table-cell>
          <table:table-cell table:style-name="Table2.A2" office:value-type="string">
            <text:p text:style-name="P91"/>
          </table:table-cell>
        </table:table-row>
        <table:table-row table:style-name="Table2.40">
          <table:table-cell table:style-name="Table2.A2" office:value-type="string">
            <text:p text:style-name="P78">Chara (Federation of Lunaria)</text:p>
          </table:table-cell>
          <table:table-cell table:style-name="Table2.A2" office:value-type="string">
            <text:p text:style-name="P141">Yaahh, itu dapur.</text:p>
            <text:p text:style-name="P141"/>
            <text:p text:style-name="P141">Di sini, kalau kamu mau makan, bisa duduk di kursi setengah bundar ini. Letakkan piring dan makananmu di meja ini. Lalu, silakan makan dengan makanan dan sajian makanannya di sini.</text:p>
            <text:p text:style-name="P141"/>
            <text:p text:style-name="P236"><text:span text:style-name="T101">Kalau mau </text:span><text:span text:style-name="T102">makan, bisa gunakan alat replikator masakan ini. Dan nikmati makanan hasil </text:span><text:span text:style-name="T103">replikasinya</text:span><text:span text:style-name="T102">.</text:span></text:p>
            <text:p text:style-name="P142"/>
            <text:p text:style-name="P143">Tapi, kalau tidak tahu caranya tenang saja, kok. Ibu akan ajarin.</text:p>
          </table:table-cell>
          <table:table-cell table:style-name="Table2.A2" office:value-type="string">
            <text:p text:style-name="P91"/>
          </table:table-cell>
        </table:table-row>
        <table:table-row table:style-name="Table2.40">
          <table:table-cell table:style-name="Table2.A2" office:value-type="string">
            <text:p text:style-name="P196">Pleiadean Child (Empire of Pleiades)</text:p>
          </table:table-cell>
          <table:table-cell table:style-name="Table2.A2" office:value-type="string">
            <text:p text:style-name="P144">Oh. Kalau ini, <text:span text:style-name="T257">bu</text:span>? (Menarik tangan ibu ke ruang tamu)</text:p>
          </table:table-cell>
          <table:table-cell table:style-name="Table2.A2" office:value-type="string">
            <text:p text:style-name="P91"/>
          </table:table-cell>
        </table:table-row>
        <table:table-row table:style-name="Table2.40">
          <table:table-cell table:style-name="Table2.A2" office:value-type="string">
            <text:p text:style-name="P198">Chara (Federation of Lunaria)</text:p>
          </table:table-cell>
          <table:table-cell table:style-name="Table2.A2" office:value-type="string">
            <text:p text:style-name="P237"><text:span text:style-name="T104">Ini kursi dan meja tam</text:span><text:span text:style-name="T107">u.</text:span></text:p>
            <text:p text:style-name="P145"/>
            <text:p text:style-name="P237"><text:span text:style-name="T104">Di samping ini, ada karpet juga kalau kamu mau duduk di situ</text:span><text:span text:style-name="T106">. </text:span><text:span text:style-name="T105">Entah itu untuk bermain, berbicara, dan sebagainya.</text:span></text:p>
          </table:table-cell>
          <table:table-cell table:style-name="Table2.A2" office:value-type="string">
            <text:p text:style-name="P91"/>
          </table:table-cell>
        </table:table-row>
        <table:table-row table:style-name="Table2.40">
          <table:table-cell table:style-name="Table2.A2" office:value-type="string">
            <text:p text:style-name="P197">Pleiadean Child (Empire of Pleiades)</text:p>
          </table:table-cell>
          <table:table-cell table:style-name="Table2.A2" office:value-type="string">
            <text:p text:style-name="P146">Oke kalau begitu.</text:p>
            <text:p text:style-name="P146"/>
            <text:p text:style-name="P146">Kalau boleh tahu, ada kamar lain? Aku boleh ke sana?</text:p>
          </table:table-cell>
          <table:table-cell table:style-name="Table2.A2" office:value-type="string">
            <text:p text:style-name="P91"/>
          </table:table-cell>
        </table:table-row>
        <table:table-row table:style-name="Table2.40">
          <table:table-cell table:style-name="Table2.A2" office:value-type="string">
            <text:p text:style-name="P199">Chara (Federation of Lunaria)</text:p>
          </table:table-cell>
          <table:table-cell table:style-name="Table2.A2" office:value-type="string">
            <text:p text:style-name="P146">Tentu saja ada.</text:p>
            <text:p text:style-name="P146"/>
            <text:p text:style-name="P147"><text:span text:style-name="T281">Dan </text:span>Boleh-boleh saja. Namun, kalau tidak ada orang, ya. Kalau ada orang, ada baiknya meminta izin terlebih dahulu dengan yang bersangkutan, ya.</text:p>
          </table:table-cell>
          <table:table-cell table:style-name="Table2.A2" office:value-type="string">
            <text:p text:style-name="P91"/>
          </table:table-cell>
        </table:table-row>
        <table:table-row table:style-name="Table2.40">
          <table:table-cell table:style-name="Table2.A2" office:value-type="string">
            <text:p text:style-name="P199"/>
          </table:table-cell>
          <table:table-cell table:style-name="Table2.A2" office:value-type="string">
            <text:p text:style-name="P146"/>
          </table:table-cell>
          <table:table-cell table:style-name="Table2.A2" office:value-type="string">
            <text:p text:style-name="P91"/>
          </table:table-cell>
        </table:table-row>
        <table:table-row table:style-name="Table2.40">
          <table:table-cell table:style-name="Table2.A2" office:value-type="string">
            <text:p text:style-name="P200">Chara (Federation of <text:soft-page-break/>Lunaria)</text:p>
          </table:table-cell>
          <table:table-cell table:style-name="Table2.A2" office:value-type="string">
            <text:p text:style-name="P148">Ada pertanyaan lagi, nak?</text:p>
          </table:table-cell>
          <table:table-cell table:style-name="Table2.A2" office:value-type="string">
            <text:p text:style-name="P91"/>
          </table:table-cell>
        </table:table-row>
        <table:table-row table:style-name="Table2.40">
          <table:table-cell table:style-name="Table2.A2" office:value-type="string">
            <text:p text:style-name="P200"/>
          </table:table-cell>
          <table:table-cell table:style-name="Table2.A2" office:value-type="string">
            <text:p text:style-name="P148"/>
          </table:table-cell>
          <table:table-cell table:style-name="Table2.A2" office:value-type="string">
            <text:p text:style-name="P91"/>
          </table:table-cell>
        </table:table-row>
        <table:table-row table:style-name="Table2.40">
          <table:table-cell table:style-name="Table2.A2" office:value-type="string">
            <text:p text:style-name="P200">Chara (Federation of Lunaria)</text:p>
          </table:table-cell>
          <table:table-cell table:style-name="Table2.A2" office:value-type="string">
            <text:p text:style-name="P148">Sekarang, mari kita ke kamar keluarga.</text:p>
          </table:table-cell>
          <table:table-cell table:style-name="Table2.A2" office:value-type="string">
            <text:p text:style-name="P91"/>
          </table:table-cell>
        </table:table-row>
        <table:table-row table:style-name="Table2.40">
          <table:table-cell table:style-name="Table2.A2" office:value-type="string">
            <text:p text:style-name="P200"/>
          </table:table-cell>
          <table:table-cell table:style-name="Table2.A2" office:value-type="string">
            <text:p text:style-name="P148">Chara dan anak tersebut pergi ke kamar keluarga.</text:p>
          </table:table-cell>
          <table:table-cell table:style-name="Table2.A2" office:value-type="string">
            <text:p text:style-name="P91"/>
          </table:table-cell>
        </table:table-row>
        <table:table-row table:style-name="Table2.40">
          <table:table-cell table:style-name="Table2.A2" office:value-type="string">
            <text:p text:style-name="P200">Chara (Federation of Lunaria)</text:p>
          </table:table-cell>
          <table:table-cell table:style-name="Table2.A2" office:value-type="string">
            <text:p text:style-name="P149">Silakan duduk di <text:span text:style-name="T282">kursi mana saja</text:span>. (Tersenyum)</text:p>
            <text:p text:style-name="P92"/>
            <text:p text:style-name="P92"><text:span text:style-name="T265">Sekarang</text:span>, <text:span text:style-name="T265">mari </text:span><text:span text:style-name="T258">kita diskusikan tentang hal pribadi. I</text:span>bu ma<text:span text:style-name="T258">u tahu tentang kamu, </text:span><text:span text:style-name="T265">sayang</text:span>.</text:p>
            <text:p text:style-name="P148"/>
            <text:p text:style-name="P148">Siapa namamu?</text:p>
          </table:table-cell>
          <table:table-cell table:style-name="Table2.A2" office:value-type="string">
            <text:p text:style-name="P91"/>
          </table:table-cell>
        </table:table-row>
        <table:table-row table:style-name="Table2.40">
          <table:table-cell table:style-name="Table2.A2" office:value-type="string">
            <text:p text:style-name="P205">Gwadion Estella Estlav (Empire of Pleiades)</text:p>
          </table:table-cell>
          <table:table-cell table:style-name="Table2.A2" office:value-type="string">
            <text:p text:style-name="P150">Gwadion Estella Estlav</text:p>
          </table:table-cell>
          <table:table-cell table:style-name="Table2.A2" office:value-type="string">
            <text:p text:style-name="P91"/>
          </table:table-cell>
        </table:table-row>
        <table:table-row table:style-name="Table2.40">
          <table:table-cell table:style-name="Table2.A2" office:value-type="string">
            <text:p text:style-name="P201">Chara (Federation of Lunaria)</text:p>
          </table:table-cell>
          <table:table-cell table:style-name="Table2.A2" office:value-type="string">
            <text:p text:style-name="P151">Estella? Terdengar seperti nama perempuan. <text:span text:style-name="T266">(Tersenyum)</text:span></text:p>
            <text:p text:style-name="P151"/>
            <text:p text:style-name="P151">Tapi tidak apa-apa. <text:span text:style-name="T259">Nama tidak selamanya harus mengikuti jenis kelamin individu.</text:span></text:p>
            <text:p text:style-name="P151"/>
            <text:p text:style-name="P152">Ibu pernah ketemu dengan orang yang namanya perempuan tapi laki-laki. Dia adalah Nikita Gustav.</text:p>
          </table:table-cell>
          <table:table-cell table:style-name="Table2.A2" office:value-type="string">
            <text:p text:style-name="P91"/>
          </table:table-cell>
        </table:table-row>
        <table:table-row table:style-name="Table2.40">
          <table:table-cell table:style-name="Table2.A2" office:value-type="string">
            <text:p text:style-name="P206">Gwadion Estella Estlav (Empire of Pleiades)</text:p>
          </table:table-cell>
          <table:table-cell table:style-name="Table2.A2" office:value-type="string">
            <text:p text:style-name="P153">Beneran?</text:p>
          </table:table-cell>
          <table:table-cell table:style-name="Table2.A2" office:value-type="string">
            <text:p text:style-name="P91"/>
          </table:table-cell>
        </table:table-row>
        <table:table-row table:style-name="Table2.40">
          <table:table-cell table:style-name="Table2.A2" office:value-type="string">
            <text:p text:style-name="P202">Chara (Federation of Lunaria)</text:p>
          </table:table-cell>
          <table:table-cell table:style-name="Table2.A2" office:value-type="string">
            <text:p text:style-name="P154">Iya, beneran kok.</text:p>
            <text:p text:style-name="P154"/>
            <text:p text:style-name="P154">Ada juga yang namanya laki-laki tapi perempuan. Contohnya teman ibu dengan nama Mutiara Andi Mario Prasasti.</text:p>
            <text:p text:style-name="P154"/>
            <text:p text:style-name="P155"><text:span text:style-name="T282">Lalu</text:span>, umur kamu berapa, nak?</text:p>
          </table:table-cell>
          <table:table-cell table:style-name="Table2.A2" office:value-type="string">
            <text:p text:style-name="P91"/>
          </table:table-cell>
        </table:table-row>
        <table:table-row table:style-name="Table2.40">
          <table:table-cell table:style-name="Table2.A2" office:value-type="string">
            <text:p text:style-name="P207">Gwadion Estella Estlav (Empire of Pleiades)</text:p>
          </table:table-cell>
          <table:table-cell table:style-name="Table2.A2" office:value-type="string">
            <text:p text:style-name="P155">9 Tahun.</text:p>
          </table:table-cell>
          <table:table-cell table:style-name="Table2.A2" office:value-type="string">
            <text:p text:style-name="P91"/>
          </table:table-cell>
        </table:table-row>
        <table:table-row table:style-name="Table2.40">
          <table:table-cell table:style-name="Table2.A2" office:value-type="string">
            <text:p text:style-name="P203">Chara (Federation of Lunaria)</text:p>
          </table:table-cell>
          <table:table-cell table:style-name="Table2.A2" office:value-type="string">
            <text:p text:style-name="P238"><text:span text:style-name="T111">Jadi, </text:span><text:span text:style-name="T112">memang benar ibumu melakukan hal itu kepadamu?</text:span></text:p>
          </table:table-cell>
          <table:table-cell table:style-name="Table2.A2" office:value-type="string">
            <text:p text:style-name="P91"/>
          </table:table-cell>
        </table:table-row>
        <text:soft-page-break/>
        <table:table-row table:style-name="Table2.40">
          <table:table-cell table:style-name="Table2.A2" office:value-type="string">
            <text:p text:style-name="P208">Gwadion Estella Estlav (Empire of Pleiades)</text:p>
          </table:table-cell>
          <table:table-cell table:style-name="Table2.A2" office:value-type="string">
            <text:p text:style-name="P156"><text:span text:style-name="T274">Iya, bu…. </text:span>Ibuku tidak sayang sama aku.</text:p>
            <text:p text:style-name="P156"/>
            <text:p text:style-name="P156">Dia tidak mau tahu tentang <text:span text:style-name="T283">kebahagiaanku</text:span>. Dia berpikir jika sudah memberi makan, minum, dan pakaian padaku maka sudah selesai tugasnya.</text:p>
            <text:p text:style-name="P156"/>
            <text:p text:style-name="P156">Kata dia sayang sama aku. Waktu dia belum melahirkanku, dia ingin punya anak tapi sayangnya ke aku hanya pas aku bayi saja.</text:p>
            <text:p text:style-name="P156"/>
            <text:p text:style-name="P239"><text:span text:style-name="T110">Setelah itu, dia jahat sama aku. Dia selalu merasa kalau </text:span><text:span text:style-name="T113">dengan cara </text:span><text:span text:style-name="T110">marah, </text:span><text:span text:style-name="T113">teriak, mengancam, dan menghukum itu sebagai alasan karena</text:span><text:span text:style-name="T110"> sayang.</text:span></text:p>
            <text:p text:style-name="P156"/>
            <text:p text:style-name="P239"><text:span text:style-name="T110">Dan apa yang aku alami saat ini adalah </text:span><text:span text:style-name="T112">aku terancam dipukul oleh ibuku yang aku tidak tahu apa alasan dia melakukannya kepadaku.</text:span></text:p>
            <text:p text:style-name="P157"/>
            <text:p text:style-name="P252"><text:span text:style-name="T112">A</text:span><text:span text:style-name="T72">ku dilarang </text:span><text:span text:style-name="T122">m</text:span><text:span text:style-name="T123">enolak perintahnya</text:span><text:span text:style-name="T122"> tapi dia dengan entengnya </text:span><text:span text:style-name="T123">menolak permintaanku saya tidak boleh kesal</text:span><text:span text:style-name="T122"> kepada</text:span><text:span text:style-name="T123">nya</text:span><text:span text:style-name="T122">.</text:span></text:p>
            <text:p text:style-name="P157"/>
            <text:p text:style-name="P253"><text:span text:style-name="T72">Oh iya, aku pernah hendak memberi tahu perbuatan salah </text:span><text:span text:style-name="T121">kepada </text:span><text:span text:style-name="T72">orang tuaku namun malah aku yang terkena marah bahkan aku diancam dengan senjata tajam ke aku. Aku takut bu dengan mereka.</text:span></text:p>
            <text:p text:style-name="P158"/>
            <text:p text:style-name="P253"><text:span text:style-name="T72">Percuma ibu dan bapakku harmonis tapi tidak mendukung </text:span><text:span text:style-name="T113">diri</text:span><text:span text:style-name="T72">ku.</text:span></text:p>
          </table:table-cell>
          <table:table-cell table:style-name="Table2.A2" office:value-type="string">
            <text:p text:style-name="P91"/>
          </table:table-cell>
        </table:table-row>
        <table:table-row table:style-name="Table2.40">
          <table:table-cell table:style-name="Table2.A2" office:value-type="string">
            <text:p text:style-name="P204">Chara (Federation of Lunaria)</text:p>
          </table:table-cell>
          <table:table-cell table:style-name="Table2.A2" office:value-type="string">
            <text:p text:style-name="P159">Ibu menyayangkan sikap ibumu terhadapmu.</text:p>
            <text:p text:style-name="P159"/>
            <text:p text:style-name="P240"><text:span text:style-name="T114">Nak, marah, ancaman, dan teriakan yang ibumu lakukan itu bukan rasa sayang. Itu sudah termasuk </text:span><text:soft-page-break/><text:span text:style-name="T115">penganiayaan yang tentu saja </text:span><text:span text:style-name="T116">juga disebut</text:span><text:span text:style-name="T115"> kekerasan</text:span><text:span text:style-name="T114">.</text:span></text:p>
            <text:p text:style-name="P159"/>
            <text:p text:style-name="P159">Tidak bijak untuk dilakukan kepada seorang anak, apalagi kepada anak yang masih berada di Golden Age.</text:p>
            <text:p text:style-name="P159"/>
            <text:p text:style-name="P159">Ibu kasihan melihat kamu seperti ini.</text:p>
            <text:p text:style-name="P159"/>
            <text:p text:style-name="P160">Ibu tahu kamu butuh sosok ibu. Dan kamu tidak sendirian. Banyak anak-anak di luar sana membutuhkan kasih sayang dari sosok ibu <text:span text:style-name="T288">maupun</text:span> ayah. Terlebih lagi dengan si Hellforce yang kisah masa lalunya membuatku sedih.</text:p>
            <text:p text:style-name="P160"/>
            <text:p text:style-name="P160">Sekarang, kamu tinggal sama ibu saja, ya. Kamu boleh menganggapku sebagai ibumu sendiri. Kamu bebas bermain dan mengembangkan dirimu di sini. Mau bermain dengan temanmu, dengan ibu, dengan ibu Emillie, dengan teman ibu, silakan saja.</text:p>
            <text:p text:style-name="P160"/>
            <text:p text:style-name="P160">Dan juga, ibu berusaha membahagiakan kamu. Membuatmu nyaman, aman, dan apapun yang membuatmu bahagia.</text:p>
            <text:p text:style-name="P160"/>
            <text:p text:style-name="P160">(Memeluk Gwadion)</text:p>
            <text:p text:style-name="P160"/>
            <text:p text:style-name="P161">Sekarang mari kita bermain.</text:p>
          </table:table-cell>
          <table:table-cell table:style-name="Table2.A2" office:value-type="string">
            <text:p text:style-name="P91"/>
          </table:table-cell>
        </table:table-row>
        <table:table-row table:style-name="Table2.40">
          <table:table-cell table:style-name="Table2.A2" office:value-type="string">
            <text:p text:style-name="P204"/>
          </table:table-cell>
          <table:table-cell table:style-name="Table2.A2" office:value-type="string">
            <text:p text:style-name="P162">1 Tahun kemudian.</text:p>
            <text:p text:style-name="P163">Di suatu tempat di Kantor Dewan Serenia, Pleiades.</text:p>
          </table:table-cell>
          <table:table-cell table:style-name="Table2.A2" office:value-type="string">
            <text:p text:style-name="P91"/>
          </table:table-cell>
        </table:table-row>
        <table:table-row table:style-name="Table2.40">
          <table:table-cell table:style-name="Table2.A2" office:value-type="string">
            <text:p text:style-name="P204"/>
          </table:table-cell>
          <table:table-cell table:style-name="Table2.A2" office:value-type="string">
            <text:p text:style-name="P163">Terdapat berita terjadinya pengangguran dalam jumlah yang besar di suatu tempat. Folkgore merasa kesal.</text:p>
          </table:table-cell>
          <table:table-cell table:style-name="Table2.A2" office:value-type="string">
            <text:p text:style-name="P91"/>
          </table:table-cell>
        </table:table-row>
        <text:soft-page-break/>
        <table:table-row table:style-name="Table2.40">
          <table:table-cell table:style-name="Table2.A2" office:value-type="string">
            <text:p text:style-name="P209">Folkgore Dreemurr (Empire of Pleiades)</text:p>
          </table:table-cell>
          <table:table-cell table:style-name="Table2.A2" office:value-type="string">
            <text:p text:style-name="P163">Pengangguran meningkat…. Ada <text:span text:style-name="T299">sesuatu </text:span>yang tidak beres!</text:p>
          </table:table-cell>
          <table:table-cell table:style-name="Table2.A2" office:value-type="string">
            <text:p text:style-name="P91"/>
          </table:table-cell>
        </table:table-row>
        <table:table-row table:style-name="Table2.40">
          <table:table-cell table:style-name="Table2.A2" office:value-type="string">
            <text:p text:style-name="P209"/>
          </table:table-cell>
          <table:table-cell table:style-name="Table2.A2" office:value-type="string">
            <text:p text:style-name="P163">Folkgore Dreemurr berjalan mendekati Verija Njefresavf</text:p>
          </table:table-cell>
          <table:table-cell table:style-name="Table2.A2" office:value-type="string">
            <text:p text:style-name="P91"/>
          </table:table-cell>
        </table:table-row>
        <table:table-row table:style-name="Table2.40">
          <table:table-cell table:style-name="Table2.A2" office:value-type="string">
            <text:p text:style-name="P209">Folkgore Dreemurr (Empire of Pleiades)</text:p>
          </table:table-cell>
          <table:table-cell table:style-name="Table2.A2" office:value-type="string">
            <text:p text:style-name="P241"><text:span text:style-name="T127">J</text:span><text:span text:style-name="T124">elaskan tentang masalah ini.</text:span></text:p>
            <text:p text:style-name="P259"/>
            <text:p text:style-name="P241"><text:span text:style-name="T125">Ini </text:span><text:span text:style-name="T126">penting.</text:span></text:p>
          </table:table-cell>
          <table:table-cell table:style-name="Table2.A2" office:value-type="string">
            <text:p text:style-name="P91"/>
          </table:table-cell>
        </table:table-row>
        <table:table-row table:style-name="Table2.40">
          <table:table-cell table:style-name="Table2.A2" office:value-type="string">
            <text:p text:style-name="P210">Verija Njefresavf (Empire of Pleiades)</text:p>
          </table:table-cell>
          <table:table-cell table:style-name="Table2.A2" office:value-type="string">
            <text:p text:style-name="P242"><text:span text:style-name="T131">Memangnya kenapa? Ini </text:span><text:span text:style-name="T132">terjadi karena</text:span><text:span text:style-name="T129"> sikap mereka dalam bekerja. Mereka terlalu banyak mengeluh </text:span><text:span text:style-name="T133">dan protes.</text:span></text:p>
            <text:p text:style-name="P165"/>
            <text:p text:style-name="P166">Solusi?! Gampang, mas. Cari saja pekerjaan lain, pekerja harus mencari, bukan dicari.</text:p>
          </table:table-cell>
          <table:table-cell table:style-name="Table2.A2" office:value-type="string">
            <text:p text:style-name="P91"/>
          </table:table-cell>
        </table:table-row>
        <table:table-row table:style-name="Table2.40">
          <table:table-cell table:style-name="Table2.A2" office:value-type="string">
            <text:p text:style-name="P212">Folkgore Dreemurr (Empire of Pleiades)</text:p>
          </table:table-cell>
          <table:table-cell table:style-name="Table2.A2" office:value-type="string">
            <text:p text:style-name="P243"><text:span text:style-name="T128">Ngawur saja, kamu.… </text:span><text:span text:style-name="T129">Terus, ini ap</text:span><text:span text:style-name="T153">a?</text:span><text:span text:style-name="T129"> (Memberikan </text:span><text:span text:style-name="T130">file yang berisi keluhan puluhan pekerja yang menganggur)</text:span></text:p>
            <text:p text:style-name="P260"/>
            <text:p text:style-name="P244"><text:span text:style-name="T153">I</text:span><text:span text:style-name="T151">ni </text:span><text:span text:style-name="T152">sekumpulan</text:span><text:span text:style-name="T151"> k</text:span><text:span text:style-name="T150">omplain yang saya terima</text:span><text:span text:style-name="T146"> dari mereka. </text:span><text:span text:style-name="T153">Lalu, solusinya mencari pekerjaan lain?</text:span></text:p>
            <text:p text:style-name="P260"/>
            <text:p text:style-name="P254"><text:span text:style-name="T130">M</text:span><text:span text:style-name="T72">encari kerja saja tidak gampang. Lalu anda menyuruh mereka untuk mencari pekerjaan yang jelas-jelas tidak mudah? </text:span><text:span text:style-name="T132">Belum lagi p</text:span><text:span text:style-name="T72">ersyaratannya saja memiliki unsur diskriminatif.</text:span></text:p>
          </table:table-cell>
          <table:table-cell table:style-name="Table2.A2" office:value-type="string">
            <text:p text:style-name="P91"/>
          </table:table-cell>
        </table:table-row>
        <table:table-row table:style-name="Table2.40">
          <table:table-cell table:style-name="Table2.A2" office:value-type="string">
            <text:p text:style-name="P211">Verija Njefresavf (Empire of Pleiades)</text:p>
          </table:table-cell>
          <table:table-cell table:style-name="Table2.A2" office:value-type="string">
            <text:p text:style-name="P167">Omong kosong saja itu, <text:span text:style-name="T285">mas</text:span>. <text:span text:style-name="T286">Intinya mereka mengeluh. </text:span><text:span text:style-name="T304">T</text:span><text:span text:style-name="T286">itik.</text:span></text:p>
          </table:table-cell>
          <table:table-cell table:style-name="Table2.A2" office:value-type="string">
            <text:p text:style-name="P91"/>
          </table:table-cell>
        </table:table-row>
        <table:table-row table:style-name="Table2.40">
          <table:table-cell table:style-name="Table2.A2" office:value-type="string">
            <text:p text:style-name="P213">Folkgore Dreemurr (Empire of Pleiades)</text:p>
          </table:table-cell>
          <table:table-cell table:style-name="Table2.A2" office:value-type="string">
            <text:p text:style-name="P245"><text:span text:style-name="T147">Omong kosong di mananya, mas? </text:span><text:span text:style-name="T148">Tunjukkan</text:span><text:span text:style-name="T147"> di mana letak omong kosongnya </text:span><text:span text:style-name="T149">saya</text:span><text:span text:style-name="T147">?</text:span></text:p>
          </table:table-cell>
          <table:table-cell table:style-name="Table2.A2" office:value-type="string">
            <text:p text:style-name="P91"/>
          </table:table-cell>
        </table:table-row>
        <table:table-row table:style-name="Table2.40">
          <table:table-cell table:style-name="Table2.A2" office:value-type="string">
            <text:p text:style-name="P214">Verija Njefresavf (Empire of Pleiades)</text:p>
          </table:table-cell>
          <table:table-cell table:style-name="Table2.A2" office:value-type="string">
            <text:p text:style-name="P168">Ya memang omong kosong. <text:span text:style-name="T287">Mereka itu banyak maunya dan malas. </text:span><text:span text:style-name="T284">Kalau tidak suka ya keluar saja dari pekerjaannya. Mengeluh tidak </text:span><text:span text:style-name="T285">akan</text:span><text:span text:style-name="T284"> menyelesaikan masalah!</text:span></text:p>
          </table:table-cell>
          <table:table-cell table:style-name="Table2.A2" office:value-type="string">
            <text:p text:style-name="P91"/>
          </table:table-cell>
        </table:table-row>
        <table:table-row table:style-name="Table2.40">
          <table:table-cell table:style-name="Table2.A2" office:value-type="string">
            <text:p text:style-name="P214">Folkgore Dreemurr (Empire of Pleiades)</text:p>
          </table:table-cell>
          <table:table-cell table:style-name="Table2.A2" office:value-type="string">
            <text:p text:style-name="P261">Kamu ini bagaimana, sih! Ya tidak bisa seperti itu!</text:p>
            <text:p text:style-name="P262"/>
            <text:p text:style-name="P246"><text:soft-page-break/><text:span text:style-name="T132">Kamu dengan seenak udel menganggap mereka pemalas. Kalau </text:span><text:span text:style-name="T155">memang</text:span><text:span text:style-name="T132"> </text:span><text:span text:style-name="T154">begitu</text:span><text:span text:style-name="T132">, mengapa mereka masih bekerja di 2 tempat bahkan lebih hanya demi menghidupi keluarganya?!</text:span></text:p>
            <text:p text:style-name="P169"/>
            <text:p text:style-name="P169"><text:span text:style-name="T289">Mereka sudah capek-capek bekerja demi </text:span><text:span text:style-name="T290">hal </text:span><text:span text:style-name="T289">itu. </text:span><text:span text:style-name="T290">Mereka berjuang hanya untuk itu. </text:span><text:span text:style-name="T289">Mereka banyak yang kecapekan. </text:span><text:span text:style-name="T294">Kalau tidak, mereka banyak yang mati!</text:span></text:p>
            <text:p text:style-name="P170"/>
            <text:p text:style-name="P247"><text:span text:style-name="T134">Kalau begini, bagaimana mereka </text:span><text:span text:style-name="T135">tidak mengeluh</text:span><text:span text:style-name="T134"> kalau pekerja saja tidak dihargai </text:span><text:span text:style-name="T136">dan dieksploitasi!</text:span></text:p>
          </table:table-cell>
          <table:table-cell table:style-name="Table2.A2" office:value-type="string">
            <text:p text:style-name="P91"/>
          </table:table-cell>
        </table:table-row>
        <table:table-row table:style-name="Table2.40">
          <table:table-cell table:style-name="Table2.A2" office:value-type="string">
            <text:p text:style-name="P215">Verija Njefresavf (Empire of Pleiades)</text:p>
          </table:table-cell>
          <table:table-cell table:style-name="Table2.A2" office:value-type="string">
            <text:p text:style-name="P170">….</text:p>
          </table:table-cell>
          <table:table-cell table:style-name="Table2.A2" office:value-type="string">
            <text:p text:style-name="P91"/>
          </table:table-cell>
        </table:table-row>
        <table:table-row table:style-name="Table2.40">
          <table:table-cell table:style-name="Table2.A2" office:value-type="string">
            <text:p text:style-name="P217">Folkgore Dreemurr (Empire of Pleiades)</text:p>
          </table:table-cell>
          <table:table-cell table:style-name="Table2.A2" office:value-type="string">
            <text:p text:style-name="P171">Mau bukti lagi? Ini bukti lainnya. <text:span text:style-name="T291">(Memperlihatkan banyak barang hasil produksi yang terbuang akibat overproduksi)</text:span></text:p>
            <text:p text:style-name="P171"/>
            <text:p text:style-name="P171">Mereka <text:span text:style-name="T291">sudah bekerja terlalu lama, </text:span><text:span text:style-name="T292">diperas tenaga kerja </text:span><text:span text:style-name="T305">mereka </text:span><text:span text:style-name="T292">hanya demi profit </text:span><text:span text:style-name="T305">doang</text:span><text:span text:style-name="T292">. </text:span><text:span text:style-name="T293">Bos mereka marah hanya karena mereka tidur </text:span><text:span text:style-name="T295">karena</text:span><text:span text:style-name="T293"> kecapekan!</text:span></text:p>
            <text:p text:style-name="P172"/>
            <text:p text:style-name="P164">Lalu-</text:p>
          </table:table-cell>
          <table:table-cell table:style-name="Table2.A2" office:value-type="string">
            <text:p text:style-name="P91"/>
          </table:table-cell>
        </table:table-row>
        <table:table-row table:style-name="Table2.40">
          <table:table-cell table:style-name="Table2.A2" office:value-type="string">
            <text:p text:style-name="P216">Verija Njefresavf (Empire of Pleiades)</text:p>
          </table:table-cell>
          <table:table-cell table:style-name="Table2.A2" office:value-type="string">
            <text:p text:style-name="P45"><text:span text:style-name="T163">L</text:span><text:span text:style-name="T161">alu </text:span><text:span text:style-name="T166">kenapa</text:span><text:span text:style-name="T163">?! </text:span><text:span text:style-name="T164">Membiarkannya malas</text:span><text:span text:style-name="T165">?!</text:span></text:p>
          </table:table-cell>
          <table:table-cell table:style-name="Table2.A2" office:value-type="string">
            <text:p text:style-name="P91"/>
          </table:table-cell>
        </table:table-row>
        <table:table-row table:style-name="Table2.40">
          <table:table-cell table:style-name="Table2.A2" office:value-type="string">
            <text:p text:style-name="P218">Folkgore Dreemurr (Empire of Pleiades)</text:p>
          </table:table-cell>
          <table:table-cell table:style-name="Table2.A2" office:value-type="string">
            <text:p text:style-name="P263">BUKAN!</text:p>
            <text:p text:style-name="P264"/>
            <text:p text:style-name="P249"><text:span text:style-name="T157">B</text:span><text:span text:style-name="T139">os mereka marah karena </text:span><text:span text:style-name="T156">dia </text:span><text:span text:style-name="T139">merasa </text:span><text:span text:style-name="T142">keuntungan </text:span><text:span text:style-name="T156">dia</text:span><text:span text:style-name="T139"> menurun. Yang jelas-jelas itu merupa</text:span><text:span text:style-name="T140">kan akibat dari overproduksi barang. Karena tidak terjual, banyak yang terbuang percuma. Ini jelas tidak bagus dan tidak efisien.</text:span></text:p>
            <text:p text:style-name="P265"/>
            <text:p text:style-name="P47"><text:soft-page-break/><text:span text:style-name="T159">Sudah overproduksi, kondisi kerja yang </text:span><text:span text:style-name="T160">tidak kondusif</text:span><text:span text:style-name="T159">,</text:span><text:span text:style-name="T161"> pekerjanya kecapekan,</text:span><text:span text:style-name="T159"> kamu malah meremehkan </text:span><text:span text:style-name="T162">masalah ini</text:span><text:span text:style-name="T159">!</text:span></text:p>
            <text:p text:style-name="P266"/>
            <text:p text:style-name="P248"><text:span text:style-name="T143">Plus </text:span><text:span text:style-name="T145">kau tidak melakukan apapun lagi</text:span><text:span text:style-name="T141">!</text:span></text:p>
            <text:p text:style-name="P173"/>
            <text:p text:style-name="P174">Kacau…. <text:span text:style-name="T303">Sungguh kacau</text:span>!</text:p>
            <text:p text:style-name="P173"/>
            <text:p text:style-name="P175">Produksi barang itu harus sesuai apa yang dibutuhkan, bukan demi <text:span text:style-name="T298">mengejar keuntungan!</text:span></text:p>
            <text:p text:style-name="P175"/>
            <text:p text:style-name="P175">Dan apa yang dikeluhkan oleh pekerja dari <text:span text:style-name="T296">Falensia</text:span> hampir semuanya benar! <text:span text:style-name="T297">Karena… s</text:span><text:span text:style-name="T296">aya sudah pernah me</text:span><text:span text:style-name="T297">nyaksikannya.</text:span></text:p>
            <text:p text:style-name="P173"/>
            <text:p text:style-name="P248"><text:span text:style-name="T137">Aku ingat dengan Chara. </text:span><text:span text:style-name="T138">Dia pernah mengatakan jika masyarakat di sini </text:span><text:span text:style-name="T141">adalah masyarakat disfungsional </text:span><text:span text:style-name="T144">secara </text:span><text:span text:style-name="T141">emosional</text:span><text:span text:style-name="T138">.</text:span><text:span text:style-name="T137"> </text:span><text:span text:style-name="T141">Karena apa?!</text:span></text:p>
            <text:p text:style-name="P175"/>
            <text:p text:style-name="P46"><text:span text:style-name="T161">Karena </text:span><text:span text:style-name="T167">menurutnya, </text:span><text:span text:style-name="T161">masyarakat di sini </text:span><text:span text:style-name="T168">terdiri dari</text:span><text:span text:style-name="T161"> orang-</text:span><text:span text:style-name="T168">orang</text:span><text:span text:style-name="T161"> reaksioner </text:span><text:span text:style-name="T169">dan tidak punya</text:span><text:span text:style-name="T161"> empati seperti KAU!</text:span></text:p>
          </table:table-cell>
          <table:table-cell table:style-name="Table2.A2" office:value-type="string">
            <text:p text:style-name="P91"/>
          </table:table-cell>
        </table:table-row>
        <table:table-row table:style-name="Table2.40">
          <table:table-cell table:style-name="Table2.A2" office:value-type="string">
            <text:p text:style-name="P218"/>
          </table:table-cell>
          <table:table-cell table:style-name="Table2.A2" office:value-type="string">
            <text:p text:style-name="P176">Di sebuah rumah Chara lantai 2 pada malam hari</text:p>
          </table:table-cell>
          <table:table-cell table:style-name="Table2.A2" office:value-type="string">
            <text:p text:style-name="P91"/>
          </table:table-cell>
        </table:table-row>
        <table:table-row table:style-name="Table2.40">
          <table:table-cell table:style-name="Table2.A2" office:value-type="string">
            <text:p text:style-name="P219">Chara (Federation of <text:span text:style-name="T302">Lunaria</text:span>)</text:p>
          </table:table-cell>
          <table:table-cell table:style-name="Table2.A2" office:value-type="string">
            <text:p text:style-name="P178">Hellforce.</text:p>
            <text:p text:style-name="P178"/>
            <text:p text:style-name="P178">Sebuah makhluk yang muncul di daerah antariksa yang terdesolasi. <text:span text:style-name="T306">Makhluk tersebut memiliki kekuatan yang cukup dahsyat. </text:span><text:span text:style-name="T307">Salah satunya adalah menghancurkan sekumpulan bintang yang jumlahnya sedikitnya satu dan sebanyaknya sekumpulan.</text:span></text:p>
            <text:p text:style-name="P177"/>
            <text:p text:style-name="P49"><text:span text:style-name="T170">Selain itu, ia memiliki sekelompok makhluk gerombolan yang digunakan untuk menyerang </text:span><text:soft-page-break/><text:span text:style-name="T170">dari berbagai sisi. Itu disebut Hellswarm. </text:span><text:span text:style-name="T172">Singkatan dari</text:span><text:span text:style-name="T173"> Hellforce Swarm.</text:span></text:p>
            <text:p text:style-name="P268"/>
            <text:p text:style-name="P49"><text:span text:style-name="T180">Hellforce</text:span><text:span text:style-name="T170"> cukup sulit untuk di</text:span><text:span text:style-name="T178">tangkal</text:span><text:span text:style-name="T170">. </text:span><text:span text:style-name="T171">Bahkan dengan ‘</text:span><text:span text:style-name="T179">jiwa’ </text:span><text:span text:style-name="T171">DETERMINATION </text:span><text:span text:style-name="T177">dan teknologi paling modern saat itu</text:span><text:span text:style-name="T171"> sekalipun.</text:span></text:p>
            <text:p text:style-name="P177"/>
            <text:p text:style-name="P181">Ia makhluk yang mengeluarkan suara tangisan sebagai ekspresi dari kesedihannya yang sudah lama ia rasakan. Kemudian, <text:span text:style-name="T312">ia mengancam </text:span><text:span text:style-name="T316">siapapun</text:span><text:span text:style-name="T312"> </text:span>dengan nada yang keras karena kebenciannya terhadap umat manusia dan alien.</text:p>
            <text:p text:style-name="P177"/>
            <text:p text:style-name="P50"><text:span text:style-name="T181">D</text:span><text:span text:style-name="T182">ialah penyebab dibalik hancurnya semua peradaban di daerah lengan Orion-Cygnus </text:span><text:span text:style-name="T183">bagian dalam</text:span><text:span text:style-name="T182">. </text:span><text:span text:style-name="T184">Untungnya, </text:span><text:span text:style-name="T186">beberapa peradaban</text:span><text:span text:style-name="T185"> </text:span><text:span text:style-name="T184">berhasil </text:span><text:span text:style-name="T191">selamat</text:span><text:span text:style-name="T187"> </text:span><text:span text:style-name="T191">dengan cara </text:span><text:span text:style-name="T192">lari</text:span><text:span text:style-name="T187"> ke</text:span><text:span text:style-name="T193"> dimensi</text:span><text:span text:style-name="T187"> yang tidak diketahui.</text:span></text:p>
            <text:p text:style-name="P269"/>
            <text:p text:style-name="P50"><text:span text:style-name="T187">Di detik-detik akhir sebelum </text:span><text:span text:style-name="T188">penyerangan terakhir</text:span><text:span text:style-name="T187">, </text:span><text:span text:style-name="T184">saya udah berhasil melenyapkan kekuatan dia saat hendak </text:span><text:span text:style-name="T211">melancarkan serangan terakhir ke</text:span><text:span text:style-name="T184"> peradaban </text:span><text:span text:style-name="T188">Lunaria</text:span><text:span text:style-name="T184">. </text:span><text:span text:style-name="T194">Meskipun peradaban ini hampir terancam punah.</text:span></text:p>
            <text:p text:style-name="P177"/>
            <text:p text:style-name="P51"><text:span text:style-name="T189">Namun dibalik itu, Hellforce merupakan makhluk yang malang. </text:span><text:span text:style-name="T195">Ia memiliki masa lalu yang </text:span><text:span text:style-name="T196">buruk. Dia me</text:span><text:span text:style-name="T197">nceritakan k</text:span><text:span text:style-name="T198">isah</text:span><text:span text:style-name="T197">nya dan menyampaikan sekumpulan alasan </text:span><text:span text:style-name="T196">yang membuatku terenyuh.</text:span></text:p>
            <text:p text:style-name="P179"/>
            <text:p text:style-name="P180"><text:span text:style-name="T313">D</text:span><text:span text:style-name="T308">ia tidak mendapatkan kasih sayang dari orang tuanya. Bapaknya kerja jauh </text:span><text:span text:style-name="T309">dari rumahnya dan tidak lagi terlihat entah kemana yang 2 tahun kemudian </text:span><text:span text:style-name="T310">dari tahun kelahirannya</text:span><text:span text:style-name="T309"> bapaknya </text:span><text:soft-page-break/><text:span text:style-name="T309">terjerat narkotika.</text:span></text:p>
            <text:p text:style-name="P180"/>
            <text:p text:style-name="P180"><text:span text:style-name="T309">Sedangkan ibunya ada di rumahnya. Namun, ibunya tidak sayang dengannya. Tidak ada apresiasi, tidak ada kasih sayang, tidak ada senyuman, </text:span><text:span text:style-name="T310">dan tidak ada pelukan.</text:span></text:p>
            <text:p text:style-name="P180"/>
            <text:p text:style-name="P182">Setiap harinya selalu diisi dengan omelan, pisau, kritikan, bentakan, kekangan, diskriminasi, dan banyak hal menyakitkan lainnya. Hal ini membuat dia tidak memiliki sosok ibu.</text:p>
            <text:p text:style-name="P180"/>
            <text:p text:style-name="P48"><text:span text:style-name="T175">Begitu </text:span><text:span text:style-name="T199">dia sudah </text:span><text:span text:style-name="T175">remaja, dia dengan begitu </text:span><text:span text:style-name="T200">malangnya</text:span><text:span text:style-name="T175"> mencari sosok ibu dari wanita lain. Sayangnya, </text:span><text:span text:style-name="T201">usahanya</text:span><text:span text:style-name="T175"> tidak berhasil. Tidak ada wanita yang mau dengannya. Akhirnya, </text:span><text:span text:style-name="T202">di masa dewasanya, saking </text:span><text:span text:style-name="T212">putus asanya</text:span><text:span text:style-name="T175"> ia menikah dengan seorang wanita yang </text:span><text:span text:style-name="T203">memiliki sifat yang</text:span><text:span text:style-name="T175"> sama seperti ibu kandungnya.</text:span></text:p>
            <text:p text:style-name="P182"/>
            <text:p text:style-name="P48"><text:span text:style-name="T175">Wanita tersebut cerewet, kasar, dan memiliki sifat konsumeristik. Di dalam rumah tangga</text:span><text:span text:style-name="T204">nya</text:span><text:span text:style-name="T175">, mereka bertengkar hebat. Wanita tersebut tidak tulus mencintai</text:span><text:span text:style-name="T204">nya</text:span><text:span text:style-name="T175">. </text:span><text:span text:style-name="T216">Dia</text:span><text:span text:style-name="T205"> hanya mencintai</text:span><text:span text:style-name="T204">nya</text:span><text:span text:style-name="T205"> karena </text:span><text:span text:style-name="T213">uang </text:span><text:span text:style-name="T214">dan </text:span><text:span text:style-name="T215">tradisi </text:span><text:span text:style-name="T214">ke’alpha’an</text:span><text:span text:style-name="T213">. </text:span><text:span text:style-name="T216">Selain itu, dia </text:span><text:span text:style-name="T213">juga</text:span><text:span text:style-name="T205"> memaksa </text:span><text:span text:style-name="T204">Hellforce</text:span><text:span text:style-name="T205"> harus berubah tanpa </text:span><text:span text:style-name="T206">mau</text:span><text:span text:style-name="T205"> me</text:span><text:span text:style-name="T207">mahami dia</text:span><text:span text:style-name="T205">.</text:span></text:p>
            <text:p text:style-name="P182"/>
            <text:p text:style-name="P183">Karena semakin hari <text:span text:style-name="T314">hubungan yang </text:span>semakin buruk, istrinya meninggalkan begitu saja. <text:span text:style-name="T311">Saya kasihan dengannya andaikan saya menyaksikannya.</text:span></text:p>
            <text:p text:style-name="P183"/>
            <text:p text:style-name="P183"><text:span text:style-name="T311">Namun, saya hanya bisa berempati dengannya </text:span><text:soft-page-break/><text:span text:style-name="T311">melalui catatan hariannya sejak abad ke-21. </text:span><text:span text:style-name="T315">Semua kisahnya tercatat dengan detail di buku hariannya.</text:span></text:p>
            <text:p text:style-name="P182"/>
            <text:p text:style-name="P48"><text:span text:style-name="T174">Yang dimaksud dengan </text:span><text:span text:style-name="T175">Hellforce i</text:span><text:span text:style-name="T176">ni</text:span><text:span text:style-name="T175"> adalah Fatur </text:span><text:span text:style-name="T190">Andrean</text:span><text:span text:style-name="T175"> Wijaya.</text:span></text:p>
            <text:p text:style-name="P182"/>
            <text:p text:style-name="P182">....</text:p>
            <text:p text:style-name="P182"/>
            <text:p text:style-name="P48"><text:span text:style-name="T175">Fatur, </text:span><text:span text:style-name="T208">kamu menuliskan kisahmu dengan begitu baik di buku harianmu. </text:span><text:span text:style-name="T209">Ibu apresiasi usaha kamu </text:span><text:span text:style-name="T217">karena</text:span><text:span text:style-name="T209"> </text:span><text:span text:style-name="T210">jujur menuliskan keluh kesah dan emosimu di dalam buku harianmu ini</text:span><text:span text:style-name="T209">. </text:span><text:span text:style-name="T217">Menurut ibu, tulisanmu membuatku merenung tentang peradaban dan masyarakat. Apa yang salah dengan peradaban manusia di masa kita dulu?</text:span></text:p>
            <text:p text:style-name="P271"/>
            <text:p text:style-name="P272">Minim empati? Kurang cinta? Kurang kasih sayang? <text:span text:style-name="T318">I</text:span>ndividualis? Anakku, kamu benar. Ibu juga merasakan hal demikian <text:span text:style-name="T317">terhadap peradaban kita saat itu</text:span>.</text:p>
            <text:p text:style-name="P272"/>
            <text:p text:style-name="P272">Karena itulah mengapa ibu mau menyalin ulang lalu mengedit buku kamu, sayang. Itu agar buku kamu dibaca oleh banyak orang, dan sebagai perenungan dan kritik <text:span text:style-name="T319">baik secara </text:span>masing-masing <text:span text:style-name="T319">maupun</text:span> bersama-sama.</text:p>
            <text:p text:style-name="P272"/>
            <text:p text:style-name="P257"><text:span text:style-name="T158">Namun, dari semua ini, anakku. Yang terpenting adalah semoga ibu bisa bersamamu di masa depan nanti. </text:span><text:span text:style-name="T218">Ibu usahakan merawat dan menyayangimu seperti anak ibu sendiri. Ini juga ibu usahakan kepada anak-anak lain yang membutuhkan kasih sayang seperti kamu.</text:span></text:p>
            <text:p text:style-name="P273"><text:soft-page-break/></text:p>
            <text:p text:style-name="P257"><text:span text:style-name="T219">Namun, k</text:span><text:span text:style-name="T158">alau ibu </text:span><text:span text:style-name="T219">memang</text:span><text:span text:style-name="T158"> tiada </text:span><text:span text:style-name="T219">sebelum kamu terlahir lagi</text:span><text:span text:style-name="T158">, ibu minta maaf. Tapi, setidak</text:span><text:span text:style-name="T219">n</text:span><text:span text:style-name="T158">ya ada sosok ibu lain yang akan membantu kamu untuk hidup kamu di masa depan. Terakhir, ini yang akan ibu usahakan demi hidup dan kebahagiaanmu di masa depan.</text:span></text:p>
          </table:table-cell>
          <table:table-cell table:style-name="Table2.A2" office:value-type="string">
            <text:p text:style-name="P91"/>
          </table:table-cell>
        </table:table-row>
      </table:table>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 svg:font-family="'Lohit Devanagari'" style:font-family-generic="roman"/>
    <style:font-face style:name="Noto Sans CJK SC" svg:font-family="'Noto Sans CJK SC'" style:font-family-generic="roman"/>
    <style:font-face style:name="Orkney Light1" svg:font-family="'Orkney Light'" style:font-family-generic="modern" style:font-pitch="variable"/>
    <style:font-face style:name="Orkney Light"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style:contextual-spacing="false" fo:line-height="115%" fo:hyphenation-ladder-count="no-limit"/>
      <style:text-properties fo:font-size="11pt" style:font-size-asian="11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Normal_20__28_Web_29_" style:display-name="Normal (Web)" style:family="paragraph" style:parent-style-name="Normal">
      <style:paragraph-properties fo:margin-top="0in" fo:margin-bottom="0.1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ACER</meta:initial-creator>
    <meta:creation-date>2021-09-07T02:39:00Z</meta:creation-date>
    <dc:date>2021-11-10T16:10:55.729000000</dc:date>
    <meta:editing-cycles>467</meta:editing-cycles>
    <meta:editing-duration>P21DT2H59M20S</meta:editing-duration>
    <meta:document-statistic meta:table-count="2" meta:image-count="0" meta:object-count="0" meta:page-count="22" meta:paragraph-count="337" meta:word-count="3679" meta:character-count="24631" meta:non-whitespace-character-count="21285"/>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